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/>
    <style:style style:name="ce1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>
        <table:cell-content-change table:id="ct1">
          <table:cell-address table:column="2" table:row="21" table:table="2"/>
          <office:change-info>
            <dc:creator> </dc:creator>
            <dc:date>2020-04-20T10:27:06.366967656</dc:date>
          </office:change-info>
          <table:previous>
            <table:change-track-table-cell table:cell-address="'cylindrique 1'.C22" table:formula="of:=[.C9]*([.C15]*[.C8]/2+[.C18]/[.C8])-[.C12]*([.C15]*[.C8]^2/4+[.C18]*LN([.C8])+[.C19]-[.C14])" office:value-type="float" office:value="0.0000000000255777621305242"/>
          </table:previous>
        </table:cell-content-change>
        <table:cell-content-change table:id="ct2">
          <table:cell-address table:column="2" table:row="17" table:table="2"/>
          <office:change-info>
            <dc:creator> </dc:creator>
            <dc:date>2020-04-20T10:27:36.476763005</dc:date>
          </office:change-info>
          <table:previous>
            <table:change-track-table-cell office:value-type="float" office:value="-5.95238095238095"/>
          </table:previous>
        </table:cell-content-change>
        <table:cell-content-change table:id="ct3">
          <table:cell-address table:column="2" table:row="18" table:table="2"/>
          <office:change-info>
            <dc:creator> </dc:creator>
            <dc:date>2020-04-20T10:27:36.477644629</dc:date>
          </office:change-info>
          <table:previous>
            <table:change-track-table-cell office:value-type="float" office:value="284.805153076257"/>
          </table:previous>
        </table:cell-content-change>
        <table:cell-content-change table:id="ct4">
          <table:cell-address table:column="2" table:row="17" table:table="2"/>
          <office:change-info>
            <dc:creator> </dc:creator>
            <dc:date>2020-04-20T10:27:36.477819837</dc:date>
          </office:change-info>
          <table:previous table:id="ct2">
            <table:change-track-table-cell office:value-type="float" office:value="0"/>
          </table:previous>
        </table:cell-content-change>
        <table:cell-content-change table:id="ct5">
          <table:cell-address table:column="2" table:row="17" table:table="2"/>
          <office:change-info>
            <dc:creator> </dc:creator>
            <dc:date>2020-04-20T10:27:36.477937533</dc:date>
          </office:change-info>
          <table:previous table:id="ct4">
            <table:change-track-table-cell office:value-type="float" office:value="1"/>
          </table:previous>
        </table:cell-content-change>
        <table:cell-content-change table:id="ct6">
          <table:cell-address table:column="2" table:row="17" table:table="2"/>
          <office:change-info>
            <dc:creator> </dc:creator>
            <dc:date>2020-04-20T10:27:36.478047992</dc:date>
          </office:change-info>
          <table:previous table:id="ct5">
            <table:change-track-table-cell office:value-type="float" office:value="2"/>
          </table:previous>
        </table:cell-content-change>
        <table:cell-content-change table:id="ct7">
          <table:cell-address table:column="2" table:row="18" table:table="2"/>
          <office:change-info>
            <dc:creator> </dc:creator>
            <dc:date>2020-04-20T10:27:36.478123690</dc:date>
          </office:change-info>
          <table:previous table:id="ct3">
            <table:change-track-table-cell office:value-type="float" office:value="0"/>
          </table:previous>
        </table:cell-content-change>
        <table:cell-content-change table:id="ct8">
          <table:cell-address table:column="2" table:row="18" table:table="2"/>
          <office:change-info>
            <dc:creator> </dc:creator>
            <dc:date>2020-04-20T10:27:36.478230110</dc:date>
          </office:change-info>
          <table:previous table:id="ct7">
            <table:change-track-table-cell office:value-type="float" office:value="1"/>
          </table:previous>
        </table:cell-content-change>
        <table:cell-content-change table:id="ct9">
          <table:cell-address table:column="2" table:row="18" table:table="2"/>
          <office:change-info>
            <dc:creator> </dc:creator>
            <dc:date>2020-04-20T10:27:36.478350870</dc:date>
          </office:change-info>
          <table:previous table:id="ct8">
            <table:change-track-table-cell office:value-type="float" office:value="2"/>
          </table:previous>
        </table:cell-content-change>
        <table:cell-content-change table:id="ct10">
          <table:cell-address table:column="2" table:row="17" table:table="2"/>
          <office:change-info>
            <dc:creator> </dc:creator>
            <dc:date>2020-04-20T10:27:36.485150540</dc:date>
          </office:change-info>
          <table:previous table:id="ct6">
            <table:change-track-table-cell office:value-type="float" office:value="0"/>
          </table:previous>
        </table:cell-content-change>
        <table:cell-content-change table:id="ct11">
          <table:cell-address table:column="2" table:row="18" table:table="2"/>
          <office:change-info>
            <dc:creator> </dc:creator>
            <dc:date>2020-04-20T10:27:36.485622990</dc:date>
          </office:change-info>
          <table:previous table:id="ct9">
            <table:change-track-table-cell office:value-type="float" office:value="0"/>
          </table:previous>
        </table:cell-content-change>
        <table:cell-content-change table:id="ct12">
          <table:cell-address table:column="2" table:row="21" table:table="3"/>
          <office:change-info>
            <dc:creator> </dc:creator>
            <dc:date>2020-04-20T10:29:25.352366381</dc:date>
          </office:change-info>
          <table:previous>
            <table:change-track-table-cell table:cell-address="'cylindrique 2'.C22" table:formula="of:=[.C9]*([.C15]*[.C8]/2+[.C18])-[.C12]*([.C15]*[.C8]^2/4+[.C18]*LN([.C8])+[.C19]-[.C14])" office:value-type="float" office:value="0.000000000109096731648606"/>
          </table:previous>
        </table:cell-content-change>
        <table:cell-content-change table:id="ct13">
          <table:cell-address table:column="1" table:row="21" table:table="3"/>
          <office:change-info>
            <dc:creator> </dc:creator>
            <dc:date>2020-04-20T10:29:35.998383898</dc:date>
          </office:change-info>
          <table:previous>
            <table:change-track-table-cell table:cell-address="'cylindrique 2'.B22" table:formula="of:=[.C13]+[.C9]*([.C15]*[.C7]/2+[.C18])" office:value-type="float" office:value="0"/>
          </table:previous>
        </table:cell-content-change>
        <table:cell-content-change table:id="ct14">
          <table:cell-address table:column="2" table:row="17" table:table="3"/>
          <office:change-info>
            <dc:creator> </dc:creator>
            <dc:date>2020-04-20T10:29:52.857550106</dc:date>
          </office:change-info>
          <table:previous>
            <table:change-track-table-cell office:value-type="float" office:value="-25"/>
          </table:previous>
        </table:cell-content-change>
        <table:cell-content-change table:id="ct15">
          <table:cell-address table:column="2" table:row="18" table:table="3"/>
          <office:change-info>
            <dc:creator> </dc:creator>
            <dc:date>2020-04-20T10:29:52.859572240</dc:date>
          </office:change-info>
          <table:previous>
            <table:change-track-table-cell office:value-type="float" office:value="256.48414292028"/>
          </table:previous>
        </table:cell-content-change>
        <table:cell-content-change table:id="ct16">
          <table:cell-address table:column="2" table:row="17" table:table="3"/>
          <office:change-info>
            <dc:creator> </dc:creator>
            <dc:date>2020-04-20T10:29:52.861145654</dc:date>
          </office:change-info>
          <table:previous table:id="ct14">
            <table:change-track-table-cell office:value-type="float" office:value="0"/>
          </table:previous>
        </table:cell-content-change>
        <table:cell-content-change table:id="ct17">
          <table:cell-address table:column="2" table:row="17" table:table="3"/>
          <office:change-info>
            <dc:creator> </dc:creator>
            <dc:date>2020-04-20T10:29:52.862596831</dc:date>
          </office:change-info>
          <table:previous table:id="ct16">
            <table:change-track-table-cell office:value-type="float" office:value="1"/>
          </table:previous>
        </table:cell-content-change>
        <table:cell-content-change table:id="ct18">
          <table:cell-address table:column="2" table:row="17" table:table="3"/>
          <office:change-info>
            <dc:creator> </dc:creator>
            <dc:date>2020-04-20T10:29:52.863411474</dc:date>
          </office:change-info>
          <table:previous table:id="ct17">
            <table:change-track-table-cell office:value-type="float" office:value="2"/>
          </table:previous>
        </table:cell-content-change>
        <table:cell-content-change table:id="ct19">
          <table:cell-address table:column="2" table:row="18" table:table="3"/>
          <office:change-info>
            <dc:creator> </dc:creator>
            <dc:date>2020-04-20T10:29:52.863466342</dc:date>
          </office:change-info>
          <table:previous table:id="ct15">
            <table:change-track-table-cell office:value-type="float" office:value="0"/>
          </table:previous>
        </table:cell-content-change>
        <table:cell-content-change table:id="ct20">
          <table:cell-address table:column="2" table:row="18" table:table="3"/>
          <office:change-info>
            <dc:creator> </dc:creator>
            <dc:date>2020-04-20T10:29:52.863540247</dc:date>
          </office:change-info>
          <table:previous table:id="ct19">
            <table:change-track-table-cell office:value-type="float" office:value="1"/>
          </table:previous>
        </table:cell-content-change>
        <table:cell-content-change table:id="ct21">
          <table:cell-address table:column="2" table:row="18" table:table="3"/>
          <office:change-info>
            <dc:creator> </dc:creator>
            <dc:date>2020-04-20T10:29:52.863608725</dc:date>
          </office:change-info>
          <table:previous table:id="ct20">
            <table:change-track-table-cell office:value-type="float" office:value="2"/>
          </table:previous>
        </table:cell-content-change>
        <table:cell-content-change table:id="ct22">
          <table:cell-address table:column="2" table:row="17" table:table="3"/>
          <office:change-info>
            <dc:creator> </dc:creator>
            <dc:date>2020-04-20T10:29:52.871622860</dc:date>
          </office:change-info>
          <table:previous table:id="ct18">
            <table:change-track-table-cell office:value-type="float" office:value="0"/>
          </table:previous>
        </table:cell-content-change>
        <table:cell-content-change table:id="ct23">
          <table:cell-address table:column="2" table:row="18" table:table="3"/>
          <office:change-info>
            <dc:creator> </dc:creator>
            <dc:date>2020-04-20T10:29:52.872192254</dc:date>
          </office:change-info>
          <table:previous table:id="ct21">
            <table:change-track-table-cell office:value-type="float" office:value="0"/>
          </table:previous>
        </table:cell-content-change>
        <table:cell-content-change table:id="ct24">
          <table:cell-address table:column="2" table:row="17" table:table="3"/>
          <office:change-info>
            <dc:creator> </dc:creator>
            <dc:date>2020-04-20T10:29:54.075471648</dc:date>
          </office:change-info>
          <table:previous table:id="ct22">
            <table:change-track-table-cell office:value-type="float" office:value="-2.5"/>
          </table:previous>
        </table:cell-content-change>
        <table:cell-content-change table:id="ct25">
          <table:cell-address table:column="2" table:row="18" table:table="3"/>
          <office:change-info>
            <dc:creator> </dc:creator>
            <dc:date>2020-04-20T10:29:54.076859581</dc:date>
          </office:change-info>
          <table:previous table:id="ct23">
            <table:change-track-table-cell office:value-type="float" office:value="271.437664292028"/>
          </table:previous>
        </table:cell-content-change>
        <table:cell-content-change table:id="ct26">
          <table:cell-address table:column="2" table:row="17" table:table="3"/>
          <office:change-info>
            <dc:creator> </dc:creator>
            <dc:date>2020-04-20T10:30:30.568093215</dc:date>
          </office:change-info>
          <table:previous table:id="ct24">
            <table:change-track-table-cell office:value-type="float" office:value="-25"/>
          </table:previous>
        </table:cell-content-change>
        <table:cell-content-change table:id="ct27">
          <table:cell-address table:column="2" table:row="18" table:table="3"/>
          <office:change-info>
            <dc:creator> </dc:creator>
            <dc:date>2020-04-20T10:30:30.570431186</dc:date>
          </office:change-info>
          <table:previous table:id="ct25">
            <table:change-track-table-cell office:value-type="float" office:value="256.48414292028"/>
          </table:previous>
        </table:cell-content-change>
        <table:cell-content-change table:id="ct28">
          <table:cell-address table:column="2" table:row="17" table:table="3"/>
          <office:change-info>
            <dc:creator> </dc:creator>
            <dc:date>2020-04-20T10:30:30.572052427</dc:date>
          </office:change-info>
          <table:previous table:id="ct26">
            <table:change-track-table-cell office:value-type="float" office:value="0"/>
          </table:previous>
        </table:cell-content-change>
        <table:cell-content-change table:id="ct29">
          <table:cell-address table:column="2" table:row="17" table:table="3"/>
          <office:change-info>
            <dc:creator> </dc:creator>
            <dc:date>2020-04-20T10:30:30.572411400</dc:date>
          </office:change-info>
          <table:previous table:id="ct28">
            <table:change-track-table-cell office:value-type="float" office:value="1"/>
          </table:previous>
        </table:cell-content-change>
        <table:cell-content-change table:id="ct30">
          <table:cell-address table:column="2" table:row="17" table:table="3"/>
          <office:change-info>
            <dc:creator> </dc:creator>
            <dc:date>2020-04-20T10:30:30.574269999</dc:date>
          </office:change-info>
          <table:previous table:id="ct29">
            <table:change-track-table-cell office:value-type="float" office:value="2"/>
          </table:previous>
        </table:cell-content-change>
        <table:cell-content-change table:id="ct31">
          <table:cell-address table:column="2" table:row="18" table:table="3"/>
          <office:change-info>
            <dc:creator> </dc:creator>
            <dc:date>2020-04-20T10:30:30.575481883</dc:date>
          </office:change-info>
          <table:previous table:id="ct27">
            <table:change-track-table-cell office:value-type="float" office:value="0"/>
          </table:previous>
        </table:cell-content-change>
        <table:cell-content-change table:id="ct32">
          <table:cell-address table:column="2" table:row="18" table:table="3"/>
          <office:change-info>
            <dc:creator> </dc:creator>
            <dc:date>2020-04-20T10:30:30.576473893</dc:date>
          </office:change-info>
          <table:previous table:id="ct31">
            <table:change-track-table-cell office:value-type="float" office:value="1"/>
          </table:previous>
        </table:cell-content-change>
        <table:cell-content-change table:id="ct33">
          <table:cell-address table:column="2" table:row="18" table:table="3"/>
          <office:change-info>
            <dc:creator> </dc:creator>
            <dc:date>2020-04-20T10:30:30.577373821</dc:date>
          </office:change-info>
          <table:previous table:id="ct32">
            <table:change-track-table-cell office:value-type="float" office:value="2"/>
          </table:previous>
        </table:cell-content-change>
        <table:cell-content-change table:id="ct34">
          <table:cell-address table:column="2" table:row="17" table:table="3"/>
          <office:change-info>
            <dc:creator> </dc:creator>
            <dc:date>2020-04-20T10:30:30.597239503</dc:date>
          </office:change-info>
          <table:previous table:id="ct30">
            <table:change-track-table-cell office:value-type="float" office:value="0"/>
          </table:previous>
        </table:cell-content-change>
        <table:cell-content-change table:id="ct35">
          <table:cell-address table:column="2" table:row="18" table:table="3"/>
          <office:change-info>
            <dc:creator> </dc:creator>
            <dc:date>2020-04-20T10:30:30.599089776</dc:date>
          </office:change-info>
          <table:previous table:id="ct33">
            <table:change-track-table-cell office:value-type="float" office:value="0"/>
          </table:previous>
        </table:cell-content-change>
        <table:cell-content-change table:id="ct36">
          <table:cell-address table:column="2" table:row="17" table:table="3"/>
          <office:change-info>
            <dc:creator> </dc:creator>
            <dc:date>2020-04-20T10:30:31.939479576</dc:date>
          </office:change-info>
          <table:previous table:id="ct34">
            <table:change-track-table-cell office:value-type="float" office:value="-2.5"/>
          </table:previous>
        </table:cell-content-change>
        <table:cell-content-change table:id="ct37">
          <table:cell-address table:column="2" table:row="18" table:table="3"/>
          <office:change-info>
            <dc:creator> </dc:creator>
            <dc:date>2020-04-20T10:30:31.941910843</dc:date>
          </office:change-info>
          <table:previous table:id="ct35">
            <table:change-track-table-cell office:value-type="float" office:value="271.437664292028"/>
          </table:previous>
        </table:cell-content-change>
        <table:cell-content-change table:id="ct38">
          <table:cell-address table:column="2" table:row="17" table:table="3"/>
          <office:change-info>
            <dc:creator> </dc:creator>
            <dc:date>2020-04-20T10:30:33.228856095</dc:date>
          </office:change-info>
          <table:previous table:id="ct36">
            <table:change-track-table-cell office:value-type="float" office:value="-25"/>
          </table:previous>
        </table:cell-content-change>
        <table:cell-content-change table:id="ct39">
          <table:cell-address table:column="2" table:row="18" table:table="3"/>
          <office:change-info>
            <dc:creator> </dc:creator>
            <dc:date>2020-04-20T10:30:33.230316608</dc:date>
          </office:change-info>
          <table:previous table:id="ct37">
            <table:change-track-table-cell office:value-type="float" office:value="256.48414292028"/>
          </table:previous>
        </table:cell-content-change>
        <table:cell-content-change table:id="ct40">
          <table:cell-address table:column="2" table:row="17" table:table="3"/>
          <office:change-info>
            <dc:creator> </dc:creator>
            <dc:date>2020-04-20T10:30:33.230577285</dc:date>
          </office:change-info>
          <table:previous table:id="ct38">
            <table:change-track-table-cell office:value-type="float" office:value="0"/>
          </table:previous>
        </table:cell-content-change>
        <table:cell-content-change table:id="ct41">
          <table:cell-address table:column="2" table:row="17" table:table="3"/>
          <office:change-info>
            <dc:creator> </dc:creator>
            <dc:date>2020-04-20T10:30:33.230824811</dc:date>
          </office:change-info>
          <table:previous table:id="ct40">
            <table:change-track-table-cell office:value-type="float" office:value="1"/>
          </table:previous>
        </table:cell-content-change>
        <table:cell-content-change table:id="ct42">
          <table:cell-address table:column="2" table:row="17" table:table="3"/>
          <office:change-info>
            <dc:creator> </dc:creator>
            <dc:date>2020-04-20T10:30:33.231832096</dc:date>
          </office:change-info>
          <table:previous table:id="ct41">
            <table:change-track-table-cell office:value-type="float" office:value="2"/>
          </table:previous>
        </table:cell-content-change>
        <table:cell-content-change table:id="ct43">
          <table:cell-address table:column="2" table:row="18" table:table="3"/>
          <office:change-info>
            <dc:creator> </dc:creator>
            <dc:date>2020-04-20T10:30:33.232004977</dc:date>
          </office:change-info>
          <table:previous table:id="ct39">
            <table:change-track-table-cell office:value-type="float" office:value="0"/>
          </table:previous>
        </table:cell-content-change>
        <table:cell-content-change table:id="ct44">
          <table:cell-address table:column="2" table:row="18" table:table="3"/>
          <office:change-info>
            <dc:creator> </dc:creator>
            <dc:date>2020-04-20T10:30:33.232686726</dc:date>
          </office:change-info>
          <table:previous table:id="ct43">
            <table:change-track-table-cell office:value-type="float" office:value="1"/>
          </table:previous>
        </table:cell-content-change>
        <table:cell-content-change table:id="ct45">
          <table:cell-address table:column="2" table:row="18" table:table="3"/>
          <office:change-info>
            <dc:creator> </dc:creator>
            <dc:date>2020-04-20T10:30:33.232823025</dc:date>
          </office:change-info>
          <table:previous table:id="ct44">
            <table:change-track-table-cell office:value-type="float" office:value="2"/>
          </table:previous>
        </table:cell-content-change>
        <table:cell-content-change table:id="ct46">
          <table:cell-address table:column="2" table:row="17" table:table="3"/>
          <office:change-info>
            <dc:creator> </dc:creator>
            <dc:date>2020-04-20T10:30:33.248633621</dc:date>
          </office:change-info>
          <table:previous table:id="ct42">
            <table:change-track-table-cell office:value-type="float" office:value="0"/>
          </table:previous>
        </table:cell-content-change>
        <table:cell-content-change table:id="ct47">
          <table:cell-address table:column="2" table:row="18" table:table="3"/>
          <office:change-info>
            <dc:creator> </dc:creator>
            <dc:date>2020-04-20T10:30:33.249109537</dc:date>
          </office:change-info>
          <table:previous table:id="ct45">
            <table:change-track-table-cell office:value-type="float" office:value="0"/>
          </table:previous>
        </table:cell-content-change>
        <table:cell-content-change table:id="ct48">
          <table:cell-address table:column="2" table:row="17" table:table="3"/>
          <office:change-info>
            <dc:creator> </dc:creator>
            <dc:date>2020-04-20T10:31:33.572321523</dc:date>
          </office:change-info>
          <table:previous table:id="ct46">
            <table:change-track-table-cell office:value-type="float" office:value="-2.5"/>
          </table:previous>
        </table:cell-content-change>
        <table:cell-content-change table:id="ct49">
          <table:cell-address table:column="2" table:row="18" table:table="3"/>
          <office:change-info>
            <dc:creator> </dc:creator>
            <dc:date>2020-04-20T10:31:33.573524914</dc:date>
          </office:change-info>
          <table:previous table:id="ct47">
            <table:change-track-table-cell office:value-type="float" office:value="271.437664292028"/>
          </table:previous>
        </table:cell-content-change>
        <table:cell-content-change table:id="ct50">
          <table:cell-address table:column="2" table:row="17" table:table="3"/>
          <office:change-info>
            <dc:creator> </dc:creator>
            <dc:date>2020-04-20T10:31:33.573784387</dc:date>
          </office:change-info>
          <table:previous table:id="ct48">
            <table:change-track-table-cell office:value-type="float" office:value="0"/>
          </table:previous>
        </table:cell-content-change>
        <table:cell-content-change table:id="ct51">
          <table:cell-address table:column="2" table:row="17" table:table="3"/>
          <office:change-info>
            <dc:creator> </dc:creator>
            <dc:date>2020-04-20T10:31:33.573979924</dc:date>
          </office:change-info>
          <table:previous table:id="ct50">
            <table:change-track-table-cell office:value-type="float" office:value="1"/>
          </table:previous>
        </table:cell-content-change>
        <table:cell-content-change table:id="ct52">
          <table:cell-address table:column="2" table:row="17" table:table="3"/>
          <office:change-info>
            <dc:creator> </dc:creator>
            <dc:date>2020-04-20T10:31:33.574174553</dc:date>
          </office:change-info>
          <table:previous table:id="ct51">
            <table:change-track-table-cell office:value-type="float" office:value="2"/>
          </table:previous>
        </table:cell-content-change>
        <table:cell-content-change table:id="ct53">
          <table:cell-address table:column="2" table:row="18" table:table="3"/>
          <office:change-info>
            <dc:creator> </dc:creator>
            <dc:date>2020-04-20T10:31:33.574300884</dc:date>
          </office:change-info>
          <table:previous table:id="ct49">
            <table:change-track-table-cell office:value-type="float" office:value="0"/>
          </table:previous>
        </table:cell-content-change>
        <table:cell-content-change table:id="ct54">
          <table:cell-address table:column="2" table:row="18" table:table="3"/>
          <office:change-info>
            <dc:creator> </dc:creator>
            <dc:date>2020-04-20T10:31:33.574452301</dc:date>
          </office:change-info>
          <table:previous table:id="ct53">
            <table:change-track-table-cell office:value-type="float" office:value="1"/>
          </table:previous>
        </table:cell-content-change>
        <table:cell-content-change table:id="ct55">
          <table:cell-address table:column="2" table:row="18" table:table="3"/>
          <office:change-info>
            <dc:creator> </dc:creator>
            <dc:date>2020-04-20T10:31:33.574571244</dc:date>
          </office:change-info>
          <table:previous table:id="ct54">
            <table:change-track-table-cell office:value-type="float" office:value="2"/>
          </table:previous>
        </table:cell-content-change>
        <table:cell-content-change table:id="ct56">
          <table:cell-address table:column="2" table:row="17" table:table="3"/>
          <office:change-info>
            <dc:creator> </dc:creator>
            <dc:date>2020-04-20T10:31:33.586606470</dc:date>
          </office:change-info>
          <table:previous table:id="ct52">
            <table:change-track-table-cell office:value-type="float" office:value="0"/>
          </table:previous>
        </table:cell-content-change>
        <table:cell-content-change table:id="ct57">
          <table:cell-address table:column="2" table:row="18" table:table="3"/>
          <office:change-info>
            <dc:creator> </dc:creator>
            <dc:date>2020-04-20T10:31:33.587626040</dc:date>
          </office:change-info>
          <table:previous table:id="ct55">
            <table:change-track-table-cell office:value-type="float" office:value="0"/>
          </table:previous>
        </table:cell-content-change>
        <table:cell-content-change table:id="ct58">
          <table:cell-address table:column="2" table:row="21" table:table="3"/>
          <office:change-info>
            <dc:creator> </dc:creator>
            <dc:date>2020-04-20T10:41:11.131811293</dc:date>
          </office:change-info>
          <table:previous table:id="ct12">
            <table:change-track-table-cell table:cell-address="'cylindrique 2'.C22" table:formula="of:=[.C9]*([.C15]*[.C8]/2+[.C18]/[.C8])+[.C12]*([.C15]*[.C8]^2/4+[.C18]*LN([.C8])+[.C19]-[.C14])" office:value-type="float" office:value="-0.00000000000937205868467572"/>
          </table:previous>
        </table:cell-content-change>
        <table:cell-content-change table:id="ct59">
          <table:cell-address table:column="2" table:row="21" table:table="2"/>
          <office:change-info>
            <dc:creator> </dc:creator>
            <dc:date>2020-04-20T10:41:16.737563611</dc:date>
          </office:change-info>
          <table:previous table:id="ct1">
            <table:change-track-table-cell table:cell-address="'cylindrique 1'.C22" table:formula="of:=[.C9]*([.C15]*[.C8]/2+[.C18]/[.C8])+[.C12]*([.C15]*[.C8]^2/4+[.C18]*LN([.C8])+[.C19]-[.C14])" office:value-type="float" office:value="-0.0000000000227355911874838"/>
          </table:previous>
        </table:cell-content-change>
        <table:cell-content-change table:id="ct60">
          <table:cell-address table:column="2" table:row="17" table:table="3"/>
          <office:change-info>
            <dc:creator> </dc:creator>
            <dc:date>2020-04-20T10:41:31.354548788</dc:date>
          </office:change-info>
          <table:previous table:id="ct56">
            <table:change-track-table-cell office:value-type="float" office:value="-2.5"/>
          </table:previous>
        </table:cell-content-change>
        <table:cell-content-change table:id="ct61">
          <table:cell-address table:column="2" table:row="18" table:table="3"/>
          <office:change-info>
            <dc:creator> </dc:creator>
            <dc:date>2020-04-20T10:41:31.355032621</dc:date>
          </office:change-info>
          <table:previous table:id="ct57">
            <table:change-track-table-cell office:value-type="float" office:value="271.437664292028"/>
          </table:previous>
        </table:cell-content-change>
        <table:cell-content-change table:id="ct62">
          <table:cell-address table:column="2" table:row="17" table:table="3"/>
          <office:change-info>
            <dc:creator> </dc:creator>
            <dc:date>2020-04-20T10:41:31.355124908</dc:date>
          </office:change-info>
          <table:previous table:id="ct60">
            <table:change-track-table-cell office:value-type="float" office:value="0"/>
          </table:previous>
        </table:cell-content-change>
        <table:cell-content-change table:id="ct63">
          <table:cell-address table:column="2" table:row="17" table:table="3"/>
          <office:change-info>
            <dc:creator> </dc:creator>
            <dc:date>2020-04-20T10:41:31.355185845</dc:date>
          </office:change-info>
          <table:previous table:id="ct62">
            <table:change-track-table-cell office:value-type="float" office:value="1"/>
          </table:previous>
        </table:cell-content-change>
        <table:cell-content-change table:id="ct64">
          <table:cell-address table:column="2" table:row="17" table:table="3"/>
          <office:change-info>
            <dc:creator> </dc:creator>
            <dc:date>2020-04-20T10:41:31.35524241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5">
          <table:cell-address table:column="2" table:row="18" table:table="3"/>
          <office:change-info>
            <dc:creator> </dc:creator>
            <dc:date>2020-04-20T10:41:31.355278992</dc:date>
          </office:change-info>
          <table:previous table:id="ct61">
            <table:change-track-table-cell office:value-type="float" office:value="0"/>
          </table:previous>
        </table:cell-content-change>
        <table:cell-content-change table:id="ct66">
          <table:cell-address table:column="2" table:row="18" table:table="3"/>
          <office:change-info>
            <dc:creator> </dc:creator>
            <dc:date>2020-04-20T10:41:31.355335300</dc:date>
          </office:change-info>
          <table:previous table:id="ct65">
            <table:change-track-table-cell office:value-type="float" office:value="1"/>
          </table:previous>
        </table:cell-content-change>
        <table:cell-content-change table:id="ct67">
          <table:cell-address table:column="2" table:row="18" table:table="3"/>
          <office:change-info>
            <dc:creator> </dc:creator>
            <dc:date>2020-04-20T10:41:31.355388281</dc:date>
          </office:change-info>
          <table:previous table:id="ct66">
            <table:change-track-table-cell office:value-type="float" office:value="2"/>
          </table:previous>
        </table:cell-content-change>
        <table:cell-content-change table:id="ct68">
          <table:cell-address table:column="2" table:row="17" table:table="3"/>
          <office:change-info>
            <dc:creator> </dc:creator>
            <dc:date>2020-04-20T10:41:31.360432776</dc:date>
          </office:change-info>
          <table:previous table:id="ct64">
            <table:change-track-table-cell office:value-type="float" office:value="0"/>
          </table:previous>
        </table:cell-content-change>
        <table:cell-content-change table:id="ct69">
          <table:cell-address table:column="2" table:row="18" table:table="3"/>
          <office:change-info>
            <dc:creator> </dc:creator>
            <dc:date>2020-04-20T10:41:31.360887296</dc:date>
          </office:change-info>
          <table:previous table:id="ct67">
            <table:change-track-table-cell office:value-type="float" office:value="0"/>
          </table:previous>
        </table:cell-content-change>
        <table:cell-content-change table:id="ct70">
          <table:cell-address table:column="1" table:row="21" table:table="2"/>
          <office:change-info>
            <dc:creator> </dc:creator>
            <dc:date>2020-04-20T10:47:36.627077943</dc:date>
          </office:change-info>
          <table:previous>
            <table:change-track-table-cell table:cell-address="'cylindrique 1'.B22" table:formula="of:=[.C13]+[.C9]*([.C15]*[.C7]/2+[.C18]/[.C7])" office:value-type="float" office:value="0"/>
          </table:previous>
        </table:cell-content-change>
        <table:cell-content-change table:id="ct71">
          <table:cell-address table:column="2" table:row="21" table:table="2"/>
          <office:change-info>
            <dc:creator> </dc:creator>
            <dc:date>2020-04-20T10:48:09.778938055</dc:date>
          </office:change-info>
          <table:previous table:id="ct59">
            <table:change-track-table-cell table:cell-address="'cylindrique 1'.C22" table:formula="of:=[.C9]*([.C15]*[.C8]/2+[.C18]/[.C8])+[.C12]*(-[.C15]*[.C8]^2/4+[.C18]*LN([.C8])+[.C19]-[.C14])" office:value-type="float" office:value="-0.0000000000227355911874838"/>
          </table:previous>
        </table:cell-content-change>
        <table:cell-content-change table:id="ct72">
          <table:cell-address table:column="7" table:row="1" table:table="2"/>
          <office:change-info>
            <dc:creator> </dc:creator>
            <dc:date>2020-04-20T10:48:50.938340997</dc:date>
          </office:change-info>
          <table:previous>
            <table:change-track-table-cell table:cell-address="'cylindrique 1'.H2" table:formula="of:=-[.$C$15]*[.F2]^2/4+[.$C$18]*LN([.F2])+[.$C$19]" office:value-type="float" office:value="301.636016725032"/>
          </table:previous>
        </table:cell-content-change>
        <table:cell-content-change table:id="ct73">
          <table:cell-address table:column="7" table:row="2" table:table="2"/>
          <office:change-info>
            <dc:creator> </dc:creator>
            <dc:date>2020-04-20T10:48:54.116906425</dc:date>
          </office:change-info>
          <table:previous>
            <table:change-track-table-cell table:cell-address="'cylindrique 1'.H3" table:formula="of:=-[.$C$15]*[.F3]^2/4+[.$C$18]*LN([.F3])+[.$C$19]" office:value-type="float" office:value="299.004550639131"/>
          </table:previous>
        </table:cell-content-change>
        <table:cell-content-change table:id="ct74">
          <table:cell-address table:column="7" table:row="3" table:table="2"/>
          <office:change-info>
            <dc:creator> </dc:creator>
            <dc:date>2020-04-20T10:48:54.117049187</dc:date>
          </office:change-info>
          <table:previous>
            <table:change-track-table-cell table:cell-address="'cylindrique 1'.H4" table:formula="of:=-[.$C$15]*[.F4]^2/4+[.$C$18]*LN([.F4])+[.$C$19]" office:value-type="float" office:value="298.60140196713"/>
          </table:previous>
        </table:cell-content-change>
        <table:cell-content-change table:id="ct75">
          <table:cell-address table:column="7" table:row="4" table:table="2"/>
          <office:change-info>
            <dc:creator> </dc:creator>
            <dc:date>2020-04-20T10:48:54.117160665</dc:date>
          </office:change-info>
          <table:previous>
            <table:change-track-table-cell table:cell-address="'cylindrique 1'.H5" table:formula="of:=-[.$C$15]*[.F5]^2/4+[.$C$18]*LN([.F5])+[.$C$19]" office:value-type="float" office:value="298.228347648174"/>
          </table:previous>
        </table:cell-content-change>
        <table:cell-content-change table:id="ct76">
          <table:cell-address table:column="7" table:row="5" table:table="2"/>
          <office:change-info>
            <dc:creator> </dc:creator>
            <dc:date>2020-04-20T10:48:54.117285621</dc:date>
          </office:change-info>
          <table:previous>
            <table:change-track-table-cell table:cell-address="'cylindrique 1'.H6" table:formula="of:=-[.$C$15]*[.F6]^2/4+[.$C$18]*LN([.F6])+[.$C$19]" office:value-type="float" office:value="297.881205116015"/>
          </table:previous>
        </table:cell-content-change>
        <table:cell-content-change table:id="ct77">
          <table:cell-address table:column="7" table:row="6" table:table="2"/>
          <office:change-info>
            <dc:creator> </dc:creator>
            <dc:date>2020-04-20T10:48:54.117390377</dc:date>
          </office:change-info>
          <table:previous>
            <table:change-track-table-cell table:cell-address="'cylindrique 1'.H7" table:formula="of:=-[.$C$15]*[.F7]^2/4+[.$C$18]*LN([.F7])+[.$C$19]" office:value-type="float" office:value="297.556607385519"/>
          </table:previous>
        </table:cell-content-change>
        <table:cell-content-change table:id="ct78">
          <table:cell-address table:column="7" table:row="7" table:table="2"/>
          <office:change-info>
            <dc:creator> </dc:creator>
            <dc:date>2020-04-20T10:48:54.117490761</dc:date>
          </office:change-info>
          <table:previous>
            <table:change-track-table-cell table:cell-address="'cylindrique 1'.H8" table:formula="of:=-[.$C$15]*[.F8]^2/4+[.$C$18]*LN([.F8])+[.$C$19]" office:value-type="float" office:value="297.25180388657"/>
          </table:previous>
        </table:cell-content-change>
        <table:cell-content-change table:id="ct79">
          <table:cell-address table:column="7" table:row="8" table:table="2"/>
          <office:change-info>
            <dc:creator> </dc:creator>
            <dc:date>2020-04-20T10:48:54.117592567</dc:date>
          </office:change-info>
          <table:previous>
            <table:change-track-table-cell table:cell-address="'cylindrique 1'.H9" table:formula="of:=-[.$C$15]*[.F9]^2/4+[.$C$18]*LN([.F9])+[.$C$19]" office:value-type="float" office:value="296.964518611446"/>
          </table:previous>
        </table:cell-content-change>
        <table:cell-content-change table:id="ct80">
          <table:cell-address table:column="7" table:row="9" table:table="2"/>
          <office:change-info>
            <dc:creator> </dc:creator>
            <dc:date>2020-04-20T10:48:54.117693859</dc:date>
          </office:change-info>
          <table:previous>
            <table:change-track-table-cell table:cell-address="'cylindrique 1'.H10" table:formula="of:=-[.$C$15]*[.F10]^2/4+[.$C$18]*LN([.F10])+[.$C$19]" office:value-type="float" office:value="296.69284685663"/>
          </table:previous>
        </table:cell-content-change>
        <table:cell-content-change table:id="ct81">
          <table:cell-address table:column="7" table:row="10" table:table="2"/>
          <office:change-info>
            <dc:creator> </dc:creator>
            <dc:date>2020-04-20T10:48:54.117794244</dc:date>
          </office:change-info>
          <table:previous>
            <table:change-track-table-cell table:cell-address="'cylindrique 1'.H11" table:formula="of:=-[.$C$15]*[.F11]^2/4+[.$C$18]*LN([.F11])+[.$C$19]" office:value-type="float" office:value="296.435178606054"/>
          </table:previous>
        </table:cell-content-change>
        <table:cell-content-change table:id="ct82">
          <table:cell-address table:column="7" table:row="11" table:table="2"/>
          <office:change-info>
            <dc:creator> </dc:creator>
            <dc:date>2020-04-20T10:48:54.117909229</dc:date>
          </office:change-info>
          <table:previous>
            <table:change-track-table-cell table:cell-address="'cylindrique 1'.H12" table:formula="of:=-[.$C$15]*[.F12]^2/4+[.$C$18]*LN([.F12])+[.$C$19]" office:value-type="float" office:value="296.19014071052"/>
          </table:previous>
        </table:cell-content-change>
        <table:cell-content-change table:id="ct83">
          <table:cell-address table:column="7" table:row="12" table:table="2"/>
          <office:change-info>
            <dc:creator> </dc:creator>
            <dc:date>2020-04-20T10:48:54.118027063</dc:date>
          </office:change-info>
          <table:previous>
            <table:change-track-table-cell table:cell-address="'cylindrique 1'.H13" table:formula="of:=-[.$C$15]*[.F13]^2/4+[.$C$18]*LN([.F13])+[.$C$19]" office:value-type="float" office:value="295.956552587683"/>
          </table:previous>
        </table:cell-content-change>
        <table:cell-content-change table:id="ct84">
          <table:cell-address table:column="7" table:row="13" table:table="2"/>
          <office:change-info>
            <dc:creator> </dc:creator>
            <dc:date>2020-04-20T10:48:54.118127678</dc:date>
          </office:change-info>
          <table:previous>
            <table:change-track-table-cell table:cell-address="'cylindrique 1'.H14" table:formula="of:=-[.$C$15]*[.F14]^2/4+[.$C$18]*LN([.F14])+[.$C$19]" office:value-type="float" office:value="295.733391817579"/>
          </table:previous>
        </table:cell-content-change>
        <table:cell-content-change table:id="ct85">
          <table:cell-address table:column="7" table:row="14" table:table="2"/>
          <office:change-info>
            <dc:creator> </dc:creator>
            <dc:date>2020-04-20T10:48:54.118229244</dc:date>
          </office:change-info>
          <table:previous>
            <table:change-track-table-cell table:cell-address="'cylindrique 1'.H15" table:formula="of:=-[.$C$15]*[.F15]^2/4+[.$C$18]*LN([.F15])+[.$C$19]" office:value-type="float" office:value="295.519767094248"/>
          </table:previous>
        </table:cell-content-change>
        <table:cell-content-change table:id="ct86">
          <table:cell-address table:column="7" table:row="15" table:table="2"/>
          <office:change-info>
            <dc:creator> </dc:creator>
            <dc:date>2020-04-20T10:48:54.118329932</dc:date>
          </office:change-info>
          <table:previous>
            <table:change-track-table-cell table:cell-address="'cylindrique 1'.H16" table:formula="of:=-[.$C$15]*[.F16]^2/4+[.$C$18]*LN([.F16])+[.$C$19]" office:value-type="float" office:value="295.314896723196"/>
          </table:previous>
        </table:cell-content-change>
        <table:cell-content-change table:id="ct87">
          <table:cell-address table:column="7" table:row="16" table:table="2"/>
          <office:change-info>
            <dc:creator> </dc:creator>
            <dc:date>2020-04-20T10:48:54.118443675</dc:date>
          </office:change-info>
          <table:previous>
            <table:change-track-table-cell table:cell-address="'cylindrique 1'.H17" table:formula="of:=-[.$C$15]*[.F17]^2/4+[.$C$18]*LN([.F17])+[.$C$19]" office:value-type="float" office:value="295.118091353793"/>
          </table:previous>
        </table:cell-content-change>
        <table:cell-content-change table:id="ct88">
          <table:cell-address table:column="7" table:row="17" table:table="2"/>
          <office:change-info>
            <dc:creator> </dc:creator>
            <dc:date>2020-04-20T10:48:54.118542325</dc:date>
          </office:change-info>
          <table:previous>
            <table:change-track-table-cell table:cell-address="'cylindrique 1'.H18" table:formula="of:=-[.$C$15]*[.F18]^2/4+[.$C$18]*LN([.F18])+[.$C$19]" office:value-type="float" office:value="294.928739983516"/>
          </table:previous>
        </table:cell-content-change>
        <table:cell-content-change table:id="ct89">
          <table:cell-address table:column="7" table:row="18" table:table="2"/>
          <office:change-info>
            <dc:creator> </dc:creator>
            <dc:date>2020-04-20T10:48:54.118644081</dc:date>
          </office:change-info>
          <table:previous>
            <table:change-track-table-cell table:cell-address="'cylindrique 1'.H19" table:formula="of:=-[.$C$15]*[.F19]^2/4+[.$C$18]*LN([.F19])+[.$C$19]" office:value-type="float" office:value="294.7462985172"/>
          </table:previous>
        </table:cell-content-change>
        <table:cell-content-change table:id="ct90">
          <table:cell-address table:column="7" table:row="19" table:table="2"/>
          <office:change-info>
            <dc:creator> </dc:creator>
            <dc:date>2020-04-20T10:48:54.118745765</dc:date>
          </office:change-info>
          <table:previous>
            <table:change-track-table-cell table:cell-address="'cylindrique 1'.H20" table:formula="of:=-[.$C$15]*[.F20]^2/4+[.$C$18]*LN([.F20])+[.$C$19]" office:value-type="float" office:value="294.570280341236"/>
          </table:previous>
        </table:cell-content-change>
        <table:cell-content-change table:id="ct91">
          <table:cell-address table:column="7" table:row="20" table:table="2"/>
          <office:change-info>
            <dc:creator> </dc:creator>
            <dc:date>2020-04-20T10:48:54.118867980</dc:date>
          </office:change-info>
          <table:previous>
            <table:change-track-table-cell table:cell-address="'cylindrique 1'.H21" table:formula="of:=-[.$C$15]*[.F21]^2/4+[.$C$18]*LN([.F21])+[.$C$19]" office:value-type="float" office:value="294.40024850131"/>
          </table:previous>
        </table:cell-content-change>
        <table:cell-content-change table:id="ct92">
          <table:cell-address table:column="7" table:row="21" table:table="2"/>
          <office:change-info>
            <dc:creator> </dc:creator>
            <dc:date>2020-04-20T10:48:54.118989158</dc:date>
          </office:change-info>
          <table:previous>
            <table:change-track-table-cell table:cell-address="'cylindrique 1'.H22" table:formula="of:=-[.$C$15]*[.F22]^2/4+[.$C$18]*LN([.F22])+[.$C$19]" office:value-type="float" office:value="294.235809167085"/>
          </table:previous>
        </table:cell-content-change>
        <table:cell-content-change table:id="ct93">
          <table:cell-address table:column="7" table:row="22" table:table="2"/>
          <office:change-info>
            <dc:creator> </dc:creator>
            <dc:date>2020-04-20T10:48:54.119086301</dc:date>
          </office:change-info>
          <table:previous>
            <table:change-track-table-cell table:cell-address="'cylindrique 1'.H23" table:formula="of:=-[.$C$15]*[.F23]^2/4+[.$C$18]*LN([.F23])+[.$C$19]" office:value-type="float" office:value="294.076606137807"/>
          </table:previous>
        </table:cell-content-change>
        <table:cell-content-change table:id="ct94">
          <table:cell-address table:column="7" table:row="23" table:table="2"/>
          <office:change-info>
            <dc:creator> </dc:creator>
            <dc:date>2020-04-20T10:48:54.119184128</dc:date>
          </office:change-info>
          <table:previous>
            <table:change-track-table-cell table:cell-address="'cylindrique 1'.H24" table:formula="of:=-[.$C$15]*[.F24]^2/4+[.$C$18]*LN([.F24])+[.$C$19]" office:value-type="float" office:value="293.922316196008"/>
          </table:previous>
        </table:cell-content-change>
        <table:cell-content-change table:id="ct95">
          <table:cell-address table:column="7" table:row="24" table:table="2"/>
          <office:change-info>
            <dc:creator> </dc:creator>
            <dc:date>2020-04-20T10:48:54.119285792</dc:date>
          </office:change-info>
          <table:previous>
            <table:change-track-table-cell table:cell-address="'cylindrique 1'.H25" table:formula="of:=-[.$C$15]*[.F25]^2/4+[.$C$18]*LN([.F25])+[.$C$19]" office:value-type="float" office:value="293.772645156917"/>
          </table:previous>
        </table:cell-content-change>
        <table:cell-content-change table:id="ct96">
          <table:cell-address table:column="7" table:row="25" table:table="2"/>
          <office:change-info>
            <dc:creator> </dc:creator>
            <dc:date>2020-04-20T10:48:54.119385130</dc:date>
          </office:change-info>
          <table:previous>
            <table:change-track-table-cell table:cell-address="'cylindrique 1'.H26" table:formula="of:=-[.$C$15]*[.F26]^2/4+[.$C$18]*LN([.F26])+[.$C$19]" office:value-type="float" office:value="293.627324492198"/>
          </table:previous>
        </table:cell-content-change>
        <table:cell-content-change table:id="ct97">
          <table:cell-address table:column="2" table:row="17" table:table="2"/>
          <office:change-info>
            <dc:creator> </dc:creator>
            <dc:date>2020-04-20T10:49:03.793069367</dc:date>
          </office:change-info>
          <table:previous table:id="ct10">
            <table:change-track-table-cell office:value-type="float" office:value="-5.95238095238095"/>
          </table:previous>
        </table:cell-content-change>
        <table:cell-content-change table:id="ct98">
          <table:cell-address table:column="2" table:row="18" table:table="2"/>
          <office:change-info>
            <dc:creator> </dc:creator>
            <dc:date>2020-04-20T10:49:03.793533929</dc:date>
          </office:change-info>
          <table:previous table:id="ct11">
            <table:change-track-table-cell office:value-type="float" office:value="287.930153076257"/>
          </table:previous>
        </table:cell-content-change>
        <table:cell-content-change table:id="ct99">
          <table:cell-address table:column="2" table:row="17" table:table="2"/>
          <office:change-info>
            <dc:creator> </dc:creator>
            <dc:date>2020-04-20T10:49:03.793628024</dc:date>
          </office:change-info>
          <table:previous table:id="ct97">
            <table:change-track-table-cell office:value-type="float" office:value="0"/>
          </table:previous>
        </table:cell-content-change>
        <table:cell-content-change table:id="ct100">
          <table:cell-address table:column="2" table:row="17" table:table="2"/>
          <office:change-info>
            <dc:creator> </dc:creator>
            <dc:date>2020-04-20T10:49:03.793685834</dc:date>
          </office:change-info>
          <table:previous table:id="ct99">
            <table:change-track-table-cell office:value-type="float" office:value="1"/>
          </table:previous>
        </table:cell-content-change>
        <table:cell-content-change table:id="ct101">
          <table:cell-address table:column="2" table:row="17" table:table="2"/>
          <office:change-info>
            <dc:creator> </dc:creator>
            <dc:date>2020-04-20T10:49:03.793740558</dc:date>
          </office:change-info>
          <table:previous table:id="ct100">
            <table:change-track-table-cell office:value-type="float" office:value="2"/>
          </table:previous>
        </table:cell-content-change>
        <table:cell-content-change table:id="ct102">
          <table:cell-address table:column="2" table:row="18" table:table="2"/>
          <office:change-info>
            <dc:creator> </dc:creator>
            <dc:date>2020-04-20T10:49:03.793775293</dc:date>
          </office:change-info>
          <table:previous table:id="ct98">
            <table:change-track-table-cell office:value-type="float" office:value="0"/>
          </table:previous>
        </table:cell-content-change>
        <table:cell-content-change table:id="ct103">
          <table:cell-address table:column="2" table:row="18" table:table="2"/>
          <office:change-info>
            <dc:creator> </dc:creator>
            <dc:date>2020-04-20T10:49:03.793828183</dc:date>
          </office:change-info>
          <table:previous table:id="ct102">
            <table:change-track-table-cell office:value-type="float" office:value="1"/>
          </table:previous>
        </table:cell-content-change>
        <table:cell-content-change table:id="ct104">
          <table:cell-address table:column="2" table:row="18" table:table="2"/>
          <office:change-info>
            <dc:creator> </dc:creator>
            <dc:date>2020-04-20T10:49:03.793878435</dc:date>
          </office:change-info>
          <table:previous table:id="ct103">
            <table:change-track-table-cell office:value-type="float" office:value="2"/>
          </table:previous>
        </table:cell-content-change>
        <table:cell-content-change table:id="ct105">
          <table:cell-address table:column="2" table:row="17" table:table="2"/>
          <office:change-info>
            <dc:creator> </dc:creator>
            <dc:date>2020-04-20T10:49:03.798438732</dc:date>
          </office:change-info>
          <table:previous table:id="ct101">
            <table:change-track-table-cell office:value-type="float" office:value="0"/>
          </table:previous>
        </table:cell-content-change>
        <table:cell-content-change table:id="ct106">
          <table:cell-address table:column="2" table:row="18" table:table="2"/>
          <office:change-info>
            <dc:creator> </dc:creator>
            <dc:date>2020-04-20T10:49:03.798827646</dc:date>
          </office:change-info>
          <table:previous table:id="ct104">
            <table:change-track-table-cell office:value-type="float" office:value="0"/>
          </table:previous>
        </table:cell-content-change>
        <table:cell-content-change table:id="ct107">
          <table:cell-address table:column="1" table:row="21" table:table="3"/>
          <office:change-info>
            <dc:creator> </dc:creator>
            <dc:date>2020-04-20T10:49:51.845310221</dc:date>
          </office:change-info>
          <table:previous table:id="ct13">
            <table:change-track-table-cell table:cell-address="'cylindrique 2'.B22" table:formula="of:=[.C13]+[.C9]*([.C15]*[.C7]/2+[.C18]/[.C7])" office:value-type="float" office:value="0"/>
          </table:previous>
        </table:cell-content-change>
        <table:cell-content-change table:id="ct108">
          <table:cell-address table:column="2" table:row="12" table:table="3"/>
          <office:change-info>
            <dc:creator> </dc:creator>
            <dc:date>2020-04-20T10:49:51.845419529</dc:date>
          </office:change-info>
          <table:previous>
            <table:change-track-table-cell office:value-type="float" office:value="0"/>
          </table:previous>
        </table:cell-content-change>
        <table:cell-content-change table:id="ct109">
          <table:cell-address table:column="2" table:row="14" table:table="3"/>
          <office:change-info>
            <dc:creator> </dc:creator>
            <dc:date>2020-04-20T10:49:51.845452360</dc:date>
          </office:change-info>
          <table:previous>
            <table:change-track-table-cell office:value-type="float" office:value="500"/>
          </table:previous>
        </table:cell-content-change>
        <table:cell-content-change table:id="ct110">
          <table:cell-address table:column="2" table:row="17" table:table="3"/>
          <office:change-info>
            <dc:creator> </dc:creator>
            <dc:date>2020-04-20T10:49:51.845467919</dc:date>
          </office:change-info>
          <table:previous table:id="ct68">
            <table:change-track-table-cell office:value-type="float" office:value="-2.5"/>
          </table:previous>
        </table:cell-content-change>
        <table:cell-content-change table:id="ct111">
          <table:cell-address table:column="2" table:row="18" table:table="3"/>
          <office:change-info>
            <dc:creator> </dc:creator>
            <dc:date>2020-04-20T10:49:51.845479513</dc:date>
          </office:change-info>
          <table:previous table:id="ct69">
            <table:change-track-table-cell office:value-type="float" office:value="297.037664292028"/>
          </table:previous>
        </table:cell-content-change>
        <table:cell-content-change table:id="ct112">
          <table:cell-address table:column="2" table:row="21" table:table="3"/>
          <office:change-info>
            <dc:creator> </dc:creator>
            <dc:date>2020-04-20T10:49:51.845535746</dc:date>
          </office:change-info>
          <table:previous table:id="ct58">
            <table:change-track-table-cell table:cell-address="'cylindrique 2'.C22" table:formula="of:=[.C9]*([.C15]*[.C8]/2+[.C18]/[.C8])+[.C12]*(-[.C15]*[.C8]^2/4+[.C18]*LN([.C8])+[.C19]-[.C14])" office:value-type="float" office:value="7.40507484194183"/>
          </table:previous>
        </table:cell-content-change>
        <table:cell-content-change table:id="ct113">
          <table:cell-address table:column="7" table:row="1" table:table="3"/>
          <office:change-info>
            <dc:creator> </dc:creator>
            <dc:date>2020-04-20T10:49:51.846328333</dc:date>
          </office:change-info>
          <table:previous>
            <table:change-track-table-cell table:cell-address="'cylindrique 2'.H2" table:formula="of:=-[.$C$15]*[.F2]^2/4+[.$C$18]*LN([.F2])+[.$C$19]" office:value-type="float" office:value="302.284634508708"/>
          </table:previous>
        </table:cell-content-change>
        <table:cell-content-change table:id="ct114">
          <table:cell-address table:column="7" table:row="2" table:table="3"/>
          <office:change-info>
            <dc:creator> </dc:creator>
            <dc:date>2020-04-20T10:49:51.846377744</dc:date>
          </office:change-info>
          <table:previous>
            <table:change-track-table-cell table:cell-address="'cylindrique 2'.H3" table:formula="of:=-[.$C$15]*[.F3]^2/4+[.$C$18]*LN([.F3])+[.$C$19]" office:value-type="float" office:value="301.825700418772"/>
          </table:previous>
        </table:cell-content-change>
        <table:cell-content-change table:id="ct115">
          <table:cell-address table:column="7" table:row="3" table:table="3"/>
          <office:change-info>
            <dc:creator> </dc:creator>
            <dc:date>2020-04-20T10:49:51.846419828</dc:date>
          </office:change-info>
          <table:previous>
            <table:change-track-table-cell table:cell-address="'cylindrique 2'.H4" table:formula="of:=-[.$C$15]*[.F4]^2/4+[.$C$18]*LN([.F4])+[.$C$19]" office:value-type="float" office:value="301.363448999438"/>
          </table:previous>
        </table:cell-content-change>
        <table:cell-content-change table:id="ct116">
          <table:cell-address table:column="7" table:row="4" table:table="3"/>
          <office:change-info>
            <dc:creator> </dc:creator>
            <dc:date>2020-04-20T10:49:51.846460036</dc:date>
          </office:change-info>
          <table:previous>
            <table:change-track-table-cell table:cell-address="'cylindrique 2'.H5" table:formula="of:=-[.$C$15]*[.F5]^2/4+[.$C$18]*LN([.F5])+[.$C$19]" office:value-type="float" office:value="300.895237812182"/>
          </table:previous>
        </table:cell-content-change>
        <table:cell-content-change table:id="ct117">
          <table:cell-address table:column="7" table:row="5" table:table="3"/>
          <office:change-info>
            <dc:creator> </dc:creator>
            <dc:date>2020-04-20T10:49:51.846500611</dc:date>
          </office:change-info>
          <table:previous>
            <table:change-track-table-cell table:cell-address="'cylindrique 2'.H6" table:formula="of:=-[.$C$15]*[.F6]^2/4+[.$C$18]*LN([.F6])+[.$C$19]" office:value-type="float" office:value="300.418975573881"/>
          </table:previous>
        </table:cell-content-change>
        <table:cell-content-change table:id="ct118">
          <table:cell-address table:column="7" table:row="6" table:table="3"/>
          <office:change-info>
            <dc:creator> </dc:creator>
            <dc:date>2020-04-20T10:49:51.846539738</dc:date>
          </office:change-info>
          <table:previous>
            <table:change-track-table-cell table:cell-address="'cylindrique 2'.H7" table:formula="of:=-[.$C$15]*[.F7]^2/4+[.$C$18]*LN([.F7])+[.$C$19]" office:value-type="float" office:value="299.932978791966"/>
          </table:previous>
        </table:cell-content-change>
        <table:cell-content-change table:id="ct119">
          <table:cell-address table:column="7" table:row="7" table:table="3"/>
          <office:change-info>
            <dc:creator> </dc:creator>
            <dc:date>2020-04-20T10:49:51.846581294</dc:date>
          </office:change-info>
          <table:previous>
            <table:change-track-table-cell table:cell-address="'cylindrique 2'.H8" table:formula="of:=-[.$C$15]*[.F8]^2/4+[.$C$18]*LN([.F8])+[.$C$19]" office:value-type="float" office:value="299.43587218138"/>
          </table:previous>
        </table:cell-content-change>
        <table:cell-content-change table:id="ct120">
          <table:cell-address table:column="7" table:row="8" table:table="3"/>
          <office:change-info>
            <dc:creator> </dc:creator>
            <dc:date>2020-04-20T10:49:51.846622569</dc:date>
          </office:change-info>
          <table:previous>
            <table:change-track-table-cell table:cell-address="'cylindrique 2'.H9" table:formula="of:=-[.$C$15]*[.F9]^2/4+[.$C$18]*LN([.F9])+[.$C$19]" office:value-type="float" office:value="298.926517738263"/>
          </table:previous>
        </table:cell-content-change>
        <table:cell-content-change table:id="ct121">
          <table:cell-address table:column="7" table:row="9" table:table="3"/>
          <office:change-info>
            <dc:creator> </dc:creator>
            <dc:date>2020-04-20T10:49:51.846665592</dc:date>
          </office:change-info>
          <table:previous>
            <table:change-track-table-cell table:cell-address="'cylindrique 2'.H10" table:formula="of:=-[.$C$15]*[.F10]^2/4+[.$C$18]*LN([.F10])+[.$C$19]" office:value-type="float" office:value="298.403963110855"/>
          </table:previous>
        </table:cell-content-change>
        <table:cell-content-change table:id="ct122">
          <table:cell-address table:column="7" table:row="10" table:table="3"/>
          <office:change-info>
            <dc:creator> </dc:creator>
            <dc:date>2020-04-20T10:49:51.846706632</dc:date>
          </office:change-info>
          <table:previous>
            <table:change-track-table-cell table:cell-address="'cylindrique 2'.H11" table:formula="of:=-[.$C$15]*[.F11]^2/4+[.$C$18]*LN([.F11])+[.$C$19]" office:value-type="float" office:value="297.867403291122"/>
          </table:previous>
        </table:cell-content-change>
        <table:cell-content-change table:id="ct123">
          <table:cell-address table:column="7" table:row="11" table:table="3"/>
          <office:change-info>
            <dc:creator> </dc:creator>
            <dc:date>2020-04-20T10:49:51.846748475</dc:date>
          </office:change-info>
          <table:previous>
            <table:change-track-table-cell table:cell-address="'cylindrique 2'.H12" table:formula="of:=-[.$C$15]*[.F12]^2/4+[.$C$18]*LN([.F12])+[.$C$19]" office:value-type="float" office:value="297.316151704467"/>
          </table:previous>
        </table:cell-content-change>
        <table:cell-content-change table:id="ct124">
          <table:cell-address table:column="7" table:row="12" table:table="3"/>
          <office:change-info>
            <dc:creator> </dc:creator>
            <dc:date>2020-04-20T10:49:51.846796237</dc:date>
          </office:change-info>
          <table:previous>
            <table:change-track-table-cell table:cell-address="'cylindrique 2'.H13" table:formula="of:=-[.$C$15]*[.F13]^2/4+[.$C$18]*LN([.F13])+[.$C$19]" office:value-type="float" office:value="296.749618059715"/>
          </table:previous>
        </table:cell-content-change>
        <table:cell-content-change table:id="ct125">
          <table:cell-address table:column="7" table:row="13" table:table="3"/>
          <office:change-info>
            <dc:creator> </dc:creator>
            <dc:date>2020-04-20T10:49:51.846837867</dc:date>
          </office:change-info>
          <table:previous>
            <table:change-track-table-cell table:cell-address="'cylindrique 2'.H14" table:formula="of:=-[.$C$15]*[.F14]^2/4+[.$C$18]*LN([.F14])+[.$C$19]" office:value-type="float" office:value="296.167291146885"/>
          </table:previous>
        </table:cell-content-change>
        <table:cell-content-change table:id="ct126">
          <table:cell-address table:column="7" table:row="14" table:table="3"/>
          <office:change-info>
            <dc:creator> </dc:creator>
            <dc:date>2020-04-20T10:49:51.846881458</dc:date>
          </office:change-info>
          <table:previous>
            <table:change-track-table-cell table:cell-address="'cylindrique 2'.H15" table:formula="of:=-[.$C$15]*[.F15]^2/4+[.$C$18]*LN([.F15])+[.$C$19]" office:value-type="float" office:value="295.568725312997"/>
          </table:previous>
        </table:cell-content-change>
        <table:cell-content-change table:id="ct127">
          <table:cell-address table:column="7" table:row="15" table:table="3"/>
          <office:change-info>
            <dc:creator> </dc:creator>
            <dc:date>2020-04-20T10:49:51.846935081</dc:date>
          </office:change-info>
          <table:previous>
            <table:change-track-table-cell table:cell-address="'cylindrique 2'.H16" table:formula="of:=-[.$C$15]*[.F16]^2/4+[.$C$18]*LN([.F16])+[.$C$19]" office:value-type="float" office:value="294.953529710804"/>
          </table:previous>
        </table:cell-content-change>
        <table:cell-content-change table:id="ct128">
          <table:cell-address table:column="7" table:row="16" table:table="3"/>
          <office:change-info>
            <dc:creator> </dc:creator>
            <dc:date>2020-04-20T10:49:51.846981386</dc:date>
          </office:change-info>
          <table:previous>
            <table:change-track-table-cell table:cell-address="'cylindrique 2'.H17" table:formula="of:=-[.$C$15]*[.F17]^2/4+[.$C$18]*LN([.F17])+[.$C$19]" office:value-type="float" office:value="294.321359664992"/>
          </table:previous>
        </table:cell-content-change>
        <table:cell-content-change table:id="ct129">
          <table:cell-address table:column="7" table:row="17" table:table="3"/>
          <office:change-info>
            <dc:creator> </dc:creator>
            <dc:date>2020-04-20T10:49:51.847023866</dc:date>
          </office:change-info>
          <table:previous>
            <table:change-track-table-cell table:cell-address="'cylindrique 2'.H18" table:formula="of:=-[.$C$15]*[.F18]^2/4+[.$C$18]*LN([.F18])+[.$C$19]" office:value-type="float" office:value="293.671909674298"/>
          </table:previous>
        </table:cell-content-change>
        <table:cell-content-change table:id="ct130">
          <table:cell-address table:column="7" table:row="18" table:table="3"/>
          <office:change-info>
            <dc:creator> </dc:creator>
            <dc:date>2020-04-20T10:49:51.847065145</dc:date>
          </office:change-info>
          <table:previous>
            <table:change-track-table-cell table:cell-address="'cylindrique 2'.H19" table:formula="of:=-[.$C$15]*[.F19]^2/4+[.$C$18]*LN([.F19])+[.$C$19]" office:value-type="float" office:value="293.00490769114"/>
          </table:previous>
        </table:cell-content-change>
        <table:cell-content-change table:id="ct131">
          <table:cell-address table:column="7" table:row="19" table:table="3"/>
          <office:change-info>
            <dc:creator> </dc:creator>
            <dc:date>2020-04-20T10:49:51.847105270</dc:date>
          </office:change-info>
          <table:previous>
            <table:change-track-table-cell table:cell-address="'cylindrique 2'.H20" table:formula="of:=-[.$C$15]*[.F20]^2/4+[.$C$18]*LN([.F20])+[.$C$19]" office:value-type="float" office:value="292.320110408713"/>
          </table:previous>
        </table:cell-content-change>
        <table:cell-content-change table:id="ct132">
          <table:cell-address table:column="7" table:row="20" table:table="3"/>
          <office:change-info>
            <dc:creator> </dc:creator>
            <dc:date>2020-04-20T10:49:51.847146507</dc:date>
          </office:change-info>
          <table:previous>
            <table:change-track-table-cell table:cell-address="'cylindrique 2'.H21" table:formula="of:=-[.$C$15]*[.F21]^2/4+[.$C$18]*LN([.F21])+[.$C$19]" office:value-type="float" office:value="291.617299349861"/>
          </table:previous>
        </table:cell-content-change>
        <table:cell-content-change table:id="ct133">
          <table:cell-address table:column="7" table:row="21" table:table="3"/>
          <office:change-info>
            <dc:creator> </dc:creator>
            <dc:date>2020-04-20T10:49:51.847191292</dc:date>
          </office:change-info>
          <table:previous>
            <table:change-track-table-cell table:cell-address="'cylindrique 2'.H22" table:formula="of:=-[.$C$15]*[.F22]^2/4+[.$C$18]*LN([.F22])+[.$C$19]" office:value-type="float" office:value="290.896277599416"/>
          </table:previous>
        </table:cell-content-change>
        <table:cell-content-change table:id="ct134">
          <table:cell-address table:column="7" table:row="22" table:table="3"/>
          <office:change-info>
            <dc:creator> </dc:creator>
            <dc:date>2020-04-20T10:49:51.847239745</dc:date>
          </office:change-info>
          <table:previous>
            <table:change-track-table-cell table:cell-address="'cylindrique 2'.H23" table:formula="of:=-[.$C$15]*[.F23]^2/4+[.$C$18]*LN([.F23])+[.$C$19]" office:value-type="float" office:value="290.156867056999"/>
          </table:previous>
        </table:cell-content-change>
        <table:cell-content-change table:id="ct135">
          <table:cell-address table:column="7" table:row="23" table:table="3"/>
          <office:change-info>
            <dc:creator> </dc:creator>
            <dc:date>2020-04-20T10:49:51.847286540</dc:date>
          </office:change-info>
          <table:previous>
            <table:change-track-table-cell table:cell-address="'cylindrique 2'.H24" table:formula="of:=-[.$C$15]*[.F24]^2/4+[.$C$18]*LN([.F24])+[.$C$19]" office:value-type="float" office:value="289.398906113877"/>
          </table:previous>
        </table:cell-content-change>
        <table:cell-content-change table:id="ct136">
          <table:cell-address table:column="7" table:row="24" table:table="3"/>
          <office:change-info>
            <dc:creator> </dc:creator>
            <dc:date>2020-04-20T10:49:51.847327805</dc:date>
          </office:change-info>
          <table:previous>
            <table:change-track-table-cell table:cell-address="'cylindrique 2'.H25" table:formula="of:=-[.$C$15]*[.F25]^2/4+[.$C$18]*LN([.F25])+[.$C$19]" office:value-type="float" office:value="288.622247677665"/>
          </table:previous>
        </table:cell-content-change>
        <table:cell-content-change table:id="ct137">
          <table:cell-address table:column="7" table:row="25" table:table="3"/>
          <office:change-info>
            <dc:creator> </dc:creator>
            <dc:date>2020-04-20T10:49:51.847374366</dc:date>
          </office:change-info>
          <table:previous>
            <table:change-track-table-cell table:cell-address="'cylindrique 2'.H26" table:formula="of:=-[.$C$15]*[.F26]^2/4+[.$C$18]*LN([.F26])+[.$C$19]" office:value-type="float" office:value="287.826757484194"/>
          </table:previous>
        </table:cell-content-change>
        <table:cell-content-change table:id="ct138">
          <table:cell-address table:column="2" table:row="14" table:table="3"/>
          <office:change-info>
            <dc:creator> </dc:creator>
            <dc:date>2020-04-20T10:49:58.852943359</dc:date>
          </office:change-info>
          <table:previous table:id="ct109">
            <table:change-track-table-cell office:value-type="float" office:value="0"/>
          </table:previous>
        </table:cell-content-change>
        <table:cell-content-change table:id="ct139">
          <table:cell-address table:column="2" table:row="12" table:table="3"/>
          <office:change-info>
            <dc:creator> </dc:creator>
            <dc:date>2020-04-20T10:50:01.938608946</dc:date>
          </office:change-info>
          <table:previous table:id="ct108">
            <table:change-track-table-cell office:value-type="float" office:value="50"/>
          </table:previous>
        </table:cell-content-change>
        <table:cell-content-change table:id="ct140">
          <table:cell-address table:column="2" table:row="17" table:table="3"/>
          <office:change-info>
            <dc:creator> </dc:creator>
            <dc:date>2020-04-20T10:50:06.762718763</dc:date>
          </office:change-info>
          <table:previous table:id="ct110">
            <table:change-track-table-cell office:value-type="float" office:value="-5"/>
          </table:previous>
        </table:cell-content-change>
        <table:cell-content-change table:id="ct141">
          <table:cell-address table:column="2" table:row="18" table:table="3"/>
          <office:change-info>
            <dc:creator> </dc:creator>
            <dc:date>2020-04-20T10:50:06.763321391</dc:date>
          </office:change-info>
          <table:previous table:id="ct111">
            <table:change-track-table-cell office:value-type="float" office:value="287.930153076256"/>
          </table:previous>
        </table:cell-content-change>
        <table:cell-content-change table:id="ct142">
          <table:cell-address table:column="2" table:row="17" table:table="3"/>
          <office:change-info>
            <dc:creator> </dc:creator>
            <dc:date>2020-04-20T10:50:06.763427623</dc:date>
          </office:change-info>
          <table:previous table:id="ct140">
            <table:change-track-table-cell office:value-type="float" office:value="0"/>
          </table:previous>
        </table:cell-content-change>
        <table:cell-content-change table:id="ct143">
          <table:cell-address table:column="2" table:row="17" table:table="3"/>
          <office:change-info>
            <dc:creator> </dc:creator>
            <dc:date>2020-04-20T10:50:06.763489211</dc:date>
          </office:change-info>
          <table:previous table:id="ct142">
            <table:change-track-table-cell office:value-type="float" office:value="1"/>
          </table:previous>
        </table:cell-content-change>
        <table:cell-content-change table:id="ct144">
          <table:cell-address table:column="2" table:row="17" table:table="3"/>
          <office:change-info>
            <dc:creator> </dc:creator>
            <dc:date>2020-04-20T10:50:06.763547051</dc:date>
          </office:change-info>
          <table:previous table:id="ct143">
            <table:change-track-table-cell office:value-type="float" office:value="2"/>
          </table:previous>
        </table:cell-content-change>
        <table:cell-content-change table:id="ct145">
          <table:cell-address table:column="2" table:row="18" table:table="3"/>
          <office:change-info>
            <dc:creator> </dc:creator>
            <dc:date>2020-04-20T10:50:06.763616379</dc:date>
          </office:change-info>
          <table:previous table:id="ct141">
            <table:change-track-table-cell office:value-type="float" office:value="0"/>
          </table:previous>
        </table:cell-content-change>
        <table:cell-content-change table:id="ct146">
          <table:cell-address table:column="2" table:row="18" table:table="3"/>
          <office:change-info>
            <dc:creator> </dc:creator>
            <dc:date>2020-04-20T10:50:06.763693706</dc:date>
          </office:change-info>
          <table:previous table:id="ct145">
            <table:change-track-table-cell office:value-type="float" office:value="1"/>
          </table:previous>
        </table:cell-content-change>
        <table:cell-content-change table:id="ct147">
          <table:cell-address table:column="2" table:row="18" table:table="3"/>
          <office:change-info>
            <dc:creator> </dc:creator>
            <dc:date>2020-04-20T10:50:06.763753752</dc:date>
          </office:change-info>
          <table:previous table:id="ct146">
            <table:change-track-table-cell office:value-type="float" office:value="2"/>
          </table:previous>
        </table:cell-content-change>
        <table:cell-content-change table:id="ct148">
          <table:cell-address table:column="2" table:row="17" table:table="3"/>
          <office:change-info>
            <dc:creator> </dc:creator>
            <dc:date>2020-04-20T10:50:06.768252639</dc:date>
          </office:change-info>
          <table:previous table:id="ct144">
            <table:change-track-table-cell office:value-type="float" office:value="0"/>
          </table:previous>
        </table:cell-content-change>
        <table:cell-content-change table:id="ct149">
          <table:cell-address table:column="2" table:row="18" table:table="3"/>
          <office:change-info>
            <dc:creator> </dc:creator>
            <dc:date>2020-04-20T10:50:06.768644108</dc:date>
          </office:change-info>
          <table:previous table:id="ct147">
            <table:change-track-table-cell office:value-type="float" office:value="0"/>
          </table:previous>
        </table:cell-content-change>
        <table:cell-content-change table:id="ct150">
          <table:cell-address table:column="1" table:row="25" table:table="3"/>
          <office:change-info>
            <dc:creator> </dc:creator>
            <dc:date>2020-04-20T12:16:56.164020312</dc:date>
          </office:change-info>
          <table:previous>
            <table:change-track-table-cell/>
          </table:previous>
        </table:cell-content-change>
        <table:cell-content-change table:id="ct151">
          <table:cell-address table:column="2" table:row="25" table:table="3"/>
          <office:change-info>
            <dc:creator> </dc:creator>
            <dc:date>2020-04-20T12:17:26.897269028</dc:date>
          </office:change-info>
          <table:previous>
            <table:change-track-table-cell/>
          </table:previous>
        </table:cell-content-change>
        <table:cell-content-change table:id="ct152">
          <table:cell-address table:column="1" table:row="25" table:table="3"/>
          <office:change-info>
            <dc:creator> </dc:creator>
            <dc:date>2020-04-20T12:17:53.340606739</dc:date>
          </office:change-info>
          <table:previous table:id="ct150">
            <table:change-track-table-cell table:cell-address="'cylindrique 2'.B26" table:formula="of:=0.25*[.C15]*[.C7]/[.C9]+[.C18]/([.C9]*[.C7])" office:value-type="float" office:value="-14.8809523809524"/>
          </table:previous>
        </table:cell-content-change>
        <table:cell-content-change table:id="ct153">
          <table:cell-address table:column="1" table:row="26" table:table="3"/>
          <office:change-info>
            <dc:creator> </dc:creator>
            <dc:date>2020-04-20T12:18:20.260245535</dc:date>
          </office:change-info>
          <table:previous>
            <table:change-track-table-cell/>
          </table:previous>
        </table:cell-content-change>
        <table:cell-content-change table:id="ct154">
          <table:cell-address table:column="2" table:row="26" table:table="3"/>
          <office:change-info>
            <dc:creator> </dc:creator>
            <dc:date>2020-04-20T12:19:27.872753300</dc:date>
          </office:change-info>
          <table:previous>
            <table:change-track-table-cell/>
          </table:previous>
        </table:cell-content-change>
        <table:cell-content-change table:id="ct155">
          <table:cell-address table:column="2" table:row="17" table:table="3"/>
          <office:change-info>
            <dc:creator> </dc:creator>
            <dc:date>2020-04-20T12:20:14.604925574</dc:date>
          </office:change-info>
          <table:previous table:id="ct148">
            <table:change-track-table-cell office:value-type="float" office:value="-2.5"/>
          </table:previous>
        </table:cell-content-change>
        <table:cell-content-change table:id="ct156">
          <table:cell-address table:column="2" table:row="18" table:table="3"/>
          <office:change-info>
            <dc:creator> </dc:creator>
            <dc:date>2020-04-20T12:20:14.605805960</dc:date>
          </office:change-info>
          <table:previous table:id="ct149">
            <table:change-track-table-cell office:value-type="float" office:value="297.778171776223"/>
          </table:previous>
        </table:cell-content-change>
        <table:cell-content-change table:id="ct157">
          <table:cell-address table:column="2" table:row="17" table:table="3"/>
          <office:change-info>
            <dc:creator> </dc:creator>
            <dc:date>2020-04-20T12:20:14.606123044</dc:date>
          </office:change-info>
          <table:previous table:id="ct155">
            <table:change-track-table-cell office:value-type="float" office:value="0"/>
          </table:previous>
        </table:cell-content-change>
        <table:cell-content-change table:id="ct158">
          <table:cell-address table:column="2" table:row="17" table:table="3"/>
          <office:change-info>
            <dc:creator> </dc:creator>
            <dc:date>2020-04-20T12:20:14.606244896</dc:date>
          </office:change-info>
          <table:previous table:id="ct157">
            <table:change-track-table-cell office:value-type="float" office:value="1"/>
          </table:previous>
        </table:cell-content-change>
        <table:cell-content-change table:id="ct159">
          <table:cell-address table:column="2" table:row="17" table:table="3"/>
          <office:change-info>
            <dc:creator> </dc:creator>
            <dc:date>2020-04-20T12:20:14.606375887</dc:date>
          </office:change-info>
          <table:previous table:id="ct158">
            <table:change-track-table-cell office:value-type="float" office:value="2"/>
          </table:previous>
        </table:cell-content-change>
        <table:cell-content-change table:id="ct160">
          <table:cell-address table:column="2" table:row="18" table:table="3"/>
          <office:change-info>
            <dc:creator> </dc:creator>
            <dc:date>2020-04-20T12:20:14.606457448</dc:date>
          </office:change-info>
          <table:previous table:id="ct156">
            <table:change-track-table-cell office:value-type="float" office:value="0"/>
          </table:previous>
        </table:cell-content-change>
        <table:cell-content-change table:id="ct161">
          <table:cell-address table:column="2" table:row="18" table:table="3"/>
          <office:change-info>
            <dc:creator> </dc:creator>
            <dc:date>2020-04-20T12:20:14.606557363</dc:date>
          </office:change-info>
          <table:previous table:id="ct160">
            <table:change-track-table-cell office:value-type="float" office:value="1"/>
          </table:previous>
        </table:cell-content-change>
        <table:cell-content-change table:id="ct162">
          <table:cell-address table:column="2" table:row="18" table:table="3"/>
          <office:change-info>
            <dc:creator> </dc:creator>
            <dc:date>2020-04-20T12:20:14.606643916</dc:date>
          </office:change-info>
          <table:previous table:id="ct161">
            <table:change-track-table-cell office:value-type="float" office:value="2"/>
          </table:previous>
        </table:cell-content-change>
        <table:cell-content-change table:id="ct163">
          <table:cell-address table:column="2" table:row="17" table:table="3"/>
          <office:change-info>
            <dc:creator> </dc:creator>
            <dc:date>2020-04-20T12:20:14.612429313</dc:date>
          </office:change-info>
          <table:previous table:id="ct159">
            <table:change-track-table-cell office:value-type="float" office:value="0"/>
          </table:previous>
        </table:cell-content-change>
        <table:cell-content-change table:id="ct164">
          <table:cell-address table:column="2" table:row="18" table:table="3"/>
          <office:change-info>
            <dc:creator> </dc:creator>
            <dc:date>2020-04-20T12:20:14.612894727</dc:date>
          </office:change-info>
          <table:previous table:id="ct162">
            <table:change-track-table-cell office:value-type="float" office:value="0"/>
          </table:previous>
        </table:cell-content-change>
        <table:cell-content-change table:id="ct165">
          <table:cell-address table:column="1" table:row="25" table:table="3"/>
          <office:change-info>
            <dc:creator> </dc:creator>
            <dc:date>2020-04-20T12:21:07.409090758</dc:date>
          </office:change-info>
          <table:previous table:id="ct152">
            <table:change-track-table-cell table:cell-address="'cylindrique 2'.B26" table:formula="of:=-[.C9]*(0.25*[.C15]*[.C7]/[.C9]+[.C18]/([.C9]*[.C7]))" office:value-type="float" office:value="-0"/>
          </table:previous>
        </table:cell-content-change>
        <table:cell-content-change table:id="ct166">
          <table:cell-address table:column="1" table:row="26" table:table="3"/>
          <office:change-info>
            <dc:creator> </dc:creator>
            <dc:date>2020-04-20T12:21:23.217329532</dc:date>
          </office:change-info>
          <table:previous table:id="ct153">
            <table:change-track-table-cell table:cell-address="'cylindrique 2'.B27" table:formula="of:=-[.C9]*(0.25*[.C15]*[.C8]/[.C9]+[.C18]/([.C9]*[.C8]))" office:value-type="float" office:value="-36.09375"/>
          </table:previous>
        </table:cell-content-change>
        <table:cell-content-change table:id="ct167">
          <table:cell-address table:column="2" table:row="17" table:table="3"/>
          <office:change-info>
            <dc:creator> </dc:creator>
            <dc:date>2020-04-20T12:21:33.437213114</dc:date>
          </office:change-info>
          <table:previous table:id="ct163">
            <table:change-track-table-cell office:value-type="float" office:value="-1.25"/>
          </table:previous>
        </table:cell-content-change>
        <table:cell-content-change table:id="ct168">
          <table:cell-address table:column="2" table:row="18" table:table="3"/>
          <office:change-info>
            <dc:creator> </dc:creator>
            <dc:date>2020-04-20T12:21:33.437821774</dc:date>
          </office:change-info>
          <table:previous table:id="ct164">
            <table:change-track-table-cell office:value-type="float" office:value="272.606943030969"/>
          </table:previous>
        </table:cell-content-change>
        <table:cell-content-change table:id="ct169">
          <table:cell-address table:column="2" table:row="17" table:table="3"/>
          <office:change-info>
            <dc:creator> </dc:creator>
            <dc:date>2020-04-20T12:21:33.437970018</dc:date>
          </office:change-info>
          <table:previous table:id="ct167">
            <table:change-track-table-cell office:value-type="float" office:value="0"/>
          </table:previous>
        </table:cell-content-change>
        <table:cell-content-change table:id="ct170">
          <table:cell-address table:column="2" table:row="17" table:table="3"/>
          <office:change-info>
            <dc:creator> </dc:creator>
            <dc:date>2020-04-20T12:21:33.438057932</dc:date>
          </office:change-info>
          <table:previous table:id="ct169">
            <table:change-track-table-cell office:value-type="float" office:value="1"/>
          </table:previous>
        </table:cell-content-change>
        <table:cell-content-change table:id="ct171">
          <table:cell-address table:column="2" table:row="17" table:table="3"/>
          <office:change-info>
            <dc:creator> </dc:creator>
            <dc:date>2020-04-20T12:21:33.438147117</dc:date>
          </office:change-info>
          <table:previous table:id="ct170">
            <table:change-track-table-cell office:value-type="float" office:value="2"/>
          </table:previous>
        </table:cell-content-change>
        <table:cell-content-change table:id="ct172">
          <table:cell-address table:column="2" table:row="18" table:table="3"/>
          <office:change-info>
            <dc:creator> </dc:creator>
            <dc:date>2020-04-20T12:21:33.438198064</dc:date>
          </office:change-info>
          <table:previous table:id="ct168">
            <table:change-track-table-cell office:value-type="float" office:value="0"/>
          </table:previous>
        </table:cell-content-change>
        <table:cell-content-change table:id="ct173">
          <table:cell-address table:column="2" table:row="18" table:table="3"/>
          <office:change-info>
            <dc:creator> </dc:creator>
            <dc:date>2020-04-20T12:21:33.438279282</dc:date>
          </office:change-info>
          <table:previous table:id="ct172">
            <table:change-track-table-cell office:value-type="float" office:value="1"/>
          </table:previous>
        </table:cell-content-change>
        <table:cell-content-change table:id="ct174">
          <table:cell-address table:column="2" table:row="18" table:table="3"/>
          <office:change-info>
            <dc:creator> </dc:creator>
            <dc:date>2020-04-20T12:21:33.438352061</dc:date>
          </office:change-info>
          <table:previous table:id="ct173">
            <table:change-track-table-cell office:value-type="float" office:value="2"/>
          </table:previous>
        </table:cell-content-change>
        <table:cell-content-change table:id="ct175">
          <table:cell-address table:column="2" table:row="17" table:table="3"/>
          <office:change-info>
            <dc:creator> </dc:creator>
            <dc:date>2020-04-20T12:21:33.443894071</dc:date>
          </office:change-info>
          <table:previous table:id="ct171">
            <table:change-track-table-cell office:value-type="float" office:value="0"/>
          </table:previous>
        </table:cell-content-change>
        <table:cell-content-change table:id="ct176">
          <table:cell-address table:column="2" table:row="18" table:table="3"/>
          <office:change-info>
            <dc:creator> </dc:creator>
            <dc:date>2020-04-20T12:21:33.444293785</dc:date>
          </office:change-info>
          <table:previous table:id="ct174">
            <table:change-track-table-cell office:value-type="float" office:value="0"/>
          </table:previous>
        </table:cell-content-change>
        <table:cell-content-change table:id="ct177">
          <table:cell-address table:column="1" table:row="26" table:table="3"/>
          <office:change-info>
            <dc:creator> </dc:creator>
            <dc:date>2020-04-20T12:23:00.724500657</dc:date>
          </office:change-info>
          <table:previous table:id="ct166">
            <table:change-track-table-cell table:cell-address="'cylindrique 2'.B27" table:formula="of:=-[.C9]*(0.5*[.C15]*[.C8]/[.C9]+[.C18]/([.C9]*[.C8]))" office:value-type="float" office:value="-72.1875"/>
          </table:previous>
        </table:cell-content-change>
        <table:cell-content-change table:id="ct178">
          <table:cell-address table:column="2" table:row="17" table:table="3"/>
          <office:change-info>
            <dc:creator> </dc:creator>
            <dc:date>2020-04-20T12:23:12.309175732</dc:date>
          </office:change-info>
          <table:previous table:id="ct175">
            <table:change-track-table-cell office:value-type="float" office:value="-2.5"/>
          </table:previous>
        </table:cell-content-change>
        <table:cell-content-change table:id="ct179">
          <table:cell-address table:column="2" table:row="18" table:table="3"/>
          <office:change-info>
            <dc:creator> </dc:creator>
            <dc:date>2020-04-20T12:23:12.309854590</dc:date>
          </office:change-info>
          <table:previous table:id="ct176">
            <table:change-track-table-cell office:value-type="float" office:value="267.301981300033"/>
          </table:previous>
        </table:cell-content-change>
        <table:cell-content-change table:id="ct180">
          <table:cell-address table:column="2" table:row="17" table:table="3"/>
          <office:change-info>
            <dc:creator> </dc:creator>
            <dc:date>2020-04-20T12:23:12.310083250</dc:date>
          </office:change-info>
          <table:previous table:id="ct178">
            <table:change-track-table-cell office:value-type="float" office:value="0"/>
          </table:previous>
        </table:cell-content-change>
        <table:cell-content-change table:id="ct181">
          <table:cell-address table:column="2" table:row="17" table:table="3"/>
          <office:change-info>
            <dc:creator> </dc:creator>
            <dc:date>2020-04-20T12:23:12.310288518</dc:date>
          </office:change-info>
          <table:previous table:id="ct180">
            <table:change-track-table-cell office:value-type="float" office:value="1"/>
          </table:previous>
        </table:cell-content-change>
        <table:cell-content-change table:id="ct182">
          <table:cell-address table:column="2" table:row="17" table:table="3"/>
          <office:change-info>
            <dc:creator> </dc:creator>
            <dc:date>2020-04-20T12:23:12.310434851</dc:date>
          </office:change-info>
          <table:previous table:id="ct181">
            <table:change-track-table-cell office:value-type="float" office:value="2"/>
          </table:previous>
        </table:cell-content-change>
        <table:cell-content-change table:id="ct183">
          <table:cell-address table:column="2" table:row="18" table:table="3"/>
          <office:change-info>
            <dc:creator> </dc:creator>
            <dc:date>2020-04-20T12:23:12.310510024</dc:date>
          </office:change-info>
          <table:previous table:id="ct179">
            <table:change-track-table-cell office:value-type="float" office:value="0"/>
          </table:previous>
        </table:cell-content-change>
        <table:cell-content-change table:id="ct184">
          <table:cell-address table:column="2" table:row="18" table:table="3"/>
          <office:change-info>
            <dc:creator> </dc:creator>
            <dc:date>2020-04-20T12:23:12.310612472</dc:date>
          </office:change-info>
          <table:previous table:id="ct183">
            <table:change-track-table-cell office:value-type="float" office:value="1"/>
          </table:previous>
        </table:cell-content-change>
        <table:cell-content-change table:id="ct185">
          <table:cell-address table:column="2" table:row="18" table:table="3"/>
          <office:change-info>
            <dc:creator> </dc:creator>
            <dc:date>2020-04-20T12:23:12.310731447</dc:date>
          </office:change-info>
          <table:previous table:id="ct184">
            <table:change-track-table-cell office:value-type="float" office:value="2"/>
          </table:previous>
        </table:cell-content-change>
        <table:cell-content-change table:id="ct186">
          <table:cell-address table:column="2" table:row="17" table:table="3"/>
          <office:change-info>
            <dc:creator> </dc:creator>
            <dc:date>2020-04-20T12:23:12.315610954</dc:date>
          </office:change-info>
          <table:previous table:id="ct182">
            <table:change-track-table-cell office:value-type="float" office:value="0"/>
          </table:previous>
        </table:cell-content-change>
        <table:cell-content-change table:id="ct187">
          <table:cell-address table:column="2" table:row="18" table:table="3"/>
          <office:change-info>
            <dc:creator> </dc:creator>
            <dc:date>2020-04-20T12:23:12.316037508</dc:date>
          </office:change-info>
          <table:previous table:id="ct185">
            <table:change-track-table-cell office:value-type="float" office:value="0"/>
          </table:previous>
        </table:cell-content-change>
        <table:cell-content-change table:id="ct188">
          <table:cell-address table:column="1" table:row="26" table:table="3"/>
          <office:change-info>
            <dc:creator> </dc:creator>
            <dc:date>2020-04-20T12:24:48.445657653</dc:date>
          </office:change-info>
          <table:previous table:id="ct177">
            <table:change-track-table-cell table:cell-address="'cylindrique 2'.B27" table:formula="of:=[.C9]*(0.5*[.C15]*[.C8]/[.C9]+[.C18]/([.C9]*[.C8]))" office:value-type="float" office:value="72.1875"/>
          </table:previous>
        </table:cell-content-change>
        <table:cell-content-change table:id="ct189">
          <table:cell-address table:column="2" table:row="17" table:table="3"/>
          <office:change-info>
            <dc:creator> </dc:creator>
            <dc:date>2020-04-20T12:25:11.109502504</dc:date>
          </office:change-info>
          <table:previous table:id="ct186">
            <table:change-track-table-cell office:value-type="float" office:value="-2.5"/>
          </table:previous>
        </table:cell-content-change>
        <table:cell-content-change table:id="ct190">
          <table:cell-address table:column="2" table:row="18" table:table="3"/>
          <office:change-info>
            <dc:creator> </dc:creator>
            <dc:date>2020-04-20T12:25:11.110701573</dc:date>
          </office:change-info>
          <table:previous table:id="ct187">
            <table:change-track-table-cell office:value-type="float" office:value="281.739481300033"/>
          </table:previous>
        </table:cell-content-change>
        <table:cell-content-change table:id="ct191">
          <table:cell-address table:column="2" table:row="17" table:table="3"/>
          <office:change-info>
            <dc:creator> </dc:creator>
            <dc:date>2020-04-20T12:25:11.111017397</dc:date>
          </office:change-info>
          <table:previous table:id="ct189">
            <table:change-track-table-cell office:value-type="float" office:value="0"/>
          </table:previous>
        </table:cell-content-change>
        <table:cell-content-change table:id="ct192">
          <table:cell-address table:column="2" table:row="17" table:table="3"/>
          <office:change-info>
            <dc:creator> </dc:creator>
            <dc:date>2020-04-20T12:25:11.111186697</dc:date>
          </office:change-info>
          <table:previous table:id="ct191">
            <table:change-track-table-cell office:value-type="float" office:value="1"/>
          </table:previous>
        </table:cell-content-change>
        <table:cell-content-change table:id="ct193">
          <table:cell-address table:column="2" table:row="17" table:table="3"/>
          <office:change-info>
            <dc:creator> </dc:creator>
            <dc:date>2020-04-20T12:25:11.111327411</dc:date>
          </office:change-info>
          <table:previous table:id="ct192">
            <table:change-track-table-cell office:value-type="float" office:value="2"/>
          </table:previous>
        </table:cell-content-change>
        <table:cell-content-change table:id="ct194">
          <table:cell-address table:column="2" table:row="18" table:table="3"/>
          <office:change-info>
            <dc:creator> </dc:creator>
            <dc:date>2020-04-20T12:25:11.111408084</dc:date>
          </office:change-info>
          <table:previous table:id="ct190">
            <table:change-track-table-cell office:value-type="float" office:value="0"/>
          </table:previous>
        </table:cell-content-change>
        <table:cell-content-change table:id="ct195">
          <table:cell-address table:column="2" table:row="18" table:table="3"/>
          <office:change-info>
            <dc:creator> </dc:creator>
            <dc:date>2020-04-20T12:25:11.111538297</dc:date>
          </office:change-info>
          <table:previous table:id="ct194">
            <table:change-track-table-cell office:value-type="float" office:value="1"/>
          </table:previous>
        </table:cell-content-change>
        <table:cell-content-change table:id="ct196">
          <table:cell-address table:column="2" table:row="18" table:table="3"/>
          <office:change-info>
            <dc:creator> </dc:creator>
            <dc:date>2020-04-20T12:25:11.111661789</dc:date>
          </office:change-info>
          <table:previous table:id="ct195">
            <table:change-track-table-cell office:value-type="float" office:value="2"/>
          </table:previous>
        </table:cell-content-change>
        <table:cell-content-change table:id="ct197">
          <table:cell-address table:column="2" table:row="17" table:table="3"/>
          <office:change-info>
            <dc:creator> </dc:creator>
            <dc:date>2020-04-20T12:25:11.117700439</dc:date>
          </office:change-info>
          <table:previous table:id="ct193">
            <table:change-track-table-cell office:value-type="float" office:value="0"/>
          </table:previous>
        </table:cell-content-change>
        <table:cell-content-change table:id="ct198">
          <table:cell-address table:column="2" table:row="18" table:table="3"/>
          <office:change-info>
            <dc:creator> </dc:creator>
            <dc:date>2020-04-20T12:25:11.118145377</dc:date>
          </office:change-info>
          <table:previous table:id="ct196">
            <table:change-track-table-cell office:value-type="float" office:value="0"/>
          </table:previous>
        </table:cell-content-change>
        <table:cell-content-change table:id="ct199">
          <table:cell-address table:column="1" table:row="26" table:table="3"/>
          <office:change-info>
            <dc:creator> </dc:creator>
            <dc:date>2020-04-20T12:25:50.308039453</dc:date>
          </office:change-info>
          <table:previous table:id="ct188">
            <table:change-track-table-cell table:cell-address="'cylindrique 2'.B27" table:formula="of:=-[.C9]*(0.5*[.C15]*[.C8]/[.C9]+[.C18]/([.C9]*[.C8]))" office:value-type="float" office:value="-72.1875"/>
          </table:previous>
        </table:cell-content-change>
        <table:cell-content-change table:id="ct200">
          <table:cell-address table:column="1" table:row="25" table:table="3"/>
          <office:change-info>
            <dc:creator> </dc:creator>
            <dc:date>2020-04-20T12:25:56.667071808</dc:date>
          </office:change-info>
          <table:previous table:id="ct165">
            <table:change-track-table-cell table:cell-address="'cylindrique 2'.B26" table:formula="of:=-[.C9]*(0.5*[.C15]*[.C7]/[.C9]+[.C18]/([.C9]*[.C7]))" office:value-type="float" office:value="-0"/>
          </table:previous>
        </table:cell-content-change>
        <table:cell-content-change table:id="ct201">
          <table:cell-address table:column="2" table:row="17" table:table="3"/>
          <office:change-info>
            <dc:creator> </dc:creator>
            <dc:date>2020-04-20T12:26:12.924222180</dc:date>
          </office:change-info>
          <table:previous table:id="ct197">
            <table:change-track-table-cell office:value-type="float" office:value="-2.5"/>
          </table:previous>
        </table:cell-content-change>
        <table:cell-content-change table:id="ct202">
          <table:cell-address table:column="2" table:row="18" table:table="3"/>
          <office:change-info>
            <dc:creator> </dc:creator>
            <dc:date>2020-04-20T12:26:12.924867399</dc:date>
          </office:change-info>
          <table:previous table:id="ct198">
            <table:change-track-table-cell office:value-type="float" office:value="267.301981300033"/>
          </table:previous>
        </table:cell-content-change>
        <table:cell-content-change table:id="ct203">
          <table:cell-address table:column="2" table:row="17" table:table="3"/>
          <office:change-info>
            <dc:creator> </dc:creator>
            <dc:date>2020-04-20T12:26:12.925005955</dc:date>
          </office:change-info>
          <table:previous table:id="ct201">
            <table:change-track-table-cell office:value-type="float" office:value="0"/>
          </table:previous>
        </table:cell-content-change>
        <table:cell-content-change table:id="ct204">
          <table:cell-address table:column="2" table:row="17" table:table="3"/>
          <office:change-info>
            <dc:creator> </dc:creator>
            <dc:date>2020-04-20T12:26:12.925132417</dc:date>
          </office:change-info>
          <table:previous table:id="ct203">
            <table:change-track-table-cell office:value-type="float" office:value="1"/>
          </table:previous>
        </table:cell-content-change>
        <table:cell-content-change table:id="ct205">
          <table:cell-address table:column="2" table:row="17" table:table="3"/>
          <office:change-info>
            <dc:creator> </dc:creator>
            <dc:date>2020-04-20T12:26:12.925230853</dc:date>
          </office:change-info>
          <table:previous table:id="ct204">
            <table:change-track-table-cell office:value-type="float" office:value="2"/>
          </table:previous>
        </table:cell-content-change>
        <table:cell-content-change table:id="ct206">
          <table:cell-address table:column="2" table:row="18" table:table="3"/>
          <office:change-info>
            <dc:creator> </dc:creator>
            <dc:date>2020-04-20T12:26:12.925292997</dc:date>
          </office:change-info>
          <table:previous table:id="ct202">
            <table:change-track-table-cell office:value-type="float" office:value="0"/>
          </table:previous>
        </table:cell-content-change>
        <table:cell-content-change table:id="ct207">
          <table:cell-address table:column="2" table:row="18" table:table="3"/>
          <office:change-info>
            <dc:creator> </dc:creator>
            <dc:date>2020-04-20T12:26:12.925386737</dc:date>
          </office:change-info>
          <table:previous table:id="ct206">
            <table:change-track-table-cell office:value-type="float" office:value="1"/>
          </table:previous>
        </table:cell-content-change>
        <table:cell-content-change table:id="ct208">
          <table:cell-address table:column="2" table:row="18" table:table="3"/>
          <office:change-info>
            <dc:creator> </dc:creator>
            <dc:date>2020-04-20T12:26:12.925466139</dc:date>
          </office:change-info>
          <table:previous table:id="ct207">
            <table:change-track-table-cell office:value-type="float" office:value="2"/>
          </table:previous>
        </table:cell-content-change>
        <table:cell-content-change table:id="ct209">
          <table:cell-address table:column="2" table:row="17" table:table="3"/>
          <office:change-info>
            <dc:creator> </dc:creator>
            <dc:date>2020-04-20T12:26:12.931665325</dc:date>
          </office:change-info>
          <table:previous table:id="ct205">
            <table:change-track-table-cell office:value-type="float" office:value="0"/>
          </table:previous>
        </table:cell-content-change>
        <table:cell-content-change table:id="ct210">
          <table:cell-address table:column="2" table:row="18" table:table="3"/>
          <office:change-info>
            <dc:creator> </dc:creator>
            <dc:date>2020-04-20T12:26:12.932567235</dc:date>
          </office:change-info>
          <table:previous table:id="ct208">
            <table:change-track-table-cell office:value-type="float" office:value="0"/>
          </table:previous>
        </table:cell-content-change>
        <table:cell-content-change table:id="ct211">
          <table:cell-address table:column="2" table:row="26" table:table="3"/>
          <office:change-info>
            <dc:creator> </dc:creator>
            <dc:date>2020-04-20T12:26:37.779831116</dc:date>
          </office:change-info>
          <table:previous table:id="ct154">
            <table:change-track-table-cell table:cell-address="'cylindrique 2'.C27" table:formula="of:=[.C12]*([.C15]*[.C8]^2/(4*[.C9]) + [.C18]/[.C9]*LN([.C8])+[.C19]-[.C14])" office:value-type="float" office:value="72.1875000000182"/>
          </table:previous>
        </table:cell-content-change>
        <table:cell-content-change table:id="ct212">
          <table:cell-address table:column="2" table:row="17" table:table="3"/>
          <office:change-info>
            <dc:creator> </dc:creator>
            <dc:date>2020-04-20T12:26:57.333626703</dc:date>
          </office:change-info>
          <table:previous table:id="ct209">
            <table:change-track-table-cell office:value-type="float" office:value="2.5"/>
          </table:previous>
        </table:cell-content-change>
        <table:cell-content-change table:id="ct213">
          <table:cell-address table:column="2" table:row="18" table:table="3"/>
          <office:change-info>
            <dc:creator> </dc:creator>
            <dc:date>2020-04-20T12:26:57.334530063</dc:date>
          </office:change-info>
          <table:previous table:id="ct210">
            <table:change-track-table-cell office:value-type="float" office:value="288.521828223777"/>
          </table:previous>
        </table:cell-content-change>
        <table:cell-content-change table:id="ct214">
          <table:cell-address table:column="2" table:row="17" table:table="3"/>
          <office:change-info>
            <dc:creator> </dc:creator>
            <dc:date>2020-04-20T12:26:57.334722785</dc:date>
          </office:change-info>
          <table:previous table:id="ct212">
            <table:change-track-table-cell office:value-type="float" office:value="0"/>
          </table:previous>
        </table:cell-content-change>
        <table:cell-content-change table:id="ct215">
          <table:cell-address table:column="2" table:row="17" table:table="3"/>
          <office:change-info>
            <dc:creator> </dc:creator>
            <dc:date>2020-04-20T12:26:57.334838305</dc:date>
          </office:change-info>
          <table:previous table:id="ct214">
            <table:change-track-table-cell office:value-type="float" office:value="1"/>
          </table:previous>
        </table:cell-content-change>
        <table:cell-content-change table:id="ct216">
          <table:cell-address table:column="2" table:row="17" table:table="3"/>
          <office:change-info>
            <dc:creator> </dc:creator>
            <dc:date>2020-04-20T12:26:57.334945139</dc:date>
          </office:change-info>
          <table:previous table:id="ct215">
            <table:change-track-table-cell office:value-type="float" office:value="2"/>
          </table:previous>
        </table:cell-content-change>
        <table:cell-content-change table:id="ct217">
          <table:cell-address table:column="2" table:row="18" table:table="3"/>
          <office:change-info>
            <dc:creator> </dc:creator>
            <dc:date>2020-04-20T12:26:57.335046428</dc:date>
          </office:change-info>
          <table:previous table:id="ct213">
            <table:change-track-table-cell office:value-type="float" office:value="0"/>
          </table:previous>
        </table:cell-content-change>
        <table:cell-content-change table:id="ct218">
          <table:cell-address table:column="2" table:row="18" table:table="3"/>
          <office:change-info>
            <dc:creator> </dc:creator>
            <dc:date>2020-04-20T12:26:57.335172222</dc:date>
          </office:change-info>
          <table:previous table:id="ct217">
            <table:change-track-table-cell office:value-type="float" office:value="1"/>
          </table:previous>
        </table:cell-content-change>
        <table:cell-content-change table:id="ct219">
          <table:cell-address table:column="2" table:row="18" table:table="3"/>
          <office:change-info>
            <dc:creator> </dc:creator>
            <dc:date>2020-04-20T12:26:57.335256180</dc:date>
          </office:change-info>
          <table:previous table:id="ct218">
            <table:change-track-table-cell office:value-type="float" office:value="2"/>
          </table:previous>
        </table:cell-content-change>
        <table:cell-content-change table:id="ct220">
          <table:cell-address table:column="2" table:row="17" table:table="3"/>
          <office:change-info>
            <dc:creator> </dc:creator>
            <dc:date>2020-04-20T12:26:57.342185863</dc:date>
          </office:change-info>
          <table:previous table:id="ct216">
            <table:change-track-table-cell office:value-type="float" office:value="0"/>
          </table:previous>
        </table:cell-content-change>
        <table:cell-content-change table:id="ct221">
          <table:cell-address table:column="2" table:row="18" table:table="3"/>
          <office:change-info>
            <dc:creator> </dc:creator>
            <dc:date>2020-04-20T12:26:57.342576920</dc:date>
          </office:change-info>
          <table:previous table:id="ct219">
            <table:change-track-table-cell office:value-type="float" office:value="0"/>
          </table:previous>
        </table:cell-content-change>
        <table:cell-content-change table:id="ct222">
          <table:cell-address table:column="2" table:row="26" table:table="3"/>
          <office:change-info>
            <dc:creator> </dc:creator>
            <dc:date>2020-04-20T12:27:52.098982091</dc:date>
          </office:change-info>
          <table:previous table:id="ct211">
            <table:change-track-table-cell table:cell-address="'cylindrique 2'.C27" table:formula="of:=-[.C12]*([.C15]*[.C8]^2/(4*[.C9]) + [.C18]/[.C9]*LN([.C8])+[.C19]-[.C14])" office:value-type="float" office:value="72.1874999999818"/>
          </table:previous>
        </table:cell-content-change>
        <table:cell-content-change table:id="ct223">
          <table:cell-address table:column="2" table:row="17" table:table="3"/>
          <office:change-info>
            <dc:creator> </dc:creator>
            <dc:date>2020-04-20T12:28:01.880337394</dc:date>
          </office:change-info>
          <table:previous table:id="ct220">
            <table:change-track-table-cell office:value-type="float" office:value="2.5"/>
          </table:previous>
        </table:cell-content-change>
        <table:cell-content-change table:id="ct224">
          <table:cell-address table:column="2" table:row="18" table:table="3"/>
          <office:change-info>
            <dc:creator> </dc:creator>
            <dc:date>2020-04-20T12:28:01.881517705</dc:date>
          </office:change-info>
          <table:previous table:id="ct221">
            <table:change-track-table-cell office:value-type="float" office:value="274.084328223777"/>
          </table:previous>
        </table:cell-content-change>
        <table:cell-content-change table:id="ct225">
          <table:cell-address table:column="2" table:row="17" table:table="3"/>
          <office:change-info>
            <dc:creator> </dc:creator>
            <dc:date>2020-04-20T12:28:01.881762751</dc:date>
          </office:change-info>
          <table:previous table:id="ct223">
            <table:change-track-table-cell office:value-type="float" office:value="0"/>
          </table:previous>
        </table:cell-content-change>
        <table:cell-content-change table:id="ct226">
          <table:cell-address table:column="2" table:row="17" table:table="3"/>
          <office:change-info>
            <dc:creator> </dc:creator>
            <dc:date>2020-04-20T12:28:01.881841772</dc:date>
          </office:change-info>
          <table:previous table:id="ct225">
            <table:change-track-table-cell office:value-type="float" office:value="1"/>
          </table:previous>
        </table:cell-content-change>
        <table:cell-content-change table:id="ct227">
          <table:cell-address table:column="2" table:row="17" table:table="3"/>
          <office:change-info>
            <dc:creator> </dc:creator>
            <dc:date>2020-04-20T12:28:01.882382835</dc:date>
          </office:change-info>
          <table:previous table:id="ct226">
            <table:change-track-table-cell office:value-type="float" office:value="2"/>
          </table:previous>
        </table:cell-content-change>
        <table:cell-content-change table:id="ct228">
          <table:cell-address table:column="2" table:row="18" table:table="3"/>
          <office:change-info>
            <dc:creator> </dc:creator>
            <dc:date>2020-04-20T12:28:01.882422847</dc:date>
          </office:change-info>
          <table:previous table:id="ct224">
            <table:change-track-table-cell office:value-type="float" office:value="0"/>
          </table:previous>
        </table:cell-content-change>
        <table:cell-content-change table:id="ct229">
          <table:cell-address table:column="2" table:row="18" table:table="3"/>
          <office:change-info>
            <dc:creator> </dc:creator>
            <dc:date>2020-04-20T12:28:01.882485841</dc:date>
          </office:change-info>
          <table:previous table:id="ct228">
            <table:change-track-table-cell office:value-type="float" office:value="1"/>
          </table:previous>
        </table:cell-content-change>
        <table:cell-content-change table:id="ct230">
          <table:cell-address table:column="2" table:row="18" table:table="3"/>
          <office:change-info>
            <dc:creator> </dc:creator>
            <dc:date>2020-04-20T12:28:01.882542136</dc:date>
          </office:change-info>
          <table:previous table:id="ct229">
            <table:change-track-table-cell office:value-type="float" office:value="2"/>
          </table:previous>
        </table:cell-content-change>
        <table:cell-content-change table:id="ct231">
          <table:cell-address table:column="2" table:row="17" table:table="3"/>
          <office:change-info>
            <dc:creator> </dc:creator>
            <dc:date>2020-04-20T12:28:01.889127179</dc:date>
          </office:change-info>
          <table:previous table:id="ct227">
            <table:change-track-table-cell office:value-type="float" office:value="0"/>
          </table:previous>
        </table:cell-content-change>
        <table:cell-content-change table:id="ct232">
          <table:cell-address table:column="2" table:row="18" table:table="3"/>
          <office:change-info>
            <dc:creator> </dc:creator>
            <dc:date>2020-04-20T12:28:01.889722363</dc:date>
          </office:change-info>
          <table:previous table:id="ct230">
            <table:change-track-table-cell office:value-type="float" office:value="0"/>
          </table:previous>
        </table:cell-content-change>
        <table:insertion table:id="ct233" table:type="table" table:position="4">
          <office:change-info>
            <dc:creator> </dc:creator>
            <dc:date>2020-04-20T12:35:41.285493466</dc:date>
          </office:change-info>
          <table:dependencies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  <table:dependency table:id="ct362"/>
            <table:dependency table:id="ct361"/>
            <table:dependency table:id="ct360"/>
            <table:dependency table:id="ct359"/>
            <table:dependency table:id="ct358"/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  <table:dependency table:id="ct342"/>
            <table:dependency table:id="ct341"/>
            <table:dependency table:id="ct340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8"/>
            <table:dependency table:id="ct317"/>
            <table:dependency table:id="ct316"/>
            <table:dependency table:id="ct315"/>
            <table:dependency table:id="ct314"/>
            <table:dependency table:id="ct313"/>
            <table:dependency table:id="ct312"/>
            <table:dependency table:id="ct311"/>
            <table:dependency table:id="ct310"/>
            <table:dependency table:id="ct309"/>
            <table:dependency table:id="ct308"/>
            <table:dependency table:id="ct307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  <table:dependency table:id="ct296"/>
            <table:dependency table:id="ct295"/>
            <table:dependency table:id="ct294"/>
            <table:dependency table:id="ct293"/>
            <table:dependency table:id="ct292"/>
            <table:dependency table:id="ct291"/>
            <table:dependency table:id="ct290"/>
            <table:dependency table:id="ct289"/>
            <table:dependency table:id="ct288"/>
            <table:dependency table:id="ct287"/>
            <table:dependency table:id="ct286"/>
            <table:dependency table:id="ct285"/>
            <table:dependency table:id="ct284"/>
            <table:dependency table:id="ct283"/>
            <table:dependency table:id="ct282"/>
            <table:dependency table:id="ct281"/>
            <table:dependency table:id="ct280"/>
            <table:dependency table:id="ct279"/>
            <table:dependency table:id="ct278"/>
            <table:dependency table:id="ct277"/>
            <table:dependency table:id="ct276"/>
            <table:dependency table:id="ct275"/>
            <table:dependency table:id="ct274"/>
            <table:dependency table:id="ct273"/>
            <table:dependency table:id="ct272"/>
            <table:dependency table:id="ct271"/>
            <table:dependency table:id="ct270"/>
            <table:dependency table:id="ct269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42"/>
            <table:dependency table:id="ct241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</table:dependencies>
        </table:insertion>
        <table:cell-content-change table:id="ct234">
          <table:cell-address table:column="1" table:row="2" table:table="4"/>
          <office:change-info>
            <dc:creator> </dc:creator>
            <dc:date>2020-04-20T12:36:24.981984645</dc:date>
          </office:change-info>
          <table:previous>
            <table:change-track-table-cell/>
          </table:previous>
        </table:cell-content-change>
        <table:cell-content-change table:id="ct235">
          <table:cell-address table:column="1" table:row="3" table:table="4"/>
          <office:change-info>
            <dc:creator> </dc:creator>
            <dc:date>2020-04-20T12:36:24.982036289</dc:date>
          </office:change-info>
          <table:previous>
            <table:change-track-table-cell/>
          </table:previous>
        </table:cell-content-change>
        <table:cell-content-change table:id="ct236">
          <table:cell-address table:column="1" table:row="6" table:table="4"/>
          <office:change-info>
            <dc:creator> </dc:creator>
            <dc:date>2020-04-20T12:36:24.982075306</dc:date>
          </office:change-info>
          <table:previous>
            <table:change-track-table-cell/>
          </table:previous>
        </table:cell-content-change>
        <table:cell-content-change table:id="ct237">
          <table:cell-address table:column="1" table:row="7" table:table="4"/>
          <office:change-info>
            <dc:creator> </dc:creator>
            <dc:date>2020-04-20T12:36:24.982108526</dc:date>
          </office:change-info>
          <table:previous>
            <table:change-track-table-cell/>
          </table:previous>
        </table:cell-content-change>
        <table:cell-content-change table:id="ct238">
          <table:cell-address table:column="1" table:row="8" table:table="4"/>
          <office:change-info>
            <dc:creator> </dc:creator>
            <dc:date>2020-04-20T12:36:24.982142328</dc:date>
          </office:change-info>
          <table:previous>
            <table:change-track-table-cell/>
          </table:previous>
        </table:cell-content-change>
        <table:cell-content-change table:id="ct239">
          <table:cell-address table:column="1" table:row="9" table:table="4"/>
          <office:change-info>
            <dc:creator> </dc:creator>
            <dc:date>2020-04-20T12:36:24.982184476</dc:date>
          </office:change-info>
          <table:previous>
            <table:change-track-table-cell/>
          </table:previous>
        </table:cell-content-change>
        <table:cell-content-change table:id="ct240">
          <table:cell-address table:column="1" table:row="10" table:table="4"/>
          <office:change-info>
            <dc:creator> </dc:creator>
            <dc:date>2020-04-20T12:36:24.982225416</dc:date>
          </office:change-info>
          <table:previous>
            <table:change-track-table-cell/>
          </table:previous>
        </table:cell-content-change>
        <table:cell-content-change table:id="ct241">
          <table:cell-address table:column="1" table:row="11" table:table="4"/>
          <office:change-info>
            <dc:creator> </dc:creator>
            <dc:date>2020-04-20T12:36:24.982267769</dc:date>
          </office:change-info>
          <table:previous>
            <table:change-track-table-cell/>
          </table:previous>
        </table:cell-content-change>
        <table:cell-content-change table:id="ct242">
          <table:cell-address table:column="1" table:row="12" table:table="4"/>
          <office:change-info>
            <dc:creator> </dc:creator>
            <dc:date>2020-04-20T12:36:24.982303984</dc:date>
          </office:change-info>
          <table:previous>
            <table:change-track-table-cell/>
          </table:previous>
        </table:cell-content-change>
        <table:cell-content-change table:id="ct243">
          <table:cell-address table:column="1" table:row="13" table:table="4"/>
          <office:change-info>
            <dc:creator> </dc:creator>
            <dc:date>2020-04-20T12:36:24.982336316</dc:date>
          </office:change-info>
          <table:previous>
            <table:change-track-table-cell/>
          </table:previous>
        </table:cell-content-change>
        <table:cell-content-change table:id="ct244">
          <table:cell-address table:column="1" table:row="14" table:table="4"/>
          <office:change-info>
            <dc:creator> </dc:creator>
            <dc:date>2020-04-20T12:36:24.982368102</dc:date>
          </office:change-info>
          <table:previous>
            <table:change-track-table-cell/>
          </table:previous>
        </table:cell-content-change>
        <table:cell-content-change table:id="ct245">
          <table:cell-address table:column="1" table:row="17" table:table="4"/>
          <office:change-info>
            <dc:creator> </dc:creator>
            <dc:date>2020-04-20T12:36:24.982401684</dc:date>
          </office:change-info>
          <table:previous>
            <table:change-track-table-cell/>
          </table:previous>
        </table:cell-content-change>
        <table:cell-content-change table:id="ct246">
          <table:cell-address table:column="1" table:row="18" table:table="4"/>
          <office:change-info>
            <dc:creator> </dc:creator>
            <dc:date>2020-04-20T12:36:24.982433675</dc:date>
          </office:change-info>
          <table:previous>
            <table:change-track-table-cell/>
          </table:previous>
        </table:cell-content-change>
        <table:cell-content-change table:id="ct247">
          <table:cell-address table:column="1" table:row="20" table:table="4"/>
          <office:change-info>
            <dc:creator> </dc:creator>
            <dc:date>2020-04-20T12:36:24.982466655</dc:date>
          </office:change-info>
          <table:previous>
            <table:change-track-table-cell/>
          </table:previous>
        </table:cell-content-change>
        <table:cell-content-change table:id="ct248">
          <table:cell-address table:column="1" table:row="21" table:table="4"/>
          <office:change-info>
            <dc:creator> </dc:creator>
            <dc:date>2020-04-20T12:36:24.982569040</dc:date>
          </office:change-info>
          <table:previous>
            <table:change-track-table-cell/>
          </table:previous>
        </table:cell-content-change>
        <table:cell-content-change table:id="ct249">
          <table:cell-address table:column="1" table:row="25" table:table="4"/>
          <office:change-info>
            <dc:creator> </dc:creator>
            <dc:date>2020-04-20T12:36:24.982655081</dc:date>
          </office:change-info>
          <table:previous>
            <table:change-track-table-cell/>
          </table:previous>
        </table:cell-content-change>
        <table:cell-content-change table:id="ct250">
          <table:cell-address table:column="1" table:row="26" table:table="4"/>
          <office:change-info>
            <dc:creator> </dc:creator>
            <dc:date>2020-04-20T12:36:24.982723080</dc:date>
          </office:change-info>
          <table:previous>
            <table:change-track-table-cell/>
          </table:previous>
        </table:cell-content-change>
        <table:cell-content-change table:id="ct251">
          <table:cell-address table:column="2" table:row="2" table:table="4"/>
          <office:change-info>
            <dc:creator> </dc:creator>
            <dc:date>2020-04-20T12:36:24.982783336</dc:date>
          </office:change-info>
          <table:previous>
            <table:change-track-table-cell/>
          </table:previous>
        </table:cell-content-change>
        <table:cell-content-change table:id="ct252">
          <table:cell-address table:column="2" table:row="3" table:table="4"/>
          <office:change-info>
            <dc:creator> </dc:creator>
            <dc:date>2020-04-20T12:36:24.982849508</dc:date>
          </office:change-info>
          <table:previous>
            <table:change-track-table-cell/>
          </table:previous>
        </table:cell-content-change>
        <table:cell-content-change table:id="ct253">
          <table:cell-address table:column="2" table:row="6" table:table="4"/>
          <office:change-info>
            <dc:creator> </dc:creator>
            <dc:date>2020-04-20T12:36:24.982903607</dc:date>
          </office:change-info>
          <table:previous>
            <table:change-track-table-cell/>
          </table:previous>
        </table:cell-content-change>
        <table:cell-content-change table:id="ct254">
          <table:cell-address table:column="2" table:row="7" table:table="4"/>
          <office:change-info>
            <dc:creator> </dc:creator>
            <dc:date>2020-04-20T12:36:24.982948469</dc:date>
          </office:change-info>
          <table:previous>
            <table:change-track-table-cell/>
          </table:previous>
        </table:cell-content-change>
        <table:cell-content-change table:id="ct255">
          <table:cell-address table:column="2" table:row="8" table:table="4"/>
          <office:change-info>
            <dc:creator> </dc:creator>
            <dc:date>2020-04-20T12:36:24.982990886</dc:date>
          </office:change-info>
          <table:previous>
            <table:change-track-table-cell/>
          </table:previous>
        </table:cell-content-change>
        <table:cell-content-change table:id="ct256">
          <table:cell-address table:column="2" table:row="9" table:table="4"/>
          <office:change-info>
            <dc:creator> </dc:creator>
            <dc:date>2020-04-20T12:36:24.983030927</dc:date>
          </office:change-info>
          <table:previous>
            <table:change-track-table-cell/>
          </table:previous>
        </table:cell-content-change>
        <table:cell-content-change table:id="ct257">
          <table:cell-address table:column="2" table:row="10" table:table="4"/>
          <office:change-info>
            <dc:creator> </dc:creator>
            <dc:date>2020-04-20T12:36:24.983069056</dc:date>
          </office:change-info>
          <table:previous>
            <table:change-track-table-cell/>
          </table:previous>
        </table:cell-content-change>
        <table:cell-content-change table:id="ct258">
          <table:cell-address table:column="2" table:row="11" table:table="4"/>
          <office:change-info>
            <dc:creator> </dc:creator>
            <dc:date>2020-04-20T12:36:24.983107557</dc:date>
          </office:change-info>
          <table:previous>
            <table:change-track-table-cell/>
          </table:previous>
        </table:cell-content-change>
        <table:cell-content-change table:id="ct259">
          <table:cell-address table:column="2" table:row="12" table:table="4"/>
          <office:change-info>
            <dc:creator> </dc:creator>
            <dc:date>2020-04-20T12:36:24.983145486</dc:date>
          </office:change-info>
          <table:previous>
            <table:change-track-table-cell/>
          </table:previous>
        </table:cell-content-change>
        <table:cell-content-change table:id="ct260">
          <table:cell-address table:column="2" table:row="13" table:table="4"/>
          <office:change-info>
            <dc:creator> </dc:creator>
            <dc:date>2020-04-20T12:36:24.983184282</dc:date>
          </office:change-info>
          <table:previous>
            <table:change-track-table-cell/>
          </table:previous>
        </table:cell-content-change>
        <table:cell-content-change table:id="ct261">
          <table:cell-address table:column="2" table:row="14" table:table="4"/>
          <office:change-info>
            <dc:creator> </dc:creator>
            <dc:date>2020-04-20T12:36:24.983223106</dc:date>
          </office:change-info>
          <table:previous>
            <table:change-track-table-cell/>
          </table:previous>
        </table:cell-content-change>
        <table:cell-content-change table:id="ct262">
          <table:cell-address table:column="2" table:row="17" table:table="4"/>
          <office:change-info>
            <dc:creator> </dc:creator>
            <dc:date>2020-04-20T12:36:24.983265725</dc:date>
          </office:change-info>
          <table:previous>
            <table:change-track-table-cell/>
          </table:previous>
        </table:cell-content-change>
        <table:cell-content-change table:id="ct263">
          <table:cell-address table:column="2" table:row="18" table:table="4"/>
          <office:change-info>
            <dc:creator> </dc:creator>
            <dc:date>2020-04-20T12:36:24.983313872</dc:date>
          </office:change-info>
          <table:previous>
            <table:change-track-table-cell/>
          </table:previous>
        </table:cell-content-change>
        <table:cell-content-change table:id="ct264">
          <table:cell-address table:column="2" table:row="21" table:table="4"/>
          <office:change-info>
            <dc:creator> </dc:creator>
            <dc:date>2020-04-20T12:36:24.983404120</dc:date>
          </office:change-info>
          <table:previous>
            <table:change-track-table-cell/>
          </table:previous>
        </table:cell-content-change>
        <table:cell-content-change table:id="ct265">
          <table:cell-address table:column="2" table:row="25" table:table="4"/>
          <office:change-info>
            <dc:creator> </dc:creator>
            <dc:date>2020-04-20T12:36:24.983479801</dc:date>
          </office:change-info>
          <table:previous>
            <table:change-track-table-cell/>
          </table:previous>
        </table:cell-content-change>
        <table:cell-content-change table:id="ct266">
          <table:cell-address table:column="2" table:row="26" table:table="4"/>
          <office:change-info>
            <dc:creator> </dc:creator>
            <dc:date>2020-04-20T12:36:24.983544256</dc:date>
          </office:change-info>
          <table:previous>
            <table:change-track-table-cell/>
          </table:previous>
        </table:cell-content-change>
        <table:cell-content-change table:id="ct267">
          <table:cell-address table:column="3" table:row="6" table:table="4"/>
          <office:change-info>
            <dc:creator> </dc:creator>
            <dc:date>2020-04-20T12:36:24.983597805</dc:date>
          </office:change-info>
          <table:previous>
            <table:change-track-table-cell/>
          </table:previous>
        </table:cell-content-change>
        <table:cell-content-change table:id="ct268">
          <table:cell-address table:column="3" table:row="7" table:table="4"/>
          <office:change-info>
            <dc:creator> </dc:creator>
            <dc:date>2020-04-20T12:36:24.983634467</dc:date>
          </office:change-info>
          <table:previous>
            <table:change-track-table-cell/>
          </table:previous>
        </table:cell-content-change>
        <table:cell-content-change table:id="ct269">
          <table:cell-address table:column="3" table:row="8" table:table="4"/>
          <office:change-info>
            <dc:creator> </dc:creator>
            <dc:date>2020-04-20T12:36:24.983669625</dc:date>
          </office:change-info>
          <table:previous>
            <table:change-track-table-cell/>
          </table:previous>
        </table:cell-content-change>
        <table:cell-content-change table:id="ct270">
          <table:cell-address table:column="3" table:row="9" table:table="4"/>
          <office:change-info>
            <dc:creator> </dc:creator>
            <dc:date>2020-04-20T12:36:24.983703857</dc:date>
          </office:change-info>
          <table:previous>
            <table:change-track-table-cell/>
          </table:previous>
        </table:cell-content-change>
        <table:cell-content-change table:id="ct271">
          <table:cell-address table:column="3" table:row="10" table:table="4"/>
          <office:change-info>
            <dc:creator> </dc:creator>
            <dc:date>2020-04-20T12:36:24.983738383</dc:date>
          </office:change-info>
          <table:previous>
            <table:change-track-table-cell/>
          </table:previous>
        </table:cell-content-change>
        <table:cell-content-change table:id="ct272">
          <table:cell-address table:column="3" table:row="11" table:table="4"/>
          <office:change-info>
            <dc:creator> </dc:creator>
            <dc:date>2020-04-20T12:36:24.983771678</dc:date>
          </office:change-info>
          <table:previous>
            <table:change-track-table-cell/>
          </table:previous>
        </table:cell-content-change>
        <table:cell-content-change table:id="ct273">
          <table:cell-address table:column="3" table:row="12" table:table="4"/>
          <office:change-info>
            <dc:creator> </dc:creator>
            <dc:date>2020-04-20T12:36:24.983805815</dc:date>
          </office:change-info>
          <table:previous>
            <table:change-track-table-cell/>
          </table:previous>
        </table:cell-content-change>
        <table:cell-content-change table:id="ct274">
          <table:cell-address table:column="3" table:row="13" table:table="4"/>
          <office:change-info>
            <dc:creator> </dc:creator>
            <dc:date>2020-04-20T12:36:24.983840519</dc:date>
          </office:change-info>
          <table:previous>
            <table:change-track-table-cell/>
          </table:previous>
        </table:cell-content-change>
        <table:cell-content-change table:id="ct275">
          <table:cell-address table:column="3" table:row="14" table:table="4"/>
          <office:change-info>
            <dc:creator> </dc:creator>
            <dc:date>2020-04-20T12:36:24.983895403</dc:date>
          </office:change-info>
          <table:previous>
            <table:change-track-table-cell/>
          </table:previous>
        </table:cell-content-change>
        <table:cell-content-change table:id="ct276">
          <table:cell-address table:column="5" table:row="0" table:table="4"/>
          <office:change-info>
            <dc:creator> </dc:creator>
            <dc:date>2020-04-20T12:36:24.983977404</dc:date>
          </office:change-info>
          <table:previous>
            <table:change-track-table-cell/>
          </table:previous>
        </table:cell-content-change>
        <table:cell-content-change table:id="ct277">
          <table:cell-address table:column="5" table:row="1" table:table="4"/>
          <office:change-info>
            <dc:creator> </dc:creator>
            <dc:date>2020-04-20T12:36:24.984067663</dc:date>
          </office:change-info>
          <table:previous>
            <table:change-track-table-cell/>
          </table:previous>
        </table:cell-content-change>
        <table:cell-content-change table:id="ct278">
          <table:cell-address table:column="5" table:row="2" table:table="4"/>
          <office:change-info>
            <dc:creator> </dc:creator>
            <dc:date>2020-04-20T12:36:24.984170570</dc:date>
          </office:change-info>
          <table:previous>
            <table:change-track-table-cell/>
          </table:previous>
        </table:cell-content-change>
        <table:cell-content-change table:id="ct279">
          <table:cell-address table:column="5" table:row="3" table:table="4"/>
          <office:change-info>
            <dc:creator> </dc:creator>
            <dc:date>2020-04-20T12:36:24.984258475</dc:date>
          </office:change-info>
          <table:previous>
            <table:change-track-table-cell/>
          </table:previous>
        </table:cell-content-change>
        <table:cell-content-change table:id="ct280">
          <table:cell-address table:column="5" table:row="4" table:table="4"/>
          <office:change-info>
            <dc:creator> </dc:creator>
            <dc:date>2020-04-20T12:36:24.984341035</dc:date>
          </office:change-info>
          <table:previous>
            <table:change-track-table-cell/>
          </table:previous>
        </table:cell-content-change>
        <table:cell-content-change table:id="ct281">
          <table:cell-address table:column="5" table:row="5" table:table="4"/>
          <office:change-info>
            <dc:creator> </dc:creator>
            <dc:date>2020-04-20T12:36:24.984420689</dc:date>
          </office:change-info>
          <table:previous>
            <table:change-track-table-cell/>
          </table:previous>
        </table:cell-content-change>
        <table:cell-content-change table:id="ct282">
          <table:cell-address table:column="5" table:row="6" table:table="4"/>
          <office:change-info>
            <dc:creator> </dc:creator>
            <dc:date>2020-04-20T12:36:24.984498801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7" table:table="4"/>
          <office:change-info>
            <dc:creator> </dc:creator>
            <dc:date>2020-04-20T12:36:24.984583939</dc:date>
          </office:change-info>
          <table:previous>
            <table:change-track-table-cell/>
          </table:previous>
        </table:cell-content-change>
        <table:cell-content-change table:id="ct284">
          <table:cell-address table:column="5" table:row="8" table:table="4"/>
          <office:change-info>
            <dc:creator> </dc:creator>
            <dc:date>2020-04-20T12:36:24.984664105</dc:date>
          </office:change-info>
          <table:previous>
            <table:change-track-table-cell/>
          </table:previous>
        </table:cell-content-change>
        <table:cell-content-change table:id="ct285">
          <table:cell-address table:column="5" table:row="9" table:table="4"/>
          <office:change-info>
            <dc:creator> </dc:creator>
            <dc:date>2020-04-20T12:36:24.984743594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10" table:table="4"/>
          <office:change-info>
            <dc:creator> </dc:creator>
            <dc:date>2020-04-20T12:36:24.984821817</dc:date>
          </office:change-info>
          <table:previous>
            <table:change-track-table-cell/>
          </table:previous>
        </table:cell-content-change>
        <table:cell-content-change table:id="ct287">
          <table:cell-address table:column="5" table:row="11" table:table="4"/>
          <office:change-info>
            <dc:creator> </dc:creator>
            <dc:date>2020-04-20T12:36:24.984907889</dc:date>
          </office:change-info>
          <table:previous>
            <table:change-track-table-cell/>
          </table:previous>
        </table:cell-content-change>
        <table:cell-content-change table:id="ct288">
          <table:cell-address table:column="5" table:row="12" table:table="4"/>
          <office:change-info>
            <dc:creator> </dc:creator>
            <dc:date>2020-04-20T12:36:24.984994610</dc:date>
          </office:change-info>
          <table:previous>
            <table:change-track-table-cell/>
          </table:previous>
        </table:cell-content-change>
        <table:cell-content-change table:id="ct289">
          <table:cell-address table:column="5" table:row="13" table:table="4"/>
          <office:change-info>
            <dc:creator> </dc:creator>
            <dc:date>2020-04-20T12:36:24.985108086</dc:date>
          </office:change-info>
          <table:previous>
            <table:change-track-table-cell/>
          </table:previous>
        </table:cell-content-change>
        <table:cell-content-change table:id="ct290">
          <table:cell-address table:column="5" table:row="14" table:table="4"/>
          <office:change-info>
            <dc:creator> </dc:creator>
            <dc:date>2020-04-20T12:36:24.985188965</dc:date>
          </office:change-info>
          <table:previous>
            <table:change-track-table-cell/>
          </table:previous>
        </table:cell-content-change>
        <table:cell-content-change table:id="ct291">
          <table:cell-address table:column="5" table:row="15" table:table="4"/>
          <office:change-info>
            <dc:creator> </dc:creator>
            <dc:date>2020-04-20T12:36:24.985271964</dc:date>
          </office:change-info>
          <table:previous>
            <table:change-track-table-cell/>
          </table:previous>
        </table:cell-content-change>
        <table:cell-content-change table:id="ct292">
          <table:cell-address table:column="5" table:row="16" table:table="4"/>
          <office:change-info>
            <dc:creator> </dc:creator>
            <dc:date>2020-04-20T12:36:24.985354802</dc:date>
          </office:change-info>
          <table:previous>
            <table:change-track-table-cell/>
          </table:previous>
        </table:cell-content-change>
        <table:cell-content-change table:id="ct293">
          <table:cell-address table:column="5" table:row="17" table:table="4"/>
          <office:change-info>
            <dc:creator> </dc:creator>
            <dc:date>2020-04-20T12:36:24.985433768</dc:date>
          </office:change-info>
          <table:previous>
            <table:change-track-table-cell/>
          </table:previous>
        </table:cell-content-change>
        <table:cell-content-change table:id="ct294">
          <table:cell-address table:column="5" table:row="18" table:table="4"/>
          <office:change-info>
            <dc:creator> </dc:creator>
            <dc:date>2020-04-20T12:36:24.985512268</dc:date>
          </office:change-info>
          <table:previous>
            <table:change-track-table-cell/>
          </table:previous>
        </table:cell-content-change>
        <table:cell-content-change table:id="ct295">
          <table:cell-address table:column="5" table:row="19" table:table="4"/>
          <office:change-info>
            <dc:creator> </dc:creator>
            <dc:date>2020-04-20T12:36:24.985590433</dc:date>
          </office:change-info>
          <table:previous>
            <table:change-track-table-cell/>
          </table:previous>
        </table:cell-content-change>
        <table:cell-content-change table:id="ct296">
          <table:cell-address table:column="5" table:row="20" table:table="4"/>
          <office:change-info>
            <dc:creator> </dc:creator>
            <dc:date>2020-04-20T12:36:24.985679318</dc:date>
          </office:change-info>
          <table:previous>
            <table:change-track-table-cell/>
          </table:previous>
        </table:cell-content-change>
        <table:cell-content-change table:id="ct297">
          <table:cell-address table:column="5" table:row="21" table:table="4"/>
          <office:change-info>
            <dc:creator> </dc:creator>
            <dc:date>2020-04-20T12:36:24.985763846</dc:date>
          </office:change-info>
          <table:previous>
            <table:change-track-table-cell/>
          </table:previous>
        </table:cell-content-change>
        <table:cell-content-change table:id="ct298">
          <table:cell-address table:column="5" table:row="22" table:table="4"/>
          <office:change-info>
            <dc:creator> </dc:creator>
            <dc:date>2020-04-20T12:36:24.985844594</dc:date>
          </office:change-info>
          <table:previous>
            <table:change-track-table-cell/>
          </table:previous>
        </table:cell-content-change>
        <table:cell-content-change table:id="ct299">
          <table:cell-address table:column="5" table:row="23" table:table="4"/>
          <office:change-info>
            <dc:creator> </dc:creator>
            <dc:date>2020-04-20T12:36:24.985924565</dc:date>
          </office:change-info>
          <table:previous>
            <table:change-track-table-cell/>
          </table:previous>
        </table:cell-content-change>
        <table:cell-content-change table:id="ct300">
          <table:cell-address table:column="5" table:row="24" table:table="4"/>
          <office:change-info>
            <dc:creator> </dc:creator>
            <dc:date>2020-04-20T12:36:24.986012204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25" table:table="4"/>
          <office:change-info>
            <dc:creator> </dc:creator>
            <dc:date>2020-04-20T12:36:24.986094779</dc:date>
          </office:change-info>
          <table:previous>
            <table:change-track-table-cell/>
          </table:previous>
        </table:cell-content-change>
        <table:cell-content-change table:id="ct302">
          <table:cell-address table:column="6" table:row="0" table:table="4"/>
          <office:change-info>
            <dc:creator> </dc:creator>
            <dc:date>2020-04-20T12:36:24.986152047</dc:date>
          </office:change-info>
          <table:previous>
            <table:change-track-table-cell/>
          </table:previous>
        </table:cell-content-change>
        <table:cell-content-change table:id="ct303">
          <table:cell-address table:column="6" table:row="1" table:table="4"/>
          <office:change-info>
            <dc:creator> </dc:creator>
            <dc:date>2020-04-20T12:36:24.986226461</dc:date>
          </office:change-info>
          <table:previous>
            <table:change-track-table-cell/>
          </table:previous>
        </table:cell-content-change>
        <table:cell-content-change table:id="ct304">
          <table:cell-address table:column="6" table:row="2" table:table="4"/>
          <office:change-info>
            <dc:creator> </dc:creator>
            <dc:date>2020-04-20T12:36:24.986326876</dc:date>
          </office:change-info>
          <table:previous>
            <table:change-track-table-cell/>
          </table:previous>
        </table:cell-content-change>
        <table:cell-content-change table:id="ct305">
          <table:cell-address table:column="6" table:row="3" table:table="4"/>
          <office:change-info>
            <dc:creator> </dc:creator>
            <dc:date>2020-04-20T12:36:24.986427051</dc:date>
          </office:change-info>
          <table:previous>
            <table:change-track-table-cell/>
          </table:previous>
        </table:cell-content-change>
        <table:cell-content-change table:id="ct306">
          <table:cell-address table:column="6" table:row="4" table:table="4"/>
          <office:change-info>
            <dc:creator> </dc:creator>
            <dc:date>2020-04-20T12:36:24.986522282</dc:date>
          </office:change-info>
          <table:previous>
            <table:change-track-table-cell/>
          </table:previous>
        </table:cell-content-change>
        <table:cell-content-change table:id="ct307">
          <table:cell-address table:column="6" table:row="5" table:table="4"/>
          <office:change-info>
            <dc:creator> </dc:creator>
            <dc:date>2020-04-20T12:36:24.986629735</dc:date>
          </office:change-info>
          <table:previous>
            <table:change-track-table-cell/>
          </table:previous>
        </table:cell-content-change>
        <table:cell-content-change table:id="ct308">
          <table:cell-address table:column="6" table:row="6" table:table="4"/>
          <office:change-info>
            <dc:creator> </dc:creator>
            <dc:date>2020-04-20T12:36:24.986729101</dc:date>
          </office:change-info>
          <table:previous>
            <table:change-track-table-cell/>
          </table:previous>
        </table:cell-content-change>
        <table:cell-content-change table:id="ct309">
          <table:cell-address table:column="6" table:row="7" table:table="4"/>
          <office:change-info>
            <dc:creator> </dc:creator>
            <dc:date>2020-04-20T12:36:24.986832028</dc:date>
          </office:change-info>
          <table:previous>
            <table:change-track-table-cell/>
          </table:previous>
        </table:cell-content-change>
        <table:cell-content-change table:id="ct310">
          <table:cell-address table:column="6" table:row="8" table:table="4"/>
          <office:change-info>
            <dc:creator> </dc:creator>
            <dc:date>2020-04-20T12:36:24.986934524</dc:date>
          </office:change-info>
          <table:previous>
            <table:change-track-table-cell/>
          </table:previous>
        </table:cell-content-change>
        <table:cell-content-change table:id="ct311">
          <table:cell-address table:column="6" table:row="9" table:table="4"/>
          <office:change-info>
            <dc:creator> </dc:creator>
            <dc:date>2020-04-20T12:36:24.987037475</dc:date>
          </office:change-info>
          <table:previous>
            <table:change-track-table-cell/>
          </table:previous>
        </table:cell-content-change>
        <table:cell-content-change table:id="ct312">
          <table:cell-address table:column="6" table:row="10" table:table="4"/>
          <office:change-info>
            <dc:creator> </dc:creator>
            <dc:date>2020-04-20T12:36:24.987134321</dc:date>
          </office:change-info>
          <table:previous>
            <table:change-track-table-cell/>
          </table:previous>
        </table:cell-content-change>
        <table:cell-content-change table:id="ct313">
          <table:cell-address table:column="6" table:row="11" table:table="4"/>
          <office:change-info>
            <dc:creator> </dc:creator>
            <dc:date>2020-04-20T12:36:24.987231426</dc:date>
          </office:change-info>
          <table:previous>
            <table:change-track-table-cell/>
          </table:previous>
        </table:cell-content-change>
        <table:cell-content-change table:id="ct314">
          <table:cell-address table:column="6" table:row="12" table:table="4"/>
          <office:change-info>
            <dc:creator> </dc:creator>
            <dc:date>2020-04-20T12:36:24.987332061</dc:date>
          </office:change-info>
          <table:previous>
            <table:change-track-table-cell/>
          </table:previous>
        </table:cell-content-change>
        <table:cell-content-change table:id="ct315">
          <table:cell-address table:column="6" table:row="13" table:table="4"/>
          <office:change-info>
            <dc:creator> </dc:creator>
            <dc:date>2020-04-20T12:36:24.987432759</dc:date>
          </office:change-info>
          <table:previous>
            <table:change-track-table-cell/>
          </table:previous>
        </table:cell-content-change>
        <table:cell-content-change table:id="ct316">
          <table:cell-address table:column="6" table:row="14" table:table="4"/>
          <office:change-info>
            <dc:creator> </dc:creator>
            <dc:date>2020-04-20T12:36:24.987527374</dc:date>
          </office:change-info>
          <table:previous>
            <table:change-track-table-cell/>
          </table:previous>
        </table:cell-content-change>
        <table:cell-content-change table:id="ct317">
          <table:cell-address table:column="6" table:row="15" table:table="4"/>
          <office:change-info>
            <dc:creator> </dc:creator>
            <dc:date>2020-04-20T12:36:24.987636003</dc:date>
          </office:change-info>
          <table:previous>
            <table:change-track-table-cell/>
          </table:previous>
        </table:cell-content-change>
        <table:cell-content-change table:id="ct318">
          <table:cell-address table:column="6" table:row="16" table:table="4"/>
          <office:change-info>
            <dc:creator> </dc:creator>
            <dc:date>2020-04-20T12:36:24.987733540</dc:date>
          </office:change-info>
          <table:previous>
            <table:change-track-table-cell/>
          </table:previous>
        </table:cell-content-change>
        <table:cell-content-change table:id="ct319">
          <table:cell-address table:column="6" table:row="17" table:table="4"/>
          <office:change-info>
            <dc:creator> </dc:creator>
            <dc:date>2020-04-20T12:36:24.987833187</dc:date>
          </office:change-info>
          <table:previous>
            <table:change-track-table-cell/>
          </table:previous>
        </table:cell-content-change>
        <table:cell-content-change table:id="ct320">
          <table:cell-address table:column="6" table:row="18" table:table="4"/>
          <office:change-info>
            <dc:creator> </dc:creator>
            <dc:date>2020-04-20T12:36:24.987937278</dc:date>
          </office:change-info>
          <table:previous>
            <table:change-track-table-cell/>
          </table:previous>
        </table:cell-content-change>
        <table:cell-content-change table:id="ct321">
          <table:cell-address table:column="6" table:row="19" table:table="4"/>
          <office:change-info>
            <dc:creator> </dc:creator>
            <dc:date>2020-04-20T12:36:24.988035324</dc:date>
          </office:change-info>
          <table:previous>
            <table:change-track-table-cell/>
          </table:previous>
        </table:cell-content-change>
        <table:cell-content-change table:id="ct322">
          <table:cell-address table:column="6" table:row="20" table:table="4"/>
          <office:change-info>
            <dc:creator> </dc:creator>
            <dc:date>2020-04-20T12:36:24.988130907</dc:date>
          </office:change-info>
          <table:previous>
            <table:change-track-table-cell/>
          </table:previous>
        </table:cell-content-change>
        <table:cell-content-change table:id="ct323">
          <table:cell-address table:column="6" table:row="21" table:table="4"/>
          <office:change-info>
            <dc:creator> </dc:creator>
            <dc:date>2020-04-20T12:36:24.988202516</dc:date>
          </office:change-info>
          <table:previous>
            <table:change-track-table-cell/>
          </table:previous>
        </table:cell-content-change>
        <table:cell-content-change table:id="ct324">
          <table:cell-address table:column="6" table:row="22" table:table="4"/>
          <office:change-info>
            <dc:creator> </dc:creator>
            <dc:date>2020-04-20T12:36:24.988259944</dc:date>
          </office:change-info>
          <table:previous>
            <table:change-track-table-cell/>
          </table:previous>
        </table:cell-content-change>
        <table:cell-content-change table:id="ct325">
          <table:cell-address table:column="6" table:row="23" table:table="4"/>
          <office:change-info>
            <dc:creator> </dc:creator>
            <dc:date>2020-04-20T12:36:24.988339089</dc:date>
          </office:change-info>
          <table:previous>
            <table:change-track-table-cell/>
          </table:previous>
        </table:cell-content-change>
        <table:cell-content-change table:id="ct326">
          <table:cell-address table:column="6" table:row="24" table:table="4"/>
          <office:change-info>
            <dc:creator> </dc:creator>
            <dc:date>2020-04-20T12:36:24.988402376</dc:date>
          </office:change-info>
          <table:previous>
            <table:change-track-table-cell/>
          </table:previous>
        </table:cell-content-change>
        <table:cell-content-change table:id="ct327">
          <table:cell-address table:column="6" table:row="25" table:table="4"/>
          <office:change-info>
            <dc:creator> </dc:creator>
            <dc:date>2020-04-20T12:36:24.988458451</dc:date>
          </office:change-info>
          <table:previous>
            <table:change-track-table-cell/>
          </table:previous>
        </table:cell-content-change>
        <table:cell-content-change table:id="ct328">
          <table:cell-address table:column="7" table:row="0" table:table="4"/>
          <office:change-info>
            <dc:creator> </dc:creator>
            <dc:date>2020-04-20T12:36:24.988510894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1" table:table="4"/>
          <office:change-info>
            <dc:creator> </dc:creator>
            <dc:date>2020-04-20T12:36:24.988578640</dc:date>
          </office:change-info>
          <table:previous>
            <table:change-track-table-cell/>
          </table:previous>
        </table:cell-content-change>
        <table:cell-content-change table:id="ct330">
          <table:cell-address table:column="7" table:row="2" table:table="4"/>
          <office:change-info>
            <dc:creator> </dc:creator>
            <dc:date>2020-04-20T12:36:24.988652654</dc:date>
          </office:change-info>
          <table:previous>
            <table:change-track-table-cell/>
          </table:previous>
        </table:cell-content-change>
        <table:cell-content-change table:id="ct331">
          <table:cell-address table:column="7" table:row="3" table:table="4"/>
          <office:change-info>
            <dc:creator> </dc:creator>
            <dc:date>2020-04-20T12:36:24.988722842</dc:date>
          </office:change-info>
          <table:previous>
            <table:change-track-table-cell/>
          </table:previous>
        </table:cell-content-change>
        <table:cell-content-change table:id="ct332">
          <table:cell-address table:column="7" table:row="4" table:table="4"/>
          <office:change-info>
            <dc:creator> </dc:creator>
            <dc:date>2020-04-20T12:36:24.988791266</dc:date>
          </office:change-info>
          <table:previous>
            <table:change-track-table-cell/>
          </table:previous>
        </table:cell-content-change>
        <table:cell-content-change table:id="ct333">
          <table:cell-address table:column="7" table:row="5" table:table="4"/>
          <office:change-info>
            <dc:creator> </dc:creator>
            <dc:date>2020-04-20T12:36:24.988860165</dc:date>
          </office:change-info>
          <table:previous>
            <table:change-track-table-cell/>
          </table:previous>
        </table:cell-content-change>
        <table:cell-content-change table:id="ct334">
          <table:cell-address table:column="7" table:row="6" table:table="4"/>
          <office:change-info>
            <dc:creator> </dc:creator>
            <dc:date>2020-04-20T12:36:24.988928264</dc:date>
          </office:change-info>
          <table:previous>
            <table:change-track-table-cell/>
          </table:previous>
        </table:cell-content-change>
        <table:cell-content-change table:id="ct335">
          <table:cell-address table:column="7" table:row="7" table:table="4"/>
          <office:change-info>
            <dc:creator> </dc:creator>
            <dc:date>2020-04-20T12:36:24.988996870</dc:date>
          </office:change-info>
          <table:previous>
            <table:change-track-table-cell/>
          </table:previous>
        </table:cell-content-change>
        <table:cell-content-change table:id="ct336">
          <table:cell-address table:column="7" table:row="8" table:table="4"/>
          <office:change-info>
            <dc:creator> </dc:creator>
            <dc:date>2020-04-20T12:36:24.989096812</dc:date>
          </office:change-info>
          <table:previous>
            <table:change-track-table-cell/>
          </table:previous>
        </table:cell-content-change>
        <table:cell-content-change table:id="ct337">
          <table:cell-address table:column="7" table:row="9" table:table="4"/>
          <office:change-info>
            <dc:creator> </dc:creator>
            <dc:date>2020-04-20T12:36:24.989168497</dc:date>
          </office:change-info>
          <table:previous>
            <table:change-track-table-cell/>
          </table:previous>
        </table:cell-content-change>
        <table:cell-content-change table:id="ct338">
          <table:cell-address table:column="7" table:row="10" table:table="4"/>
          <office:change-info>
            <dc:creator> </dc:creator>
            <dc:date>2020-04-20T12:36:24.989237178</dc:date>
          </office:change-info>
          <table:previous>
            <table:change-track-table-cell/>
          </table:previous>
        </table:cell-content-change>
        <table:cell-content-change table:id="ct339">
          <table:cell-address table:column="7" table:row="11" table:table="4"/>
          <office:change-info>
            <dc:creator> </dc:creator>
            <dc:date>2020-04-20T12:36:24.989305894</dc:date>
          </office:change-info>
          <table:previous>
            <table:change-track-table-cell/>
          </table:previous>
        </table:cell-content-change>
        <table:cell-content-change table:id="ct340">
          <table:cell-address table:column="7" table:row="12" table:table="4"/>
          <office:change-info>
            <dc:creator> </dc:creator>
            <dc:date>2020-04-20T12:36:24.989375110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13" table:table="4"/>
          <office:change-info>
            <dc:creator> </dc:creator>
            <dc:date>2020-04-20T12:36:24.989448022</dc:date>
          </office:change-info>
          <table:previous>
            <table:change-track-table-cell/>
          </table:previous>
        </table:cell-content-change>
        <table:cell-content-change table:id="ct342">
          <table:cell-address table:column="7" table:row="14" table:table="4"/>
          <office:change-info>
            <dc:creator> </dc:creator>
            <dc:date>2020-04-20T12:36:24.989516318</dc:date>
          </office:change-info>
          <table:previous>
            <table:change-track-table-cell/>
          </table:previous>
        </table:cell-content-change>
        <table:cell-content-change table:id="ct343">
          <table:cell-address table:column="7" table:row="15" table:table="4"/>
          <office:change-info>
            <dc:creator> </dc:creator>
            <dc:date>2020-04-20T12:36:24.989584264</dc:date>
          </office:change-info>
          <table:previous>
            <table:change-track-table-cell/>
          </table:previous>
        </table:cell-content-change>
        <table:cell-content-change table:id="ct344">
          <table:cell-address table:column="7" table:row="16" table:table="4"/>
          <office:change-info>
            <dc:creator> </dc:creator>
            <dc:date>2020-04-20T12:36:24.989652001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17" table:table="4"/>
          <office:change-info>
            <dc:creator> </dc:creator>
            <dc:date>2020-04-20T12:36:24.989722291</dc:date>
          </office:change-info>
          <table:previous>
            <table:change-track-table-cell/>
          </table:previous>
        </table:cell-content-change>
        <table:cell-content-change table:id="ct346">
          <table:cell-address table:column="7" table:row="18" table:table="4"/>
          <office:change-info>
            <dc:creator> </dc:creator>
            <dc:date>2020-04-20T12:36:24.989791098</dc:date>
          </office:change-info>
          <table:previous>
            <table:change-track-table-cell/>
          </table:previous>
        </table:cell-content-change>
        <table:cell-content-change table:id="ct347">
          <table:cell-address table:column="7" table:row="19" table:table="4"/>
          <office:change-info>
            <dc:creator> </dc:creator>
            <dc:date>2020-04-20T12:36:24.989860437</dc:date>
          </office:change-info>
          <table:previous>
            <table:change-track-table-cell/>
          </table:previous>
        </table:cell-content-change>
        <table:cell-content-change table:id="ct348">
          <table:cell-address table:column="7" table:row="20" table:table="4"/>
          <office:change-info>
            <dc:creator> </dc:creator>
            <dc:date>2020-04-20T12:36:24.989929463</dc:date>
          </office:change-info>
          <table:previous>
            <table:change-track-table-cell/>
          </table:previous>
        </table:cell-content-change>
        <table:cell-content-change table:id="ct349">
          <table:cell-address table:column="7" table:row="21" table:table="4"/>
          <office:change-info>
            <dc:creator> </dc:creator>
            <dc:date>2020-04-20T12:36:24.990000092</dc:date>
          </office:change-info>
          <table:previous>
            <table:change-track-table-cell/>
          </table:previous>
        </table:cell-content-change>
        <table:cell-content-change table:id="ct350">
          <table:cell-address table:column="7" table:row="22" table:table="4"/>
          <office:change-info>
            <dc:creator> </dc:creator>
            <dc:date>2020-04-20T12:36:24.990071271</dc:date>
          </office:change-info>
          <table:previous>
            <table:change-track-table-cell/>
          </table:previous>
        </table:cell-content-change>
        <table:cell-content-change table:id="ct351">
          <table:cell-address table:column="7" table:row="23" table:table="4"/>
          <office:change-info>
            <dc:creator> </dc:creator>
            <dc:date>2020-04-20T12:36:24.990145611</dc:date>
          </office:change-info>
          <table:previous>
            <table:change-track-table-cell/>
          </table:previous>
        </table:cell-content-change>
        <table:cell-content-change table:id="ct352">
          <table:cell-address table:column="7" table:row="24" table:table="4"/>
          <office:change-info>
            <dc:creator> </dc:creator>
            <dc:date>2020-04-20T12:36:24.990293807</dc:date>
          </office:change-info>
          <table:previous>
            <table:change-track-table-cell/>
          </table:previous>
        </table:cell-content-change>
        <table:cell-content-change table:id="ct353">
          <table:cell-address table:column="7" table:row="25" table:table="4"/>
          <office:change-info>
            <dc:creator> </dc:creator>
            <dc:date>2020-04-20T12:36:24.990409915</dc:date>
          </office:change-info>
          <table:previous>
            <table:change-track-table-cell/>
          </table:previous>
        </table:cell-content-change>
        <table:cell-content-change table:id="ct354">
          <table:cell-address table:column="1" table:row="25" table:table="4"/>
          <office:change-info>
            <dc:creator> </dc:creator>
            <dc:date>2020-04-20T12:36:49.266727505</dc:date>
          </office:change-info>
          <table:previous table:id="ct249">
            <table:change-track-table-cell table:cell-address="'cylindrique 3'.B26" table:formula="of:=-[.C9]*(-0.5*[.C15]*[.C7]/[.C9]+[.C18]/([.C9]*[.C7]))" office:value-type="float" office:value="507.555733809326"/>
          </table:previous>
        </table:cell-content-change>
        <table:cell-content-change table:id="ct355">
          <table:cell-address table:column="1" table:row="26" table:table="4"/>
          <office:change-info>
            <dc:creator> </dc:creator>
            <dc:date>2020-04-20T12:36:49.266835686</dc:date>
          </office:change-info>
          <table:previous table:id="ct250">
            <table:change-track-table-cell table:cell-address="'cylindrique 3'.B27" table:formula="of:=-[.C9]*(-0.5*[.C15]*[.C8]/[.C9]+[.C18]/([.C9]*[.C8]))" office:value-type="float" office:value="209.164073065414"/>
          </table:previous>
        </table:cell-content-change>
        <table:cell-content-change table:id="ct356">
          <table:cell-address table:column="2" table:row="25" table:table="4"/>
          <office:change-info>
            <dc:creator> </dc:creator>
            <dc:date>2020-04-20T12:36:49.266896968</dc:date>
          </office:change-info>
          <table:previous table:id="ct265">
            <table:change-track-table-cell table:cell-address="'cylindrique 3'.C26" table:formula="of:=[.C13]" office:value-type="float" office:value="0"/>
          </table:previous>
        </table:cell-content-change>
        <table:cell-content-change table:id="ct357">
          <table:cell-address table:column="2" table:row="26" table:table="4"/>
          <office:change-info>
            <dc:creator> </dc:creator>
            <dc:date>2020-04-20T12:36:49.266961681</dc:date>
          </office:change-info>
          <table:previous table:id="ct266">
            <table:change-track-table-cell table:cell-address="'cylindrique 3'.C27" table:formula="of:=[.C12]*(-[.C15]*[.C8]^2/(4*[.C9]) + [.C18]/[.C9]*LN([.C8])+[.C19]-[.C14])" office:value-type="float" office:value="-0"/>
          </table:previous>
        </table:cell-content-change>
        <table:cell-content-change table:id="ct358">
          <table:cell-address table:column="1" table:row="14" table:table="4"/>
          <office:change-info>
            <dc:creator> </dc:creator>
            <dc:date>2020-04-20T12:37:03.801830994</dc:date>
          </office:change-info>
          <table:previous table:id="ct244">
            <table:change-track-table-cell office:value-type="string">
              <text:p>s0</text:p>
            </table:change-track-table-cell>
          </table:previous>
        </table:cell-content-change>
        <table:cell-content-change table:id="ct359">
          <table:cell-address table:column="2" table:row="14" table:table="4"/>
          <office:change-info>
            <dc:creator> </dc:creator>
            <dc:date>2020-04-20T12:37:07.493480980</dc:date>
          </office:change-info>
          <table:previous table:id="ct261">
            <table:change-track-table-cell office:value-type="float" office:value="500"/>
          </table:previous>
        </table:cell-content-change>
        <table:cell-content-change table:id="ct360">
          <table:cell-address table:column="1" table:row="11" table:table="4"/>
          <office:change-info>
            <dc:creator> </dc:creator>
            <dc:date>2020-04-20T12:37:15.248039319</dc:date>
          </office:change-info>
          <table:previous table:id="ct241">
            <table:change-track-table-cell office:value-type="string">
              <text:p>hd</text:p>
            </table:change-track-table-cell>
          </table:previous>
        </table:cell-content-change>
        <table:cell-content-change table:id="ct361">
          <table:cell-address table:column="1" table:row="12" table:table="4"/>
          <office:change-info>
            <dc:creator> </dc:creator>
            <dc:date>2020-04-20T12:37:15.248061378</dc:date>
          </office:change-info>
          <table:previous table:id="ct242">
            <table:change-track-table-cell office:value-type="string">
              <text:p>phig</text:p>
            </table:change-track-table-cell>
          </table:previous>
        </table:cell-content-change>
        <table:cell-content-change table:id="ct362">
          <table:cell-address table:column="2" table:row="11" table:table="4"/>
          <office:change-info>
            <dc:creator> </dc:creator>
            <dc:date>2020-04-20T12:37:15.248096541</dc:date>
          </office:change-info>
          <table:previous table:id="ct258">
            <table:change-track-table-cell office:value-type="float" office:value="10"/>
          </table:previous>
        </table:cell-content-change>
        <table:cell-content-change table:id="ct363">
          <table:cell-address table:column="2" table:row="12" table:table="4"/>
          <office:change-info>
            <dc:creator> </dc:creator>
            <dc:date>2020-04-20T12:37:15.248108465</dc:date>
          </office:change-info>
          <table:previous table:id="ct259">
            <table:change-track-table-cell office:value-type="float" office:value="0"/>
          </table:previous>
        </table:cell-content-change>
        <table:cell-content-change table:id="ct364">
          <table:cell-address table:column="1" table:row="21" table:table="4"/>
          <office:change-info>
            <dc:creator> </dc:creator>
            <dc:date>2020-04-20T12:37:35.770975742</dc:date>
          </office:change-info>
          <table:previous table:id="ct248">
            <table:change-track-table-cell table:cell-address="'cylindrique 3'.B22" table:formula="of:=[.C13]+[.C9]*([.C15]*[.C7]/(2*[.C9])+[.C18]/([.C7]*[.C9]))" office:value-type="float" office:value="42.5075"/>
          </table:previous>
        </table:cell-content-change>
        <table:cell-content-change table:id="ct365">
          <table:cell-address table:column="2" table:row="21" table:table="4"/>
          <office:change-info>
            <dc:creator> </dc:creator>
            <dc:date>2020-04-20T12:37:52.971457370</dc:date>
          </office:change-info>
          <table:previous table:id="ct264">
            <table:change-track-table-cell table:cell-address="'cylindrique 3'.C22" table:formula="of:=[.C9]*([.C15]*[.C8]/(2*[.C9])+[.C18]/([.C8]*[.C9]))+[.C12]*(-[.C15]*[.C8]^2/(4*[.C9])+[.C18]/[.C9]*LN([.C8])+[.C19]-[.C14])" office:value-type="float" office:value="63.8365"/>
          </table:previous>
        </table:cell-content-change>
        <table:cell-content-change table:id="ct366">
          <table:cell-address table:column="2" table:row="17" table:table="4"/>
          <office:change-info>
            <dc:creator> </dc:creator>
            <dc:date>2020-04-20T12:38:32.779537469</dc:date>
          </office:change-info>
          <table:previous table:id="ct262">
            <table:change-track-table-cell office:value-type="float" office:value="2.5"/>
          </table:previous>
        </table:cell-content-change>
        <table:cell-content-change table:id="ct367">
          <table:cell-address table:column="2" table:row="18" table:table="4"/>
          <office:change-info>
            <dc:creator> </dc:creator>
            <dc:date>2020-04-20T12:38:32.779650347</dc:date>
          </office:change-info>
          <table:previous table:id="ct263">
            <table:change-track-table-cell office:value-type="float" office:value="318.998018699967"/>
          </table:previous>
        </table:cell-content-change>
        <table:cell-content-change table:id="ct368">
          <table:cell-address table:column="2" table:row="17" table:table="4"/>
          <office:change-info>
            <dc:creator> </dc:creator>
            <dc:date>2020-04-20T12:38:32.779743348</dc:date>
          </office:change-info>
          <table:previous table:id="ct366">
            <table:change-track-table-cell office:value-type="float" office:value="0"/>
          </table:previous>
        </table:cell-content-change>
        <table:cell-content-change table:id="ct369">
          <table:cell-address table:column="2" table:row="17" table:table="4"/>
          <office:change-info>
            <dc:creator> </dc:creator>
            <dc:date>2020-04-20T12:38:32.779814980</dc:date>
          </office:change-info>
          <table:previous table:id="ct368">
            <table:change-track-table-cell office:value-type="float" office:value="1"/>
          </table:previous>
        </table:cell-content-change>
        <table:cell-content-change table:id="ct370">
          <table:cell-address table:column="2" table:row="17" table:table="4"/>
          <office:change-info>
            <dc:creator> </dc:creator>
            <dc:date>2020-04-20T12:38:32.779887726</dc:date>
          </office:change-info>
          <table:previous table:id="ct369">
            <table:change-track-table-cell office:value-type="float" office:value="2"/>
          </table:previous>
        </table:cell-content-change>
        <table:cell-content-change table:id="ct371">
          <table:cell-address table:column="2" table:row="18" table:table="4"/>
          <office:change-info>
            <dc:creator> </dc:creator>
            <dc:date>2020-04-20T12:38:32.779968961</dc:date>
          </office:change-info>
          <table:previous table:id="ct367">
            <table:change-track-table-cell office:value-type="float" office:value="0"/>
          </table:previous>
        </table:cell-content-change>
        <table:cell-content-change table:id="ct372">
          <table:cell-address table:column="2" table:row="18" table:table="4"/>
          <office:change-info>
            <dc:creator> </dc:creator>
            <dc:date>2020-04-20T12:38:32.780044303</dc:date>
          </office:change-info>
          <table:previous table:id="ct371">
            <table:change-track-table-cell office:value-type="float" office:value="1"/>
          </table:previous>
        </table:cell-content-change>
        <table:cell-content-change table:id="ct373">
          <table:cell-address table:column="2" table:row="18" table:table="4"/>
          <office:change-info>
            <dc:creator> </dc:creator>
            <dc:date>2020-04-20T12:38:32.780165339</dc:date>
          </office:change-info>
          <table:previous table:id="ct372">
            <table:change-track-table-cell office:value-type="float" office:value="2"/>
          </table:previous>
        </table:cell-content-change>
        <table:cell-content-change table:id="ct374">
          <table:cell-address table:column="2" table:row="17" table:table="4"/>
          <office:change-info>
            <dc:creator> </dc:creator>
            <dc:date>2020-04-20T12:38:32.789191888</dc:date>
          </office:change-info>
          <table:previous table:id="ct370">
            <table:change-track-table-cell office:value-type="float" office:value="0"/>
          </table:previous>
        </table:cell-content-change>
        <table:cell-content-change table:id="ct375">
          <table:cell-address table:column="2" table:row="18" table:table="4"/>
          <office:change-info>
            <dc:creator> </dc:creator>
            <dc:date>2020-04-20T12:38:32.789329106</dc:date>
          </office:change-info>
          <table:previous table:id="ct373">
            <table:change-track-table-cell office:value-type="float" office:value="0"/>
          </table:previous>
        </table:cell-content-change>
        <table:cell-content-change table:id="ct376">
          <table:cell-address table:column="7" table:row="1" table:table="4"/>
          <office:change-info>
            <dc:creator> </dc:creator>
            <dc:date>2020-04-20T12:39:00.919224949</dc:date>
          </office:change-info>
          <table:previous table:id="ct329">
            <table:change-track-table-cell table:cell-address="'cylindrique 3'.H2" table:formula="of:=-[.$C$15]*[.F2]^2/(4*[.$C$9])+[.$C$18]/[.$C$9]*LN([.F2])+[.$C$19]" office:value-type="float" office:value="370.600796581188"/>
          </table:previous>
        </table:cell-content-change>
        <table:cell-content-change table:id="ct377">
          <table:cell-address table:column="7" table:row="2" table:table="4"/>
          <office:change-info>
            <dc:creator> </dc:creator>
            <dc:date>2020-04-20T12:39:04.041484523</dc:date>
          </office:change-info>
          <table:previous table:id="ct330">
            <table:change-track-table-cell table:cell-address="'cylindrique 3'.H3" table:formula="of:=-[.$C$15]*[.F3]^2/(4*[.$C$9])+[.$C$18]/[.$C$9]*LN([.F3])+[.$C$19]" office:value-type="float" office:value="365.284323395207"/>
          </table:previous>
        </table:cell-content-change>
        <table:cell-content-change table:id="ct378">
          <table:cell-address table:column="7" table:row="3" table:table="4"/>
          <office:change-info>
            <dc:creator> </dc:creator>
            <dc:date>2020-04-20T12:39:04.041607829</dc:date>
          </office:change-info>
          <table:previous table:id="ct331">
            <table:change-track-table-cell table:cell-address="'cylindrique 3'.H4" table:formula="of:=-[.$C$15]*[.F4]^2/(4*[.$C$9])+[.$C$18]/[.$C$9]*LN([.F4])+[.$C$19]" office:value-type="float" office:value="360.363135234508"/>
          </table:previous>
        </table:cell-content-change>
        <table:cell-content-change table:id="ct379">
          <table:cell-address table:column="7" table:row="4" table:table="4"/>
          <office:change-info>
            <dc:creator> </dc:creator>
            <dc:date>2020-04-20T12:39:04.041708597</dc:date>
          </office:change-info>
          <table:previous table:id="ct332">
            <table:change-track-table-cell table:cell-address="'cylindrique 3'.H5" table:formula="of:=-[.$C$15]*[.F5]^2/(4*[.$C$9])+[.$C$18]/[.$C$9]*LN([.F5])+[.$C$19]" office:value-type="float" office:value="355.775569130891"/>
          </table:previous>
        </table:cell-content-change>
        <table:cell-content-change table:id="ct380">
          <table:cell-address table:column="7" table:row="5" table:table="4"/>
          <office:change-info>
            <dc:creator> </dc:creator>
            <dc:date>2020-04-20T12:39:04.041837324</dc:date>
          </office:change-info>
          <table:previous table:id="ct333">
            <table:change-track-table-cell table:cell-address="'cylindrique 3'.H6" table:formula="of:=-[.$C$15]*[.F6]^2/(4*[.$C$9])+[.$C$18]/[.$C$9]*LN([.F6])+[.$C$19]" office:value-type="float" office:value="351.472823674775"/>
          </table:previous>
        </table:cell-content-change>
        <table:cell-content-change table:id="ct381">
          <table:cell-address table:column="7" table:row="6" table:table="4"/>
          <office:change-info>
            <dc:creator> </dc:creator>
            <dc:date>2020-04-20T12:39:04.041933471</dc:date>
          </office:change-info>
          <table:previous table:id="ct334">
            <table:change-track-table-cell table:cell-address="'cylindrique 3'.H7" table:formula="of:=-[.$C$15]*[.F7]^2/(4*[.$C$9])+[.$C$18]/[.$C$9]*LN([.F7])+[.$C$19]" office:value-type="float" office:value="347.415613506193"/>
          </table:previous>
        </table:cell-content-change>
        <table:cell-content-change table:id="ct382">
          <table:cell-address table:column="7" table:row="7" table:table="4"/>
          <office:change-info>
            <dc:creator> </dc:creator>
            <dc:date>2020-04-20T12:39:04.042014490</dc:date>
          </office:change-info>
          <table:previous table:id="ct335">
            <table:change-track-table-cell table:cell-address="'cylindrique 3'.H8" table:formula="of:=-[.$C$15]*[.F8]^2/(4*[.$C$9])+[.$C$18]/[.$C$9]*LN([.F8])+[.$C$19]" office:value-type="float" office:value="343.57184548166"/>
          </table:previous>
        </table:cell-content-change>
        <table:cell-content-change table:id="ct383">
          <table:cell-address table:column="7" table:row="8" table:table="4"/>
          <office:change-info>
            <dc:creator> </dc:creator>
            <dc:date>2020-04-20T12:39:04.042097974</dc:date>
          </office:change-info>
          <table:previous table:id="ct336">
            <table:change-track-table-cell table:cell-address="'cylindrique 3'.H9" table:formula="of:=-[.$C$15]*[.F9]^2/(4*[.$C$9])+[.$C$18]/[.$C$9]*LN([.F9])+[.$C$19]" office:value-type="float" office:value="339.914963563911"/>
          </table:previous>
        </table:cell-content-change>
        <table:cell-content-change table:id="ct384">
          <table:cell-address table:column="7" table:row="9" table:table="4"/>
          <office:change-info>
            <dc:creator> </dc:creator>
            <dc:date>2020-04-20T12:39:04.042182797</dc:date>
          </office:change-info>
          <table:previous table:id="ct337">
            <table:change-track-table-cell table:cell-address="'cylindrique 3'.H10" table:formula="of:=-[.$C$15]*[.F10]^2/(4*[.$C$9])+[.$C$18]/[.$C$9]*LN([.F10])+[.$C$19]" office:value-type="float" office:value="336.422744024506"/>
          </table:previous>
        </table:cell-content-change>
        <table:cell-content-change table:id="ct385">
          <table:cell-address table:column="7" table:row="10" table:table="4"/>
          <office:change-info>
            <dc:creator> </dc:creator>
            <dc:date>2020-04-20T12:39:04.042298340</dc:date>
          </office:change-info>
          <table:previous table:id="ct338">
            <table:change-track-table-cell table:cell-address="'cylindrique 3'.H11" table:formula="of:=-[.$C$15]*[.F11]^2/(4*[.$C$9])+[.$C$18]/[.$C$9]*LN([.F11])+[.$C$19]" office:value-type="float" office:value="333.076401493686"/>
          </table:previous>
        </table:cell-content-change>
        <table:cell-content-change table:id="ct386">
          <table:cell-address table:column="7" table:row="11" table:table="4"/>
          <office:change-info>
            <dc:creator> </dc:creator>
            <dc:date>2020-04-20T12:39:04.042398239</dc:date>
          </office:change-info>
          <table:previous table:id="ct339">
            <table:change-track-table-cell table:cell-address="'cylindrique 3'.H12" table:formula="of:=-[.$C$15]*[.F12]^2/(4*[.$C$9])+[.$C$18]/[.$C$9]*LN([.F12])+[.$C$19]" office:value-type="float" office:value="329.859914320514"/>
          </table:previous>
        </table:cell-content-change>
        <table:cell-content-change table:id="ct387">
          <table:cell-address table:column="7" table:row="12" table:table="4"/>
          <office:change-info>
            <dc:creator> </dc:creator>
            <dc:date>2020-04-20T12:39:04.042495618</dc:date>
          </office:change-info>
          <table:previous table:id="ct340">
            <table:change-track-table-cell table:cell-address="'cylindrique 3'.H13" table:formula="of:=-[.$C$15]*[.F13]^2/(4*[.$C$9])+[.$C$18]/[.$C$9]*LN([.F13])+[.$C$19]" office:value-type="float" office:value="326.759507688474"/>
          </table:previous>
        </table:cell-content-change>
        <table:cell-content-change table:id="ct388">
          <table:cell-address table:column="7" table:row="13" table:table="4"/>
          <office:change-info>
            <dc:creator> </dc:creator>
            <dc:date>2020-04-20T12:39:04.042583064</dc:date>
          </office:change-info>
          <table:previous table:id="ct341">
            <table:change-track-table-cell table:cell-address="'cylindrique 3'.H14" table:formula="of:=-[.$C$15]*[.F14]^2/(4*[.$C$9])+[.$C$18]/[.$C$9]*LN([.F14])+[.$C$19]" office:value-type="float" office:value="323.763252190496"/>
          </table:previous>
        </table:cell-content-change>
        <table:cell-content-change table:id="ct389">
          <table:cell-address table:column="7" table:row="14" table:table="4"/>
          <office:change-info>
            <dc:creator> </dc:creator>
            <dc:date>2020-04-20T12:39:04.042700642</dc:date>
          </office:change-info>
          <table:previous table:id="ct342">
            <table:change-track-table-cell table:cell-address="'cylindrique 3'.H15" table:formula="of:=-[.$C$15]*[.F15]^2/(4*[.$C$9])+[.$C$18]/[.$C$9]*LN([.F15])+[.$C$19]" office:value-type="float" office:value="320.860748233435"/>
          </table:previous>
        </table:cell-content-change>
        <table:cell-content-change table:id="ct390">
          <table:cell-address table:column="7" table:row="15" table:table="4"/>
          <office:change-info>
            <dc:creator> </dc:creator>
            <dc:date>2020-04-20T12:39:04.042769712</dc:date>
          </office:change-info>
          <table:previous table:id="ct343">
            <table:change-track-table-cell table:cell-address="'cylindrique 3'.H16" table:formula="of:=-[.$C$15]*[.F16]^2/(4*[.$C$9])+[.$C$18]/[.$C$9]*LN([.F16])+[.$C$19]" office:value-type="float" office:value="318.042875150501"/>
          </table:previous>
        </table:cell-content-change>
        <table:cell-content-change table:id="ct391">
          <table:cell-address table:column="7" table:row="16" table:table="4"/>
          <office:change-info>
            <dc:creator> </dc:creator>
            <dc:date>2020-04-20T12:39:04.042848621</dc:date>
          </office:change-info>
          <table:previous table:id="ct344">
            <table:change-track-table-cell table:cell-address="'cylindrique 3'.H17" table:formula="of:=-[.$C$15]*[.F17]^2/(4*[.$C$9])+[.$C$18]/[.$C$9]*LN([.F17])+[.$C$19]" office:value-type="float" office:value="315.301589725991"/>
          </table:previous>
        </table:cell-content-change>
        <table:cell-content-change table:id="ct392">
          <table:cell-address table:column="7" table:row="17" table:table="4"/>
          <office:change-info>
            <dc:creator> </dc:creator>
            <dc:date>2020-04-20T12:39:04.042913357</dc:date>
          </office:change-info>
          <table:previous table:id="ct345">
            <table:change-track-table-cell table:cell-address="'cylindrique 3'.H18" table:formula="of:=-[.$C$15]*[.F18]^2/(4*[.$C$9])+[.$C$18]/[.$C$9]*LN([.F18])+[.$C$19]" office:value-type="float" office:value="312.629762895452"/>
          </table:previous>
        </table:cell-content-change>
        <table:cell-content-change table:id="ct393">
          <table:cell-address table:column="7" table:row="18" table:table="4"/>
          <office:change-info>
            <dc:creator> </dc:creator>
            <dc:date>2020-04-20T12:39:04.042978831</dc:date>
          </office:change-info>
          <table:previous table:id="ct346">
            <table:change-track-table-cell table:cell-address="'cylindrique 3'.H19" table:formula="of:=-[.$C$15]*[.F19]^2/(4*[.$C$9])+[.$C$18]/[.$C$9]*LN([.F19])+[.$C$19]" office:value-type="float" office:value="310.02104625711"/>
          </table:previous>
        </table:cell-content-change>
        <table:cell-content-change table:id="ct394">
          <table:cell-address table:column="7" table:row="19" table:table="4"/>
          <office:change-info>
            <dc:creator> </dc:creator>
            <dc:date>2020-04-20T12:39:04.043044062</dc:date>
          </office:change-info>
          <table:previous table:id="ct347">
            <table:change-track-table-cell table:cell-address="'cylindrique 3'.H20" table:formula="of:=-[.$C$15]*[.F20]^2/(4*[.$C$9])+[.$C$18]/[.$C$9]*LN([.F20])+[.$C$19]" office:value-type="float" office:value="307.469762093339"/>
          </table:previous>
        </table:cell-content-change>
        <table:cell-content-change table:id="ct395">
          <table:cell-address table:column="7" table:row="20" table:table="4"/>
          <office:change-info>
            <dc:creator> </dc:creator>
            <dc:date>2020-04-20T12:39:04.043127782</dc:date>
          </office:change-info>
          <table:previous table:id="ct348">
            <table:change-track-table-cell table:cell-address="'cylindrique 3'.H21" table:formula="of:=-[.$C$15]*[.F21]^2/(4*[.$C$9])+[.$C$18]/[.$C$9]*LN([.F21])+[.$C$19]" office:value-type="float" office:value="304.970812102023"/>
          </table:previous>
        </table:cell-content-change>
        <table:cell-content-change table:id="ct396">
          <table:cell-address table:column="7" table:row="21" table:table="4"/>
          <office:change-info>
            <dc:creator> </dc:creator>
            <dc:date>2020-04-20T12:39:04.043200032</dc:date>
          </office:change-info>
          <table:previous table:id="ct349">
            <table:change-track-table-cell table:cell-address="'cylindrique 3'.H22" table:formula="of:=-[.$C$15]*[.F22]^2/(4*[.$C$9])+[.$C$18]/[.$C$9]*LN([.F22])+[.$C$19]" office:value-type="float" office:value="302.519601143612"/>
          </table:previous>
        </table:cell-content-change>
        <table:cell-content-change table:id="ct397">
          <table:cell-address table:column="7" table:row="22" table:table="4"/>
          <office:change-info>
            <dc:creator> </dc:creator>
            <dc:date>2020-04-20T12:39:04.043292890</dc:date>
          </office:change-info>
          <table:previous table:id="ct350">
            <table:change-track-table-cell table:cell-address="'cylindrique 3'.H23" table:formula="of:=-[.$C$15]*[.F23]^2/(4*[.$C$9])+[.$C$18]/[.$C$9]*LN([.F23])+[.$C$19]" office:value-type="float" office:value="300.111973133551"/>
          </table:previous>
        </table:cell-content-change>
        <table:cell-content-change table:id="ct398">
          <table:cell-address table:column="7" table:row="23" table:table="4"/>
          <office:change-info>
            <dc:creator> </dc:creator>
            <dc:date>2020-04-20T12:39:04.043390863</dc:date>
          </office:change-info>
          <table:previous table:id="ct351">
            <table:change-track-table-cell table:cell-address="'cylindrique 3'.H24" table:formula="of:=-[.$C$15]*[.F24]^2/(4*[.$C$9])+[.$C$18]/[.$C$9]*LN([.F24])+[.$C$19]" office:value-type="float" office:value="297.744156830199"/>
          </table:previous>
        </table:cell-content-change>
        <table:cell-content-change table:id="ct399">
          <table:cell-address table:column="7" table:row="24" table:table="4"/>
          <office:change-info>
            <dc:creator> </dc:creator>
            <dc:date>2020-04-20T12:39:04.043478668</dc:date>
          </office:change-info>
          <table:previous table:id="ct352">
            <table:change-track-table-cell table:cell-address="'cylindrique 3'.H25" table:formula="of:=-[.$C$15]*[.F25]^2/(4*[.$C$9])+[.$C$18]/[.$C$9]*LN([.F25])+[.$C$19]" office:value-type="float" office:value="295.412719740065"/>
          </table:previous>
        </table:cell-content-change>
        <table:cell-content-change table:id="ct400">
          <table:cell-address table:column="7" table:row="25" table:table="4"/>
          <office:change-info>
            <dc:creator> </dc:creator>
            <dc:date>2020-04-20T12:39:04.043592058</dc:date>
          </office:change-info>
          <table:previous table:id="ct353">
            <table:change-track-table-cell table:cell-address="'cylindrique 3'.H26" table:formula="of:=-[.$C$15]*[.F26]^2/(4*[.$C$9])+[.$C$18]/[.$C$9]*LN([.F26])+[.$C$19]" office:value-type="float" office:value="293.114528724145"/>
          </table:previous>
        </table:cell-content-change>
      </table:tracked-changes>
      <table:calculation-settings table:automatic-find-labels="false" table:use-regular-expressions="false" table:use-wildcards="true"/>
      <table:table table:name="monocouche_source_constante" table:style-name="ta1">
        <table:shapes>
          <draw:frame draw:z-index="0" draw:style-name="gr1" draw:text-style-name="P1" svg:width="159.99mm" svg:height="89.99mm" svg:x="145.55mm" svg:y="12.95mm">
            <draw:object draw:notify-on-update-of-ranges="monocouche_source_constante.E2:monocouche_source_constante.E22 monocouche_source_constante.F1:monocouche_source_constante.F1 monocouche_source_constante.F2:monocouche_source_constante.F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X_ref</text:p>
          </table:table-cell>
          <table:table-cell office:value-type="string" calcext:value-type="string">
            <text:p>T(X)</text:p>
          </table:table-cell>
        </table:table-row>
        <table:table-row table:style-name="ro1">
          <table:table-cell table:number-columns-repeated="3"/>
          <table:table-cell table:formula="of:=0" office:value-type="float" office:value="0" calcext:value-type="float">
            <text:p>0</text:p>
          </table:table-cell>
          <table:table-cell table:formula="of:=[.D2]/[.$B$6]" office:value-type="float" office:value="0" calcext:value-type="float">
            <text:p>0</text:p>
          </table:table-cell>
          <table:table-cell table:formula="of:=-0.5*[.$B$8]/[.$B$4]*[.D2]^2+[.$B$11]" office:value-type="float" office:value="291.75" calcext:value-type="float">
            <text:p>291,75</text:p>
          </table:table-cell>
        </table:table-row>
        <table:table-row table:style-name="ro1">
          <table:table-cell table:number-columns-repeated="3"/>
          <table:table-cell table:formula="of:=[.D2]+[.$B$6]/[.$B$7]" office:value-type="float" office:value="0.005" calcext:value-type="float">
            <text:p>0,005</text:p>
          </table:table-cell>
          <table:table-cell table:formula="of:=[.D3]/[.$B$6]" office:value-type="float" office:value="0.05" calcext:value-type="float">
            <text:p>0,05</text:p>
          </table:table-cell>
          <table:table-cell table:formula="of:=-0.5*[.$B$8]/[.$B$4]*[.D3]^2+[.$B$11]" office:value-type="float" office:value="291.735" calcext:value-type="float">
            <text:p>291,73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W/(K.m)</text:p>
          </table:table-cell>
          <table:table-cell table:formula="of:=[.D3]+[.$B$6]/[.$B$7]" office:value-type="float" office:value="0.01" calcext:value-type="float">
            <text:p>0,01</text:p>
          </table:table-cell>
          <table:table-cell table:formula="of:=[.D4]/[.$B$6]" office:value-type="float" office:value="0.1" calcext:value-type="float">
            <text:p>0,1</text:p>
          </table:table-cell>
          <table:table-cell table:formula="of:=-0.5*[.$B$8]/[.$B$4]*[.D4]^2+[.$B$11]" office:value-type="float" office:value="291.69" calcext:value-type="float">
            <text:p>291,6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/(K.m2)</text:p>
          </table:table-cell>
          <table:table-cell table:formula="of:=[.D4]+[.$B$6]/[.$B$7]" office:value-type="float" office:value="0.015" calcext:value-type="float">
            <text:p>0,015</text:p>
          </table:table-cell>
          <table:table-cell table:formula="of:=[.D5]/[.$B$6]" office:value-type="float" office:value="0.15" calcext:value-type="float">
            <text:p>0,15</text:p>
          </table:table-cell>
          <table:table-cell table:formula="of:=-0.5*[.$B$8]/[.$B$4]*[.D5]^2+[.$B$11]" office:value-type="float" office:value="291.615" calcext:value-type="float">
            <text:p>291,6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</text:p>
          </table:table-cell>
          <table:table-cell table:formula="of:=[.D5]+[.$B$6]/[.$B$7]" office:value-type="float" office:value="0.02" calcext:value-type="float">
            <text:p>0,02</text:p>
          </table:table-cell>
          <table:table-cell table:formula="of:=[.D6]/[.$B$6]" office:value-type="float" office:value="0.2" calcext:value-type="float">
            <text:p>0,2</text:p>
          </table:table-cell>
          <table:table-cell table:formula="of:=-0.5*[.$B$8]/[.$B$4]*[.D6]^2+[.$B$11]" office:value-type="float" office:value="291.51" calcext:value-type="float">
            <text:p>291,51</text:p>
          </table:table-cell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6]+[.$B$6]/[.$B$7]" office:value-type="float" office:value="0.025" calcext:value-type="float">
            <text:p>0,025</text:p>
          </table:table-cell>
          <table:table-cell table:formula="of:=[.D7]/[.$B$6]" office:value-type="float" office:value="0.25" calcext:value-type="float">
            <text:p>0,25</text:p>
          </table:table-cell>
          <table:table-cell table:formula="of:=-0.5*[.$B$8]/[.$B$4]*[.D7]^2+[.$B$11]" office:value-type="float" office:value="291.375" calcext:value-type="float">
            <text:p>291,375</text:p>
          </table:table-cell>
        </table:table-row>
        <table:table-row table:style-name="ro1">
          <table:table-cell office:value-type="string" calcext:value-type="string">
            <text:p>q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/m³</text:p>
          </table:table-cell>
          <table:table-cell table:formula="of:=[.D7]+[.$B$6]/[.$B$7]" office:value-type="float" office:value="0.03" calcext:value-type="float">
            <text:p>0,03</text:p>
          </table:table-cell>
          <table:table-cell table:formula="of:=[.D8]/[.$B$6]" office:value-type="float" office:value="0.3" calcext:value-type="float">
            <text:p>0,3</text:p>
          </table:table-cell>
          <table:table-cell table:formula="of:=-0.5*[.$B$8]/[.$B$4]*[.D8]^2+[.$B$11]" office:value-type="float" office:value="291.21" calcext:value-type="float">
            <text:p>291,21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85.15" calcext:value-type="float">
            <text:p>285,15</text:p>
          </table:table-cell>
          <table:table-cell office:value-type="string" calcext:value-type="string">
            <text:p>K</text:p>
          </table:table-cell>
          <table:table-cell table:formula="of:=[.D8]+[.$B$6]/[.$B$7]" office:value-type="float" office:value="0.035" calcext:value-type="float">
            <text:p>0,035</text:p>
          </table:table-cell>
          <table:table-cell table:formula="of:=[.D9]/[.$B$6]" office:value-type="float" office:value="0.35" calcext:value-type="float">
            <text:p>0,35</text:p>
          </table:table-cell>
          <table:table-cell table:formula="of:=-0.5*[.$B$8]/[.$B$4]*[.D9]^2+[.$B$11]" office:value-type="float" office:value="291.015" calcext:value-type="float">
            <text:p>291,015</text:p>
          </table:table-cell>
        </table:table-row>
        <table:table-row table:style-name="ro1">
          <table:table-cell table:number-columns-repeated="3"/>
          <table:table-cell table:formula="of:=[.D9]+[.$B$6]/[.$B$7]" office:value-type="float" office:value="0.04" calcext:value-type="float">
            <text:p>0,04</text:p>
          </table:table-cell>
          <table:table-cell table:formula="of:=[.D10]/[.$B$6]" office:value-type="float" office:value="0.4" calcext:value-type="float">
            <text:p>0,4</text:p>
          </table:table-cell>
          <table:table-cell table:formula="of:=-0.5*[.$B$8]/[.$B$4]*[.D10]^2+[.$B$11]" office:value-type="float" office:value="290.79" calcext:value-type="float">
            <text:p>290,7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[.B8]*[.B6]/([.B5])+0.5*[.B8]/[.B4]*[.B6]^2+[.B9]" office:value-type="float" office:value="291.75" calcext:value-type="float">
            <text:p>291,75</text:p>
          </table:table-cell>
          <table:table-cell/>
          <table:table-cell table:formula="of:=[.D10]+[.$B$6]/[.$B$7]" office:value-type="float" office:value="0.045" calcext:value-type="float">
            <text:p>0,045</text:p>
          </table:table-cell>
          <table:table-cell table:formula="of:=[.D11]/[.$B$6]" office:value-type="float" office:value="0.45" calcext:value-type="float">
            <text:p>0,45</text:p>
          </table:table-cell>
          <table:table-cell table:formula="of:=-0.5*[.$B$8]/[.$B$4]*[.D11]^2+[.$B$11]" office:value-type="float" office:value="290.535" calcext:value-type="float">
            <text:p>290,535</text:p>
          </table:table-cell>
        </table:table-row>
        <table:table-row table:style-name="ro1">
          <table:table-cell table:number-columns-repeated="3"/>
          <table:table-cell table:formula="of:=[.D11]+[.$B$6]/[.$B$7]" office:value-type="float" office:value="0.05" calcext:value-type="float">
            <text:p>0,05</text:p>
          </table:table-cell>
          <table:table-cell table:formula="of:=[.D12]/[.$B$6]" office:value-type="float" office:value="0.5" calcext:value-type="float">
            <text:p>0,5</text:p>
          </table:table-cell>
          <table:table-cell table:formula="of:=-0.5*[.$B$8]/[.$B$4]*[.D12]^2+[.$B$11]" office:value-type="float" office:value="290.25" calcext:value-type="float">
            <text:p>290,25</text:p>
          </table:table-cell>
        </table:table-row>
        <table:table-row table:style-name="ro1">
          <table:table-cell table:number-columns-repeated="3"/>
          <table:table-cell table:formula="of:=[.D12]+[.$B$6]/[.$B$7]" office:value-type="float" office:value="0.055" calcext:value-type="float">
            <text:p>0,055</text:p>
          </table:table-cell>
          <table:table-cell table:formula="of:=[.D13]/[.$B$6]" office:value-type="float" office:value="0.55" calcext:value-type="float">
            <text:p>0,55</text:p>
          </table:table-cell>
          <table:table-cell table:formula="of:=-0.5*[.$B$8]/[.$B$4]*[.D13]^2+[.$B$11]" office:value-type="float" office:value="289.935" calcext:value-type="float">
            <text:p>289,935</text:p>
          </table:table-cell>
        </table:table-row>
        <table:table-row table:style-name="ro1">
          <table:table-cell table:number-columns-repeated="3"/>
          <table:table-cell table:formula="of:=[.D13]+[.$B$6]/[.$B$7]" office:value-type="float" office:value="0.06" calcext:value-type="float">
            <text:p>0,06</text:p>
          </table:table-cell>
          <table:table-cell table:formula="of:=[.D14]/[.$B$6]" office:value-type="float" office:value="0.6" calcext:value-type="float">
            <text:p>0,6</text:p>
          </table:table-cell>
          <table:table-cell table:formula="of:=-0.5*[.$B$8]/[.$B$4]*[.D14]^2+[.$B$11]" office:value-type="float" office:value="289.59" calcext:value-type="float">
            <text:p>289,59</text:p>
          </table:table-cell>
        </table:table-row>
        <table:table-row table:style-name="ro1">
          <table:table-cell table:number-columns-repeated="3"/>
          <table:table-cell table:formula="of:=[.D14]+[.$B$6]/[.$B$7]" office:value-type="float" office:value="0.065" calcext:value-type="float">
            <text:p>0,065</text:p>
          </table:table-cell>
          <table:table-cell table:formula="of:=[.D15]/[.$B$6]" office:value-type="float" office:value="0.65" calcext:value-type="float">
            <text:p>0,65</text:p>
          </table:table-cell>
          <table:table-cell table:formula="of:=-0.5*[.$B$8]/[.$B$4]*[.D15]^2+[.$B$11]" office:value-type="float" office:value="289.215" calcext:value-type="float">
            <text:p>289,215</text:p>
          </table:table-cell>
        </table:table-row>
        <table:table-row table:style-name="ro1">
          <table:table-cell table:number-columns-repeated="3"/>
          <table:table-cell table:formula="of:=[.D15]+[.$B$6]/[.$B$7]" office:value-type="float" office:value="0.07" calcext:value-type="float">
            <text:p>0,07</text:p>
          </table:table-cell>
          <table:table-cell table:formula="of:=[.D16]/[.$B$6]" office:value-type="float" office:value="0.7" calcext:value-type="float">
            <text:p>0,7</text:p>
          </table:table-cell>
          <table:table-cell table:formula="of:=-0.5*[.$B$8]/[.$B$4]*[.D16]^2+[.$B$11]" office:value-type="float" office:value="288.81" calcext:value-type="float">
            <text:p>288,81</text:p>
          </table:table-cell>
        </table:table-row>
        <table:table-row table:style-name="ro1">
          <table:table-cell table:number-columns-repeated="3"/>
          <table:table-cell table:formula="of:=[.D16]+[.$B$6]/[.$B$7]" office:value-type="float" office:value="0.075" calcext:value-type="float">
            <text:p>0,075</text:p>
          </table:table-cell>
          <table:table-cell table:formula="of:=[.D17]/[.$B$6]" office:value-type="float" office:value="0.75" calcext:value-type="float">
            <text:p>0,75</text:p>
          </table:table-cell>
          <table:table-cell table:formula="of:=-0.5*[.$B$8]/[.$B$4]*[.D17]^2+[.$B$11]" office:value-type="float" office:value="288.375" calcext:value-type="float">
            <text:p>288,375</text:p>
          </table:table-cell>
        </table:table-row>
        <table:table-row table:style-name="ro1">
          <table:table-cell table:number-columns-repeated="3"/>
          <table:table-cell table:formula="of:=[.D17]+[.$B$6]/[.$B$7]" office:value-type="float" office:value="0.08" calcext:value-type="float">
            <text:p>0,08</text:p>
          </table:table-cell>
          <table:table-cell table:formula="of:=[.D18]/[.$B$6]" office:value-type="float" office:value="0.8" calcext:value-type="float">
            <text:p>0,8</text:p>
          </table:table-cell>
          <table:table-cell table:formula="of:=-0.5*[.$B$8]/[.$B$4]*[.D18]^2+[.$B$11]" office:value-type="float" office:value="287.91" calcext:value-type="float">
            <text:p>287,91</text:p>
          </table:table-cell>
        </table:table-row>
        <table:table-row table:style-name="ro1">
          <table:table-cell table:number-columns-repeated="3"/>
          <table:table-cell table:formula="of:=[.D18]+[.$B$6]/[.$B$7]" office:value-type="float" office:value="0.085" calcext:value-type="float">
            <text:p>0,085</text:p>
          </table:table-cell>
          <table:table-cell table:formula="of:=[.D19]/[.$B$6]" office:value-type="float" office:value="0.85" calcext:value-type="float">
            <text:p>0,85</text:p>
          </table:table-cell>
          <table:table-cell table:formula="of:=-0.5*[.$B$8]/[.$B$4]*[.D19]^2+[.$B$11]" office:value-type="float" office:value="287.415" calcext:value-type="float">
            <text:p>287,415</text:p>
          </table:table-cell>
        </table:table-row>
        <table:table-row table:style-name="ro1">
          <table:table-cell table:number-columns-repeated="3"/>
          <table:table-cell table:formula="of:=[.D19]+[.$B$6]/[.$B$7]" office:value-type="float" office:value="0.09" calcext:value-type="float">
            <text:p>0,09</text:p>
          </table:table-cell>
          <table:table-cell table:formula="of:=[.D20]/[.$B$6]" office:value-type="float" office:value="0.9" calcext:value-type="float">
            <text:p>0,9</text:p>
          </table:table-cell>
          <table:table-cell table:formula="of:=-0.5*[.$B$8]/[.$B$4]*[.D20]^2+[.$B$11]" office:value-type="float" office:value="286.89" calcext:value-type="float">
            <text:p>286,89</text:p>
          </table:table-cell>
        </table:table-row>
        <table:table-row table:style-name="ro1">
          <table:table-cell table:number-columns-repeated="3"/>
          <table:table-cell table:formula="of:=[.D20]+[.$B$6]/[.$B$7]" office:value-type="float" office:value="0.095" calcext:value-type="float">
            <text:p>0,095</text:p>
          </table:table-cell>
          <table:table-cell table:formula="of:=[.D21]/[.$B$6]" office:value-type="float" office:value="0.95" calcext:value-type="float">
            <text:p>0,95</text:p>
          </table:table-cell>
          <table:table-cell table:formula="of:=-0.5*[.$B$8]/[.$B$4]*[.D21]^2+[.$B$11]" office:value-type="float" office:value="286.335" calcext:value-type="float">
            <text:p>286,335</text:p>
          </table:table-cell>
        </table:table-row>
        <table:table-row table:style-name="ro1">
          <table:table-cell table:number-columns-repeated="3"/>
          <table:table-cell table:formula="of:=[.D21]+[.$B$6]/[.$B$7]" office:value-type="float" office:value="0.1" calcext:value-type="float">
            <text:p>0,1</text:p>
          </table:table-cell>
          <table:table-cell table:formula="of:=[.D22]/[.$B$6]" office:value-type="float" office:value="1" calcext:value-type="float">
            <text:p>1</text:p>
          </table:table-cell>
          <table:table-cell table:formula="of:=-0.5*[.$B$8]/[.$B$4]*[.D22]^2+[.$B$11]" office:value-type="float" office:value="285.75" calcext:value-type="float">
            <text:p>285,75</text:p>
          </table:table-cell>
        </table:table-row>
      </table:table>
      <table:table table:name="triCouche" table:style-name="ta1">
        <table:shapes>
          <draw:frame draw:z-index="0" draw:style-name="gr1" draw:text-style-name="P1" svg:width="159.97mm" svg:height="90.04mm" svg:x="344.72mm" svg:y="102.27mm">
            <draw:object draw:notify-on-update-of-ranges="triCouche.N2:triCouche.N32 triCouche.O1:triCouche.O1 triCouche.O2:triCouche.O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4mm" svg:x="345mm" svg:y="5.58mm">
            <draw:object draw:notify-on-update-of-ranges="triCouche.O2:triCouche.O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7"/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Xref</text:p>
          </table:table-cell>
          <table:table-cell office:value-type="string" calcext:value-type="string">
            <text:p>Xreel</text:p>
          </table:table-cell>
          <table:table-cell table:style-name="Default" office:value-type="string" calcext:value-type="string">
            <text:p>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x1</text:p>
          </table:table-cell>
          <table:table-cell table:formula="of:=0" office:value-type="float" office:value="0" calcext:value-type="float">
            <text:p>0</text:p>
          </table:table-cell>
          <table:table-cell table:formula="of:=[.L2]/[.$C$6]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formula="of:=(1-[.M2])*[.$C$11]+[.M2]*[.$D$11]" office:value-type="float" office:value="264.231545064742" calcext:value-type="float">
            <text:p>264,23</text:p>
          </table:table-cell>
        </table:table-row>
        <table:table-row table:style-name="ro1">
          <table:table-cell table:number-columns-repeated="10"/>
          <table:table-cell table:formula="of:=[.C6]/10" office:value-type="float" office:value="0.002" calcext:value-type="float">
            <text:p>0,002</text:p>
          </table:table-cell>
          <table:table-cell table:formula="of:=[.L2]+[.$K$3]" office:value-type="float" office:value="0.002" calcext:value-type="float">
            <text:p>0,002</text:p>
          </table:table-cell>
          <table:table-cell table:formula="of:=[.L3]/[.$C$6]" office:value-type="float" office:value="0.1" calcext:value-type="float">
            <text:p>0,1</text:p>
          </table:table-cell>
          <table:table-cell table:formula="of:=[.L3]" office:value-type="float" office:value="0.002" calcext:value-type="float">
            <text:p>0,002</text:p>
          </table:table-cell>
          <table:table-cell table:formula="of:=(1-[.M3])*[.$C$11]+[.M3]*[.$D$11]" office:value-type="float" office:value="264.285622317979" calcext:value-type="float">
            <text:p>264,29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ATERIAUX</text:p>
          </table:table-cell>
          <table:covered-table-cell table:number-columns-repeated="2"/>
          <table:table-cell/>
          <table:table-cell table:style-name="ce5" office:value-type="string" calcext:value-type="string" table:number-columns-spanned="2" table:number-rows-spanned="1">
            <text:p>CONVECTION</text:p>
          </table:table-cell>
          <table:covered-table-cell/>
          <table:table-cell table:number-columns-repeated="3"/>
          <table:table-cell table:formula="of:=[.L3]+[.$K$3]" office:value-type="float" office:value="0.004" calcext:value-type="float">
            <text:p>0,004</text:p>
          </table:table-cell>
          <table:table-cell table:formula="of:=[.L4]/[.$C$6]" office:value-type="float" office:value="0.2" calcext:value-type="float">
            <text:p>0,2</text:p>
          </table:table-cell>
          <table:table-cell table:formula="of:=[.L4]" office:value-type="float" office:value="0.004" calcext:value-type="float">
            <text:p>0,004</text:p>
          </table:table-cell>
          <table:table-cell table:formula="of:=(1-[.M4])*[.$C$11]+[.M4]*[.$D$11]" office:value-type="float" office:value="264.339699571216" calcext:value-type="float">
            <text:p>264,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ment</text:p>
          </table:table-cell>
          <table:table-cell office:value-type="string" calcext:value-type="string">
            <text:p>brique</text:p>
          </table:table-cell>
          <table:table-cell office:value-type="string" calcext:value-type="string">
            <text:p>isolant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4]+[.$K$3]" office:value-type="float" office:value="0.006" calcext:value-type="float">
            <text:p>0,006</text:p>
          </table:table-cell>
          <table:table-cell table:formula="of:=[.L5]/[.$C$6]" office:value-type="float" office:value="0.3" calcext:value-type="float">
            <text:p>0,3</text:p>
          </table:table-cell>
          <table:table-cell table:formula="of:=[.L5]" office:value-type="float" office:value="0.006" calcext:value-type="float">
            <text:p>0,006</text:p>
          </table:table-cell>
          <table:table-cell table:formula="of:=(1-[.M5])*[.$C$11]+[.M5]*[.$D$11]" office:value-type="float" office:value="264.393776824453" calcext:value-type="float">
            <text:p>264,39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T</text:p>
          </table:table-cell>
          <table:table-cell office:value-type="float" office:value="263.15" calcext:value-type="float">
            <text:p>263,15</text:p>
          </table:table-cell>
          <table:table-cell office:value-type="float" office:value="291.15" calcext:value-type="float">
            <text:p>291,15</text:p>
          </table:table-cell>
          <table:table-cell table:number-columns-repeated="3"/>
          <table:table-cell table:formula="of:=[.L5]+[.$K$3]" office:value-type="float" office:value="0.008" calcext:value-type="float">
            <text:p>0,008</text:p>
          </table:table-cell>
          <table:table-cell table:formula="of:=[.L6]/[.$C$6]" office:value-type="float" office:value="0.4" calcext:value-type="float">
            <text:p>0,4</text:p>
          </table:table-cell>
          <table:table-cell table:formula="of:=[.L6]" office:value-type="float" office:value="0.008" calcext:value-type="float">
            <text:p>0,008</text:p>
          </table:table-cell>
          <table:table-cell table:formula="of:=(1-[.M6])*[.$C$11]+[.M6]*[.$D$11]" office:value-type="float" office:value="264.44785407769" calcext:value-type="float">
            <text:p>264,45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04" calcext:value-type="float">
            <text:p>0,04</text:p>
          </table:table-cell>
          <table:table-cell table:number-columns-repeated="6"/>
          <table:table-cell table:formula="of:=[.L6]+[.$K$3]" office:value-type="float" office:value="0.01" calcext:value-type="float">
            <text:p>0,01</text:p>
          </table:table-cell>
          <table:table-cell table:formula="of:=[.L7]/[.$C$6]" office:value-type="float" office:value="0.5" calcext:value-type="float">
            <text:p>0,5</text:p>
          </table:table-cell>
          <table:table-cell table:formula="of:=[.L7]" office:value-type="float" office:value="0.01" calcext:value-type="float">
            <text:p>0,01</text:p>
          </table:table-cell>
          <table:table-cell table:formula="of:=(1-[.M7])*[.$C$11]+[.M7]*[.$D$11]" office:value-type="float" office:value="264.501931330927" calcext:value-type="float">
            <text:p>264,50</text:p>
          </table:table-cell>
        </table:table-row>
        <table:table-row table:style-name="ro1">
          <table:table-cell table:number-columns-repeated="11"/>
          <table:table-cell table:formula="of:=[.L7]+[.$K$3]" office:value-type="float" office:value="0.012" calcext:value-type="float">
            <text:p>0,012</text:p>
          </table:table-cell>
          <table:table-cell table:formula="of:=[.L8]/[.$C$6]" office:value-type="float" office:value="0.6" calcext:value-type="float">
            <text:p>0,6</text:p>
          </table:table-cell>
          <table:table-cell table:formula="of:=[.L8]" office:value-type="float" office:value="0.012" calcext:value-type="float">
            <text:p>0,012</text:p>
          </table:table-cell>
          <table:table-cell table:formula="of:=(1-[.M8])*[.$C$11]+[.M8]*[.$D$11]" office:value-type="float" office:value="264.556008584165" calcext:value-type="float">
            <text:p>264,56</text:p>
          </table:table-cell>
        </table:table-row>
        <table:table-row table:style-name="ro1">
          <table:table-cell table:number-columns-repeated="11"/>
          <table:table-cell table:formula="of:=[.L8]+[.$K$3]" office:value-type="float" office:value="0.014" calcext:value-type="float">
            <text:p>0,014</text:p>
          </table:table-cell>
          <table:table-cell table:formula="of:=[.L9]/[.$C$6]" office:value-type="float" office:value="0.7" calcext:value-type="float">
            <text:p>0,7</text:p>
          </table:table-cell>
          <table:table-cell table:formula="of:=[.L9]" office:value-type="float" office:value="0.014" calcext:value-type="float">
            <text:p>0,014</text:p>
          </table:table-cell>
          <table:table-cell table:formula="of:=(1-[.M9])*[.$C$11]+[.M9]*[.$D$11]" office:value-type="float" office:value="264.610085837402" calcext:value-type="float">
            <text:p>264,61</text:p>
          </table:table-cell>
        </table:table-row>
        <table:table-row table:style-name="ro1">
          <table:table-cell table:number-columns-repeated="11"/>
          <table:table-cell table:formula="of:=[.L9]+[.$K$3]" office:value-type="float" office:value="0.016" calcext:value-type="float">
            <text:p>0,016</text:p>
          </table:table-cell>
          <table:table-cell table:formula="of:=[.L10]/[.$C$6]" office:value-type="float" office:value="0.8" calcext:value-type="float">
            <text:p>0,8</text:p>
          </table:table-cell>
          <table:table-cell table:formula="of:=[.L10]" office:value-type="float" office:value="0.016" calcext:value-type="float">
            <text:p>0,016</text:p>
          </table:table-cell>
          <table:table-cell table:formula="of:=(1-[.M10])*[.$C$11]+[.M10]*[.$D$11]" office:value-type="float" office:value="264.664163090639" calcext:value-type="float">
            <text:p>264,66</text:p>
          </table:table-cell>
        </table:table-row>
        <table:table-row table:style-name="ro1">
          <table:table-cell/>
          <table:table-cell table:style-name="ce1" office:value-type="string" calcext:value-type="string">
            <text:p>{T}</text:p>
          </table:table-cell>
          <table:table-cell table:style-name="ce4" office:value-type="float" office:value="264.231545064742" calcext:value-type="float">
            <text:p>264,231545064742</text:p>
          </table:table-cell>
          <table:table-cell table:style-name="ce4" office:value-type="float" office:value="264.772317597113" calcext:value-type="float">
            <text:p>264,772317597113</text:p>
          </table:table-cell>
          <table:table-cell table:style-name="ce4" office:value-type="float" office:value="270.720815450797" calcext:value-type="float">
            <text:p>270,720815450797</text:p>
          </table:table-cell>
          <table:table-cell table:style-name="ce4" office:value-type="float" office:value="289.10708154508" calcext:value-type="float">
            <text:p>289,10708154508</text:p>
          </table:table-cell>
          <table:table-cell/>
          <table:table-cell table:style-name="ce2" office:value-type="string" calcext:value-type="string">
            <text:p>{b}</text:p>
          </table:table-cell>
          <table:table-cell office:value-type="string" calcext:value-type="string">
            <text:p>residu</text:p>
          </table:table-cell>
          <table:table-cell table:number-columns-repeated="2"/>
          <table:table-cell table:formula="of:=[.L10]+[.$K$3]" office:value-type="float" office:value="0.018" calcext:value-type="float">
            <text:p>0,018</text:p>
          </table:table-cell>
          <table:table-cell table:formula="of:=[.L11]/[.$C$6]" office:value-type="float" office:value="0.9" calcext:value-type="float">
            <text:p>0,9</text:p>
          </table:table-cell>
          <table:table-cell table:formula="of:=[.L11]" office:value-type="float" office:value="0.018" calcext:value-type="float">
            <text:p>0,018</text:p>
          </table:table-cell>
          <table:table-cell table:formula="of:=(1-[.M11])*[.$C$11]+[.M11]*[.$D$11]" office:value-type="float" office:value="264.718240343876" calcext:value-type="float">
            <text:p>264,72</text:p>
          </table:table-cell>
        </table:table-row>
        <table:table-row table:style-name="ro1">
          <table:table-cell table:number-columns-repeated="11"/>
          <table:table-cell table:formula="of:=[.L11]+[.$K$3]" office:value-type="float" office:value="0.02" calcext:value-type="float">
            <text:p>0,02</text:p>
          </table:table-cell>
          <table:table-cell table:formula="of:=[.L12]/[.$C$6]" office:value-type="float" office:value="1" calcext:value-type="float">
            <text:p>1</text:p>
          </table:table-cell>
          <table:table-cell table:formula="of:=[.L12]" office:value-type="float" office:value="0.02" calcext:value-type="float">
            <text:p>0,02</text:p>
          </table:table-cell>
          <table:table-cell table:formula="of:=(1-[.M12])*[.$C$11]+[.M12]*[.$D$11]" office:value-type="float" office:value="264.772317597113" calcext:value-type="float">
            <text:p>264,77</text:p>
          </table:table-cell>
        </table:table-row>
        <table:table-row table:style-name="ro1">
          <table:table-cell/>
          <table:table-cell table:style-name="ce1" office:value-type="string" calcext:value-type="string">
            <text:p>[A]</text:p>
          </table:table-cell>
          <table:table-cell table:style-name="ce4" table:formula="of:=[.G5]+[.C7]/[.C6]" office:value-type="float" office:value="51" calcext:value-type="float">
            <text:p>51</text:p>
          </table:table-cell>
          <table:table-cell table:style-name="ce4" table:formula="of:=-[.C7]/[.C6]" office:value-type="float" office:value="-34" calcext:value-type="float">
            <text:p>-3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« = »</text:p>
          </table:table-cell>
          <table:table-cell table:formula="of:=[.G6]*[.G5]" office:value-type="float" office:value="4473.55" calcext:value-type="float">
            <text:p>4473,55</text:p>
          </table:table-cell>
          <table:table-cell table:formula="of:=[.$C$11]*[.C13]+[.$D$11]*[.D13]+[.$E$11]*[.E13]+[.$F$11]*[.F13]-[.H13]" office:value-type="float" office:value="0" calcext:value-type="float">
            <text:p>0</text:p>
          </table:table-cell>
          <table:table-cell/>
          <table:table-cell office:value-type="string" calcext:value-type="string">
            <text:p>dx2</text:p>
          </table:table-cell>
          <table:table-cell table:formula="of:=[.L2]+[.$K$14]" office:value-type="float" office:value="0.022" calcext:value-type="float">
            <text:p>0,022</text:p>
          </table:table-cell>
          <table:table-cell table:formula="of:=[.L13]/[.$D$6]" office:value-type="float" office:value="0.1" calcext:value-type="float">
            <text:p>0,1</text:p>
          </table:table-cell>
          <table:table-cell table:formula="of:=[.L13]+[.$C$6]" office:value-type="float" office:value="0.042" calcext:value-type="float">
            <text:p>0,042</text:p>
          </table:table-cell>
          <table:table-cell table:formula="of:=(1-[.M13])*[.$D$11]+[.$E$11]*[.M13]" office:value-type="float" office:value="265.367167382481" calcext:value-type="float">
            <text:p>265,37</text:p>
          </table:table-cell>
        </table:table-row>
        <table:table-row table:style-name="ro1">
          <table:table-cell table:number-columns-repeated="2"/>
          <table:table-cell table:style-name="ce4" table:formula="of:=[.D13]" office:value-type="float" office:value="-34" calcext:value-type="float">
            <text:p>-34</text:p>
          </table:table-cell>
          <table:table-cell table:style-name="ce4" table:formula="of:=[.C7]/[.C6]+[.D7]/[.D6]" office:value-type="float" office:value="37.0909090909091" calcext:value-type="float">
            <text:p>37,0909090909091</text:p>
          </table:table-cell>
          <table:table-cell table:style-name="ce4" table:formula="of:=-[.D7]/[.D6]" office:value-type="float" office:value="-3.09090909090909" calcext:value-type="float">
            <text:p>-3,09090909090909</text:p>
          </table:table-cell>
          <table:table-cell table:style-name="ce4"/>
          <table:table-cell table:style-name="ce6" office:value-type="string" calcext:value-type="string">
            <text:p>« = »</text:p>
          </table:table-cell>
          <table:table-cell office:value-type="float" office:value="0" calcext:value-type="float">
            <text:p>0</text:p>
          </table:table-cell>
          <table:table-cell table:formula="of:=[.$C$11]*[.C14]+[.$D$11]*[.D14]+[.$E$11]*[.E14]+[.$F$11]*[.F14]-[.H14]" office:value-type="float" office:value="0.00000000740863015380455" calcext:value-type="float">
            <text:p>7,40863015380455E-09</text:p>
          </table:table-cell>
          <table:table-cell/>
          <table:table-cell table:formula="of:=[.D6]/10" office:value-type="float" office:value="0.022" calcext:value-type="float">
            <text:p>0,022</text:p>
          </table:table-cell>
          <table:table-cell table:formula="of:=[.L13]+[.$K$14]" office:value-type="float" office:value="0.044" calcext:value-type="float">
            <text:p>0,044</text:p>
          </table:table-cell>
          <table:table-cell table:formula="of:=[.L14]/[.$D$6]" office:value-type="float" office:value="0.2" calcext:value-type="float">
            <text:p>0,2</text:p>
          </table:table-cell>
          <table:table-cell table:formula="of:=[.L14]+[.$C$6]" office:value-type="float" office:value="0.064" calcext:value-type="float">
            <text:p>0,064</text:p>
          </table:table-cell>
          <table:table-cell table:formula="of:=(1-[.M14])*[.$D$11]+[.$E$11]*[.M14]" office:value-type="float" office:value="265.96201716785" calcext:value-type="float">
            <text:p>265,96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[.E14]" office:value-type="float" office:value="-3.09090909090909" calcext:value-type="float">
            <text:p>-3,09090909090909</text:p>
          </table:table-cell>
          <table:table-cell table:style-name="ce4" table:formula="of:=[.D7]/[.D6]+[.E7]/[.E6]" office:value-type="float" office:value="4.09090909090909" calcext:value-type="float">
            <text:p>4,09090909090909</text:p>
          </table:table-cell>
          <table:table-cell table:style-name="ce4" table:formula="of:=[.E16]" office:value-type="float" office:value="-1" calcext:value-type="float">
            <text:p>-1</text:p>
          </table:table-cell>
          <table:table-cell table:style-name="ce6" office:value-type="string" calcext:value-type="string">
            <text:p>« = »</text:p>
          </table:table-cell>
          <table:table-cell office:value-type="float" office:value="0" calcext:value-type="float">
            <text:p>0</text:p>
          </table:table-cell>
          <table:table-cell table:formula="of:=[.$C$11]*[.C15]+[.$D$11]*[.D15]+[.$E$11]*[.E15]+[.$F$11]*[.F15]-[.H15]" office:value-type="float" office:value="-0.0000000010779217518575" calcext:value-type="float">
            <text:p>-1,0779217518575E-09</text:p>
          </table:table-cell>
          <table:table-cell table:number-columns-repeated="2"/>
          <table:table-cell table:formula="of:=[.L14]+[.$K$14]" office:value-type="float" office:value="0.066" calcext:value-type="float">
            <text:p>0,066</text:p>
          </table:table-cell>
          <table:table-cell table:formula="of:=[.L15]/[.$D$6]" office:value-type="float" office:value="0.3" calcext:value-type="float">
            <text:p>0,3</text:p>
          </table:table-cell>
          <table:table-cell table:formula="of:=[.L15]+[.$C$6]" office:value-type="float" office:value="0.086" calcext:value-type="float">
            <text:p>0,086</text:p>
          </table:table-cell>
          <table:table-cell table:formula="of:=(1-[.M15])*[.$D$11]+[.$E$11]*[.M15]" office:value-type="float" office:value="266.556866953218" calcext:value-type="float">
            <text:p>266,56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 table:style-name="ce4" table:formula="of:=-[.E7]/[.E6]" office:value-type="float" office:value="-1" calcext:value-type="float">
            <text:p>-1</text:p>
          </table:table-cell>
          <table:table-cell table:style-name="ce4" table:formula="of:=[.E7]/[.E6]+[.H5]" office:value-type="float" office:value="10" calcext:value-type="float">
            <text:p>10</text:p>
          </table:table-cell>
          <table:table-cell table:style-name="ce6" office:value-type="string" calcext:value-type="string">
            <text:p>« = »</text:p>
          </table:table-cell>
          <table:table-cell table:formula="of:=[.H5]*[.H6]" office:value-type="float" office:value="2620.35" calcext:value-type="float">
            <text:p>2620,35</text:p>
          </table:table-cell>
          <table:table-cell table:formula="of:=[.$C$11]*[.C16]+[.$D$11]*[.D16]+[.$E$11]*[.E16]+[.$F$11]*[.F16]-[.H16]" office:value-type="float" office:value="0" calcext:value-type="float">
            <text:p>0</text:p>
          </table:table-cell>
          <table:table-cell table:number-columns-repeated="2"/>
          <table:table-cell table:formula="of:=[.L15]+[.$K$14]" office:value-type="float" office:value="0.088" calcext:value-type="float">
            <text:p>0,088</text:p>
          </table:table-cell>
          <table:table-cell table:formula="of:=[.L16]/[.$D$6]" office:value-type="float" office:value="0.4" calcext:value-type="float">
            <text:p>0,4</text:p>
          </table:table-cell>
          <table:table-cell table:formula="of:=[.L16]+[.$C$6]" office:value-type="float" office:value="0.108" calcext:value-type="float">
            <text:p>0,108</text:p>
          </table:table-cell>
          <table:table-cell table:formula="of:=(1-[.M16])*[.$D$11]+[.$E$11]*[.M16]" office:value-type="float" office:value="267.151716738587" calcext:value-type="float">
            <text:p>267,15</text:p>
          </table:table-cell>
        </table:table-row>
        <table:table-row table:style-name="ro1">
          <table:table-cell table:number-columns-repeated="11"/>
          <table:table-cell table:formula="of:=[.L16]+[.$K$14]" office:value-type="float" office:value="0.11" calcext:value-type="float">
            <text:p>0,11</text:p>
          </table:table-cell>
          <table:table-cell table:formula="of:=[.L17]/[.$D$6]" office:value-type="float" office:value="0.5" calcext:value-type="float">
            <text:p>0,5</text:p>
          </table:table-cell>
          <table:table-cell table:formula="of:=[.L17]+[.$C$6]" office:value-type="float" office:value="0.13" calcext:value-type="float">
            <text:p>0,13</text:p>
          </table:table-cell>
          <table:table-cell table:formula="of:=(1-[.M17])*[.$D$11]+[.$E$11]*[.M17]" office:value-type="float" office:value="267.746566523955" calcext:value-type="float">
            <text:p>267,75</text:p>
          </table:table-cell>
        </table:table-row>
        <table:table-row table:style-name="ro1">
          <table:table-cell/>
          <table:table-cell table:style-name="ce2" office:value-type="string" calcext:value-type="string">
            <text:p>{X}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C18]+[.C7]" office:value-type="float" office:value="0.68" calcext:value-type="float">
            <text:p>0,68</text:p>
          </table:table-cell>
          <table:table-cell table:style-name="ce4" table:formula="of:=[.D18]+[.E7]" office:value-type="float" office:value="0.72" calcext:value-type="float">
            <text:p>0,72</text:p>
          </table:table-cell>
          <table:table-cell table:style-name="ce4" table:formula="of:=[.E18]+[.E7]" office:value-type="float" office:value="0.76" calcext:value-type="float">
            <text:p>0,76</text:p>
          </table:table-cell>
          <table:table-cell table:number-columns-repeated="2"/>
          <table:table-cell table:formula="of:=SQRT(SUMSQ([.I13:.I16]))/4" office:value-type="float" office:value="0.00000000187165895763273" calcext:value-type="float">
            <text:p>1,87165895763273E-09</text:p>
          </table:table-cell>
          <table:table-cell table:number-columns-repeated="2"/>
          <table:table-cell table:formula="of:=[.L17]+[.$K$14]" office:value-type="float" office:value="0.132" calcext:value-type="float">
            <text:p>0,132</text:p>
          </table:table-cell>
          <table:table-cell table:formula="of:=[.L18]/[.$D$6]" office:value-type="float" office:value="0.6" calcext:value-type="float">
            <text:p>0,6</text:p>
          </table:table-cell>
          <table:table-cell table:formula="of:=[.L18]+[.$C$6]" office:value-type="float" office:value="0.152" calcext:value-type="float">
            <text:p>0,152</text:p>
          </table:table-cell>
          <table:table-cell table:formula="of:=(1-[.M18])*[.$D$11]+[.$E$11]*[.M18]" office:value-type="float" office:value="268.341416309323" calcext:value-type="float">
            <text:p>268,34</text:p>
          </table:table-cell>
        </table:table-row>
        <table:table-row table:style-name="ro1">
          <table:table-cell table:number-columns-repeated="11"/>
          <table:table-cell table:formula="of:=[.L18]+[.$K$14]" office:value-type="float" office:value="0.154" calcext:value-type="float">
            <text:p>0,154</text:p>
          </table:table-cell>
          <table:table-cell table:formula="of:=[.L19]/[.$D$6]" office:value-type="float" office:value="0.7" calcext:value-type="float">
            <text:p>0,7</text:p>
          </table:table-cell>
          <table:table-cell table:formula="of:=[.L19]+[.$C$6]" office:value-type="float" office:value="0.174" calcext:value-type="float">
            <text:p>0,174</text:p>
          </table:table-cell>
          <table:table-cell table:formula="of:=(1-[.M19])*[.$D$11]+[.$E$11]*[.M19]" office:value-type="float" office:value="268.936266094692" calcext:value-type="float">
            <text:p>268,94</text:p>
          </table:table-cell>
        </table:table-row>
        <table:table-row table:style-name="ro1">
          <table:table-cell table:number-columns-repeated="11"/>
          <table:table-cell table:formula="of:=[.L19]+[.$K$14]" office:value-type="float" office:value="0.176" calcext:value-type="float">
            <text:p>0,176</text:p>
          </table:table-cell>
          <table:table-cell table:formula="of:=[.L20]/[.$D$6]" office:value-type="float" office:value="0.8" calcext:value-type="float">
            <text:p>0,8</text:p>
          </table:table-cell>
          <table:table-cell table:formula="of:=[.L20]+[.$C$6]" office:value-type="float" office:value="0.196" calcext:value-type="float">
            <text:p>0,196</text:p>
          </table:table-cell>
          <table:table-cell table:formula="of:=(1-[.M20])*[.$D$11]+[.$E$11]*[.M20]" office:value-type="float" office:value="269.53111588006" calcext:value-type="float">
            <text:p>269,53</text:p>
          </table:table-cell>
        </table:table-row>
        <table:table-row table:style-name="ro1">
          <table:table-cell table:number-columns-repeated="11"/>
          <table:table-cell table:formula="of:=[.L20]+[.$K$14]" office:value-type="float" office:value="0.198" calcext:value-type="float">
            <text:p>0,198</text:p>
          </table:table-cell>
          <table:table-cell table:formula="of:=[.L21]/[.$D$6]" office:value-type="float" office:value="0.9" calcext:value-type="float">
            <text:p>0,9</text:p>
          </table:table-cell>
          <table:table-cell table:formula="of:=[.L21]+[.$C$6]" office:value-type="float" office:value="0.218" calcext:value-type="float">
            <text:p>0,218</text:p>
          </table:table-cell>
          <table:table-cell table:formula="of:=(1-[.M21])*[.$D$11]+[.$E$11]*[.M21]" office:value-type="float" office:value="270.125965665429" calcext:value-type="float">
            <text:p>270,13</text:p>
          </table:table-cell>
        </table:table-row>
        <table:table-row table:style-name="ro1">
          <table:table-cell table:number-columns-repeated="11"/>
          <table:table-cell table:formula="of:=[.L21]+[.$K$14]" office:value-type="float" office:value="0.22" calcext:value-type="float">
            <text:p>0,22</text:p>
          </table:table-cell>
          <table:table-cell table:formula="of:=[.L22]/[.$D$6]" office:value-type="float" office:value="1" calcext:value-type="float">
            <text:p>1</text:p>
          </table:table-cell>
          <table:table-cell table:formula="of:=[.L22]+[.$C$6]" office:value-type="float" office:value="0.24" calcext:value-type="float">
            <text:p>0,24</text:p>
          </table:table-cell>
          <table:table-cell table:formula="of:=(1-[.M22])*[.$D$11]+[.$E$11]*[.M22]" office:value-type="float" office:value="270.720815450797" calcext:value-type="float">
            <text:p>270,72</text:p>
          </table:table-cell>
        </table:table-row>
        <table:table-row table:style-name="ro1">
          <table:table-cell table:number-columns-repeated="11"/>
          <table:table-cell table:formula="of:=[.L2]+[.$K$25]" office:value-type="float" office:value="0.004" calcext:value-type="float">
            <text:p>0,004</text:p>
          </table:table-cell>
          <table:table-cell table:formula="of:=[.L23]/[.$E$6]" office:value-type="float" office:value="0.1" calcext:value-type="float">
            <text:p>0,1</text:p>
          </table:table-cell>
          <table:table-cell table:formula="of:=[.L23]+[.$C$6]+[.$D$6]" office:value-type="float" office:value="0.244" calcext:value-type="float">
            <text:p>0,244</text:p>
          </table:table-cell>
          <table:table-cell table:formula="of:=(1-[.M23])*[.$E$11]+[.$F$11]*[.M23]" office:value-type="float" office:value="272.559442060225" calcext:value-type="float">
            <text:p>272,5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x3</text:p>
          </table:table-cell>
          <table:table-cell table:formula="of:=[.L23]+[.$K$25]" office:value-type="float" office:value="0.008" calcext:value-type="float">
            <text:p>0,008</text:p>
          </table:table-cell>
          <table:table-cell table:formula="of:=[.L24]/[.$E$6]" office:value-type="float" office:value="0.2" calcext:value-type="float">
            <text:p>0,2</text:p>
          </table:table-cell>
          <table:table-cell table:formula="of:=[.L24]+[.$C$6]+[.$D$6]" office:value-type="float" office:value="0.248" calcext:value-type="float">
            <text:p>0,248</text:p>
          </table:table-cell>
          <table:table-cell table:formula="of:=(1-[.M24])*[.$E$11]+[.$F$11]*[.M24]" office:value-type="float" office:value="274.398068669654" calcext:value-type="float">
            <text:p>274,40</text:p>
          </table:table-cell>
        </table:table-row>
        <table:table-row table:style-name="ro1">
          <table:table-cell table:number-columns-repeated="10"/>
          <table:table-cell table:formula="of:=[.E6]/10" office:value-type="float" office:value="0.004" calcext:value-type="float">
            <text:p>0,004</text:p>
          </table:table-cell>
          <table:table-cell table:formula="of:=[.L24]+[.$K$25]" office:value-type="float" office:value="0.012" calcext:value-type="float">
            <text:p>0,012</text:p>
          </table:table-cell>
          <table:table-cell table:formula="of:=[.L25]/[.$E$6]" office:value-type="float" office:value="0.3" calcext:value-type="float">
            <text:p>0,3</text:p>
          </table:table-cell>
          <table:table-cell table:formula="of:=[.L25]+[.$C$6]+[.$D$6]" office:value-type="float" office:value="0.252" calcext:value-type="float">
            <text:p>0,252</text:p>
          </table:table-cell>
          <table:table-cell table:formula="of:=(1-[.M25])*[.$E$11]+[.$F$11]*[.M25]" office:value-type="float" office:value="276.236695279082" calcext:value-type="float">
            <text:p>276,24</text:p>
          </table:table-cell>
        </table:table-row>
        <table:table-row table:style-name="ro1">
          <table:table-cell table:number-columns-repeated="11"/>
          <table:table-cell table:formula="of:=[.L25]+[.$K$25]" office:value-type="float" office:value="0.016" calcext:value-type="float">
            <text:p>0,016</text:p>
          </table:table-cell>
          <table:table-cell table:formula="of:=[.L26]/[.$E$6]" office:value-type="float" office:value="0.4" calcext:value-type="float">
            <text:p>0,4</text:p>
          </table:table-cell>
          <table:table-cell table:formula="of:=[.L26]+[.$C$6]+[.$D$6]" office:value-type="float" office:value="0.256" calcext:value-type="float">
            <text:p>0,256</text:p>
          </table:table-cell>
          <table:table-cell table:formula="of:=(1-[.M26])*[.$E$11]+[.$F$11]*[.M26]" office:value-type="float" office:value="278.07532188851" calcext:value-type="float">
            <text:p>278,08</text:p>
          </table:table-cell>
        </table:table-row>
        <table:table-row table:style-name="ro1">
          <table:table-cell table:number-columns-repeated="11"/>
          <table:table-cell table:formula="of:=[.L26]+[.$K$25]" office:value-type="float" office:value="0.02" calcext:value-type="float">
            <text:p>0,02</text:p>
          </table:table-cell>
          <table:table-cell table:formula="of:=[.L27]/[.$E$6]" office:value-type="float" office:value="0.5" calcext:value-type="float">
            <text:p>0,5</text:p>
          </table:table-cell>
          <table:table-cell table:formula="of:=[.L27]+[.$C$6]+[.$D$6]" office:value-type="float" office:value="0.26" calcext:value-type="float">
            <text:p>0,26</text:p>
          </table:table-cell>
          <table:table-cell table:formula="of:=(1-[.M27])*[.$E$11]+[.$F$11]*[.M27]" office:value-type="float" office:value="279.913948497938" calcext:value-type="float">
            <text:p>279,91</text:p>
          </table:table-cell>
        </table:table-row>
        <table:table-row table:style-name="ro1">
          <table:table-cell table:number-columns-repeated="11"/>
          <table:table-cell table:formula="of:=[.L27]+[.$K$25]" office:value-type="float" office:value="0.024" calcext:value-type="float">
            <text:p>0,024</text:p>
          </table:table-cell>
          <table:table-cell table:formula="of:=[.L28]/[.$E$6]" office:value-type="float" office:value="0.6" calcext:value-type="float">
            <text:p>0,6</text:p>
          </table:table-cell>
          <table:table-cell table:formula="of:=[.L28]+[.$C$6]+[.$D$6]" office:value-type="float" office:value="0.264" calcext:value-type="float">
            <text:p>0,264</text:p>
          </table:table-cell>
          <table:table-cell table:formula="of:=(1-[.M28])*[.$E$11]+[.$F$11]*[.M28]" office:value-type="float" office:value="281.752575107367" calcext:value-type="float">
            <text:p>281,75</text:p>
          </table:table-cell>
        </table:table-row>
        <table:table-row table:style-name="ro1">
          <table:table-cell table:number-columns-repeated="11"/>
          <table:table-cell table:formula="of:=[.L28]+[.$K$25]" office:value-type="float" office:value="0.028" calcext:value-type="float">
            <text:p>0,028</text:p>
          </table:table-cell>
          <table:table-cell table:formula="of:=[.L29]/[.$E$6]" office:value-type="float" office:value="0.7" calcext:value-type="float">
            <text:p>0,7</text:p>
          </table:table-cell>
          <table:table-cell table:formula="of:=[.L29]+[.$C$6]+[.$D$6]" office:value-type="float" office:value="0.268" calcext:value-type="float">
            <text:p>0,268</text:p>
          </table:table-cell>
          <table:table-cell table:formula="of:=(1-[.M29])*[.$E$11]+[.$F$11]*[.M29]" office:value-type="float" office:value="283.591201716795" calcext:value-type="float">
            <text:p>283,59</text:p>
          </table:table-cell>
        </table:table-row>
        <table:table-row table:style-name="ro1">
          <table:table-cell table:number-columns-repeated="11"/>
          <table:table-cell table:formula="of:=[.L29]+[.$K$25]" office:value-type="float" office:value="0.032" calcext:value-type="float">
            <text:p>0,032</text:p>
          </table:table-cell>
          <table:table-cell table:formula="of:=[.L30]/[.$E$6]" office:value-type="float" office:value="0.8" calcext:value-type="float">
            <text:p>0,8</text:p>
          </table:table-cell>
          <table:table-cell table:formula="of:=[.L30]+[.$C$6]+[.$D$6]" office:value-type="float" office:value="0.272" calcext:value-type="float">
            <text:p>0,272</text:p>
          </table:table-cell>
          <table:table-cell table:formula="of:=(1-[.M30])*[.$E$11]+[.$F$11]*[.M30]" office:value-type="float" office:value="285.429828326223" calcext:value-type="float">
            <text:p>285,43</text:p>
          </table:table-cell>
        </table:table-row>
        <table:table-row table:style-name="ro1">
          <table:table-cell table:number-columns-repeated="11"/>
          <table:table-cell table:formula="of:=[.L30]+[.$K$25]" office:value-type="float" office:value="0.036" calcext:value-type="float">
            <text:p>0,036</text:p>
          </table:table-cell>
          <table:table-cell table:formula="of:=[.L31]/[.$E$6]" office:value-type="float" office:value="0.9" calcext:value-type="float">
            <text:p>0,9</text:p>
          </table:table-cell>
          <table:table-cell table:formula="of:=[.L31]+[.$C$6]+[.$D$6]" office:value-type="float" office:value="0.276" calcext:value-type="float">
            <text:p>0,276</text:p>
          </table:table-cell>
          <table:table-cell table:formula="of:=(1-[.M31])*[.$E$11]+[.$F$11]*[.M31]" office:value-type="float" office:value="287.268454935652" calcext:value-type="float">
            <text:p>287,27</text:p>
          </table:table-cell>
        </table:table-row>
        <table:table-row table:style-name="ro1">
          <table:table-cell table:number-columns-repeated="11"/>
          <table:table-cell table:formula="of:=[.L31]+[.$K$25]" office:value-type="float" office:value="0.04" calcext:value-type="float">
            <text:p>0,04</text:p>
          </table:table-cell>
          <table:table-cell table:formula="of:=[.L32]/[.$E$6]" office:value-type="float" office:value="1" calcext:value-type="float">
            <text:p>1</text:p>
          </table:table-cell>
          <table:table-cell table:formula="of:=[.L32]+[.$C$6]+[.$D$6]" office:value-type="float" office:value="0.28" calcext:value-type="float">
            <text:p>0,28</text:p>
          </table:table-cell>
          <table:table-cell table:formula="of:=(1-[.M32])*[.$E$11]+[.$F$11]*[.M32]" office:value-type="float" office:value="289.10708154508" calcext:value-type="float">
            <text:p>289,11</text:p>
          </table:table-cell>
        </table:table-row>
      </table:table>
      <table:table table:name="cylindrique 1" table:style-name="ta1">
        <table:shapes>
          <draw:frame draw:z-index="0" draw:style-name="gr1" draw:text-style-name="P1" svg:width="159.97mm" svg:height="90.05mm" svg:x="188.33mm" svg:y="12.48mm">
            <draw:object draw:notify-on-update-of-ranges="'cylindrique 1'.F2:'cylindrique 1'.F26 'cylindrique 1'.H2:'cylindrique 1'.H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xre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5"/>
          <table:table-cell table:formula="of:=[.C7]" office:value-type="float" office:value="0.1" calcext:value-type="float">
            <text:p>0,10</text:p>
          </table:table-cell>
          <table:table-cell table:formula="of:=([.F2]-[.$C$7])/([.$C$8]-[.$C$7])" office:value-type="float" office:value="0" calcext:value-type="float">
            <text:p>0,00</text:p>
          </table:table-cell>
          <table:table-cell table:formula="of:=-[.$C$15]*[.F2]^2/(4*[.$C$9])+[.$C$18]/[.$C$9]*LN([.F2])+[.$C$19]" office:value-type="float" office:value="301.63601672503" calcext:value-type="float">
            <text:p>301,63601672503</text:p>
          </table:table-cell>
        </table:table-row>
        <table:table-row table:style-name="ro1">
          <table:table-cell/>
          <table:table-cell office:value-type="string" calcext:value-type="string">
            <text:p>np 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F2]+[.$C$4]" office:value-type="float" office:value="0.109166666666667" calcext:value-type="float">
            <text:p>0,11</text:p>
          </table:table-cell>
          <table:table-cell table:formula="of:=([.F3]-[.$C$7])/([.$C$8]-[.$C$7])" office:value-type="float" office:value="0.0416666666666667" calcext:value-type="float">
            <text:p>0,04</text:p>
          </table:table-cell>
          <table:table-cell table:formula="of:=-[.$C$15]*[.F3]^2/(4*[.$C$9])+[.$C$18]/[.$C$9]*LN([.F3])+[.$C$19]" office:value-type="float" office:value="301.113959698726" calcext:value-type="float">
            <text:p>301,113959698726</text:p>
          </table:table-cell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formula="of:=([.C8]-[.C7])/([.C3]-1)" office:value-type="float" office:value="0.00916666666666667" calcext:value-type="float">
            <text:p>0,009166666666667</text:p>
          </table:table-cell>
          <table:table-cell table:number-columns-repeated="2"/>
          <table:table-cell table:formula="of:=[.F3]+[.$C$4]" office:value-type="float" office:value="0.118333333333333" calcext:value-type="float">
            <text:p>0,12</text:p>
          </table:table-cell>
          <table:table-cell table:formula="of:=([.F4]-[.$C$7])/([.$C$8]-[.$C$7])" office:value-type="float" office:value="0.0833333333333334" calcext:value-type="float">
            <text:p>0,08</text:p>
          </table:table-cell>
          <table:table-cell table:formula="of:=-[.$C$15]*[.F4]^2/(4*[.$C$9])+[.$C$18]/[.$C$9]*LN([.F4])+[.$C$19]" office:value-type="float" office:value="300.634020803487" calcext:value-type="float">
            <text:p>300,634020803487</text:p>
          </table:table-cell>
        </table:table-row>
        <table:table-row table:style-name="ro1">
          <table:table-cell table:number-columns-repeated="5"/>
          <table:table-cell table:formula="of:=[.F4]+[.$C$4]" office:value-type="float" office:value="0.1275" calcext:value-type="float">
            <text:p>0,13</text:p>
          </table:table-cell>
          <table:table-cell table:formula="of:=([.F5]-[.$C$7])/([.$C$8]-[.$C$7])" office:value-type="float" office:value="0.125" calcext:value-type="float">
            <text:p>0,13</text:p>
          </table:table-cell>
          <table:table-cell table:formula="of:=-[.$C$15]*[.F5]^2/(4*[.$C$9])+[.$C$18]/[.$C$9]*LN([.F5])+[.$C$19]" office:value-type="float" office:value="300.189908519016" calcext:value-type="float">
            <text:p>300,189908519016</text:p>
          </table:table-cell>
        </table:table-row>
        <table:table-row table:style-name="ro1">
          <table:table-cell table:number-columns-repeated="5"/>
          <table:table-cell table:formula="of:=[.F5]+[.$C$4]" office:value-type="float" office:value="0.136666666666667" calcext:value-type="float">
            <text:p>0,14</text:p>
          </table:table-cell>
          <table:table-cell table:formula="of:=([.F6]-[.$C$7])/([.$C$8]-[.$C$7])" office:value-type="float" office:value="0.166666666666667" calcext:value-type="float">
            <text:p>0,17</text:p>
          </table:table-cell>
          <table:table-cell table:formula="of:=-[.$C$15]*[.F6]^2/(4*[.$C$9])+[.$C$18]/[.$C$9]*LN([.F6])+[.$C$19]" office:value-type="float" office:value="299.776643599779" calcext:value-type="float">
            <text:p>299,776643599779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style-name="ce15" office:value-type="float" office:value="0.1" calcext:value-type="float">
            <text:p>1,00E-01</text:p>
          </table:table-cell>
          <table:table-cell office:value-type="string" calcext:value-type="string">
            <text:p>m</text:p>
          </table:table-cell>
          <table:table-cell/>
          <table:table-cell table:formula="of:=[.F6]+[.$C$4]" office:value-type="float" office:value="0.145833333333333" calcext:value-type="float">
            <text:p>0,15</text:p>
          </table:table-cell>
          <table:table-cell table:formula="of:=([.F7]-[.$C$7])/([.$C$8]-[.$C$7])" office:value-type="float" office:value="0.208333333333333" calcext:value-type="float">
            <text:p>0,21</text:p>
          </table:table-cell>
          <table:table-cell table:formula="of:=-[.$C$15]*[.F7]^2/(4*[.$C$9])+[.$C$18]/[.$C$9]*LN([.F7])+[.$C$19]" office:value-type="float" office:value="299.39021773014" calcext:value-type="float">
            <text:p>299,39021773014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formula="of:=0.32" office:value-type="float" office:value="0.32" calcext:value-type="float">
            <text:p>0,32</text:p>
          </table:table-cell>
          <table:table-cell office:value-type="string" calcext:value-type="string">
            <text:p>m</text:p>
          </table:table-cell>
          <table:table-cell/>
          <table:table-cell table:formula="of:=[.F7]+[.$C$4]" office:value-type="float" office:value="0.155" calcext:value-type="float">
            <text:p>0,16</text:p>
          </table:table-cell>
          <table:table-cell table:formula="of:=([.F8]-[.$C$7])/([.$C$8]-[.$C$7])" office:value-type="float" office:value="0.25" calcext:value-type="float">
            <text:p>0,25</text:p>
          </table:table-cell>
          <table:table-cell table:formula="of:=-[.$C$15]*[.F8]^2/(4*[.$C$9])+[.$C$18]/[.$C$9]*LN([.F8])+[.$C$19]" office:value-type="float" office:value="299.027356421868" calcext:value-type="float">
            <text:p>299,027356421868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W/(K,m)</text:p>
          </table:table-cell>
          <table:table-cell/>
          <table:table-cell table:formula="of:=[.F8]+[.$C$4]" office:value-type="float" office:value="0.164166666666667" calcext:value-type="float">
            <text:p>0,16</text:p>
          </table:table-cell>
          <table:table-cell table:formula="of:=([.F9]-[.$C$7])/([.$C$8]-[.$C$7])" office:value-type="float" office:value="0.291666666666666" calcext:value-type="float">
            <text:p>0,29</text:p>
          </table:table-cell>
          <table:table-cell table:formula="of:=-[.$C$15]*[.F9]^2/(4*[.$C$9])+[.$C$18]/[.$C$9]*LN([.F9])+[.$C$19]" office:value-type="float" office:value="298.685350141959" calcext:value-type="float">
            <text:p>298,685350141959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J/(K.kg)</text:p>
          </table:table-cell>
          <table:table-cell/>
          <table:table-cell table:formula="of:=[.F9]+[.$C$4]" office:value-type="float" office:value="0.173333333333333" calcext:value-type="float">
            <text:p>0,17</text:p>
          </table:table-cell>
          <table:table-cell table:formula="of:=([.F10]-[.$C$7])/([.$C$8]-[.$C$7])" office:value-type="float" office:value="0.333333333333333" calcext:value-type="float">
            <text:p>0,33</text:p>
          </table:table-cell>
          <table:table-cell table:formula="of:=-[.$C$15]*[.F10]^2/(4*[.$C$9])+[.$C$18]/[.$C$9]*LN([.F10])+[.$C$19]" office:value-type="float" office:value="298.361931386225" calcext:value-type="float">
            <text:p>298,361931386225</text:p>
          </table:table-cell>
        </table:table-row>
        <table:table-row table:style-name="ro1">
          <table:table-cell/>
          <table:table-cell office:value-type="string" calcext:value-type="string">
            <text:p>rh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kg/m³</text:p>
          </table:table-cell>
          <table:table-cell/>
          <table:table-cell table:formula="of:=[.F10]+[.$C$4]" office:value-type="float" office:value="0.1825" calcext:value-type="float">
            <text:p>0,18</text:p>
          </table:table-cell>
          <table:table-cell table:formula="of:=([.F11]-[.$C$7])/([.$C$8]-[.$C$7])" office:value-type="float" office:value="0.375" calcext:value-type="float">
            <text:p>0,38</text:p>
          </table:table-cell>
          <table:table-cell table:formula="of:=-[.$C$15]*[.F11]^2/(4*[.$C$9])+[.$C$18]/[.$C$9]*LN([.F11])+[.$C$19]" office:value-type="float" office:value="298.055183468873" calcext:value-type="float">
            <text:p>298,055183468873</text:p>
          </table:table-cell>
        </table:table-row>
        <table:table-row table:style-name="ro1">
          <table:table-cell/>
          <table:table-cell office:value-type="string" calcext:value-type="string">
            <text:p>h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/(K.m2)</text:p>
          </table:table-cell>
          <table:table-cell/>
          <table:table-cell table:formula="of:=[.F11]+[.$C$4]" office:value-type="float" office:value="0.191666666666667" calcext:value-type="float">
            <text:p>0,19</text:p>
          </table:table-cell>
          <table:table-cell table:formula="of:=([.F12]-[.$C$7])/([.$C$8]-[.$C$7])" office:value-type="float" office:value="0.416666666666666" calcext:value-type="float">
            <text:p>0,42</text:p>
          </table:table-cell>
          <table:table-cell table:formula="of:=-[.$C$15]*[.F12]^2/(4*[.$C$9])+[.$C$18]/[.$C$9]*LN([.F12])+[.$C$19]" office:value-type="float" office:value="297.763471688476" calcext:value-type="float">
            <text:p>297,763471688476</text:p>
          </table:table-cell>
        </table:table-row>
        <table:table-row table:style-name="ro1">
          <table:table-cell/>
          <table:table-cell office:value-type="string" calcext:value-type="string">
            <text:p>phi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/m²</text:p>
          </table:table-cell>
          <table:table-cell/>
          <table:table-cell table:formula="of:=[.F12]+[.$C$4]" office:value-type="float" office:value="0.200833333333333" calcext:value-type="float">
            <text:p>0,20</text:p>
          </table:table-cell>
          <table:table-cell table:formula="of:=([.F13]-[.$C$7])/([.$C$8]-[.$C$7])" office:value-type="float" office:value="0.458333333333333" calcext:value-type="float">
            <text:p>0,46</text:p>
          </table:table-cell>
          <table:table-cell table:formula="of:=-[.$C$15]*[.F13]^2/(4*[.$C$9])+[.$C$18]/[.$C$9]*LN([.F13])+[.$C$19]" office:value-type="float" office:value="297.48539058986" calcext:value-type="float">
            <text:p>297,48539058986</text:p>
          </table:table-cell>
        </table:table-row>
        <table:table-row table:style-name="ro1">
          <table:table-cell/>
          <table:table-cell office:value-type="string" calcext:value-type="string">
            <text:p>Td</text:p>
          </table:table-cell>
          <table:table-cell office:value-type="float" office:value="293.15" calcext:value-type="float">
            <text:p>293,15</text:p>
          </table:table-cell>
          <table:table-cell office:value-type="string" calcext:value-type="string">
            <text:p>K</text:p>
          </table:table-cell>
          <table:table-cell/>
          <table:table-cell table:formula="of:=[.F13]+[.$C$4]" office:value-type="float" office:value="0.21" calcext:value-type="float">
            <text:p>0,21</text:p>
          </table:table-cell>
          <table:table-cell table:formula="of:=([.F14]-[.$C$7])/([.$C$8]-[.$C$7])" office:value-type="float" office:value="0.5" calcext:value-type="float">
            <text:p>0,50</text:p>
          </table:table-cell>
          <table:table-cell table:formula="of:=-[.$C$15]*[.F14]^2/(4*[.$C$9])+[.$C$18]/[.$C$9]*LN([.F14])+[.$C$19]" office:value-type="float" office:value="297.219723006403" calcext:value-type="float">
            <text:p>297,219723006403</text:p>
          </table:table-cell>
        </table:table-row>
        <table:table-row table:style-name="ro1">
          <table:table-cell/>
          <table:table-cell office:value-type="string" calcext:value-type="string">
            <text:p>s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/m³</text:p>
          </table:table-cell>
          <table:table-cell/>
          <table:table-cell table:formula="of:=[.F14]+[.$C$4]" office:value-type="float" office:value="0.219166666666667" calcext:value-type="float">
            <text:p>0,22</text:p>
          </table:table-cell>
          <table:table-cell table:formula="of:=([.F15]-[.$C$7])/([.$C$8]-[.$C$7])" office:value-type="float" office:value="0.541666666666666" calcext:value-type="float">
            <text:p>0,54</text:p>
          </table:table-cell>
          <table:table-cell table:formula="of:=-[.$C$15]*[.F15]^2/(4*[.$C$9])+[.$C$18]/[.$C$9]*LN([.F15])+[.$C$19]" office:value-type="float" office:value="296.965407859579" calcext:value-type="float">
            <text:p>296,965407859579</text:p>
          </table:table-cell>
        </table:table-row>
        <table:table-row table:style-name="ro1">
          <table:table-cell table:number-columns-repeated="5"/>
          <table:table-cell table:formula="of:=[.F15]+[.$C$4]" office:value-type="float" office:value="0.228333333333333" calcext:value-type="float">
            <text:p>0,23</text:p>
          </table:table-cell>
          <table:table-cell table:formula="of:=([.F16]-[.$C$7])/([.$C$8]-[.$C$7])" office:value-type="float" office:value="0.583333333333333" calcext:value-type="float">
            <text:p>0,58</text:p>
          </table:table-cell>
          <table:table-cell table:formula="of:=-[.$C$15]*[.F16]^2/(4*[.$C$9])+[.$C$18]/[.$C$9]*LN([.F16])+[.$C$19]" office:value-type="float" office:value="296.721514560708" calcext:value-type="float">
            <text:p>296,721514560708</text:p>
          </table:table-cell>
        </table:table-row>
        <table:table-row table:style-name="ro1">
          <table:table-cell table:number-columns-repeated="5"/>
          <table:table-cell table:formula="of:=[.F16]+[.$C$4]" office:value-type="float" office:value="0.2375" calcext:value-type="float">
            <text:p>0,24</text:p>
          </table:table-cell>
          <table:table-cell table:formula="of:=([.F17]-[.$C$7])/([.$C$8]-[.$C$7])" office:value-type="float" office:value="0.624999999999999" calcext:value-type="float">
            <text:p>0,63</text:p>
          </table:table-cell>
          <table:table-cell table:formula="of:=-[.$C$15]*[.F17]^2/(4*[.$C$9])+[.$C$18]/[.$C$9]*LN([.F17])+[.$C$19]" office:value-type="float" office:value="296.487222454276" calcext:value-type="float">
            <text:p>296,487222454276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table:formula="of:=[.F17]+[.$C$4]" office:value-type="float" office:value="0.246666666666666" calcext:value-type="float">
            <text:p>0,25</text:p>
          </table:table-cell>
          <table:table-cell table:formula="of:=([.F18]-[.$C$7])/([.$C$8]-[.$C$7])" office:value-type="float" office:value="0.666666666666666" calcext:value-type="float">
            <text:p>0,67</text:p>
          </table:table-cell>
          <table:table-cell table:formula="of:=-[.$C$15]*[.F18]^2/(4*[.$C$9])+[.$C$18]/[.$C$9]*LN([.F18])+[.$C$19]" office:value-type="float" office:value="296.261804156328" calcext:value-type="float">
            <text:p>296,261804156328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87.930153076256" calcext:value-type="float">
            <text:p>287,930153076256</text:p>
          </table:table-cell>
          <table:table-cell table:number-columns-repeated="2"/>
          <table:table-cell table:formula="of:=[.F18]+[.$C$4]" office:value-type="float" office:value="0.255833333333333" calcext:value-type="float">
            <text:p>0,26</text:p>
          </table:table-cell>
          <table:table-cell table:formula="of:=([.F19]-[.$C$7])/([.$C$8]-[.$C$7])" office:value-type="float" office:value="0.708333333333333" calcext:value-type="float">
            <text:p>0,71</text:p>
          </table:table-cell>
          <table:table-cell table:formula="of:=-[.$C$15]*[.F19]^2/(4*[.$C$9])+[.$C$18]/[.$C$9]*LN([.F19])+[.$C$19]" office:value-type="float" office:value="296.044611934523" calcext:value-type="float">
            <text:p>296,044611934523</text:p>
          </table:table-cell>
        </table:table-row>
        <table:table-row table:style-name="ro1">
          <table:table-cell table:number-columns-repeated="5"/>
          <table:table-cell table:formula="of:=[.F19]+[.$C$4]" office:value-type="float" office:value="0.265" calcext:value-type="float">
            <text:p>0,27</text:p>
          </table:table-cell>
          <table:table-cell table:formula="of:=([.F20]-[.$C$7])/([.$C$8]-[.$C$7])" office:value-type="float" office:value="0.749999999999999" calcext:value-type="float">
            <text:p>0,75</text:p>
          </table:table-cell>
          <table:table-cell table:formula="of:=-[.$C$15]*[.F20]^2/(4*[.$C$9])+[.$C$18]/[.$C$9]*LN([.F20])+[.$C$19]" office:value-type="float" office:value="295.835066486946" calcext:value-type="float">
            <text:p>295,835066486946</text:p>
          </table:table-cell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table:number-columns-repeated="3"/>
          <table:table-cell table:formula="of:=[.F20]+[.$C$4]" office:value-type="float" office:value="0.274166666666666" calcext:value-type="float">
            <text:p>0,27</text:p>
          </table:table-cell>
          <table:table-cell table:formula="of:=([.F21]-[.$C$7])/([.$C$8]-[.$C$7])" office:value-type="float" office:value="0.791666666666666" calcext:value-type="float">
            <text:p>0,79</text:p>
          </table:table-cell>
          <table:table-cell table:formula="of:=-[.$C$15]*[.F21]^2/(4*[.$C$9])+[.$C$18]/[.$C$9]*LN([.F21])+[.$C$19]" office:value-type="float" office:value="295.632647629891" calcext:value-type="float">
            <text:p>295,632647629891</text:p>
          </table:table-cell>
        </table:table-row>
        <table:table-row table:style-name="ro1">
          <table:table-cell/>
          <table:table-cell table:formula="of:=[.C13]+[.C9]*([.C15]*[.C7]/(2*[.C9])+[.C18]/([.C7]*[.C9]))" office:value-type="float" office:value="0" calcext:value-type="float">
            <text:p>0</text:p>
          </table:table-cell>
          <table:table-cell table:formula="of:=[.C9]*([.C15]*[.C8]/(2*[.C9])+[.C18]/([.C8]*[.C9]))+[.C12]*(-[.C15]*[.C8]^2/(4*[.C9])+[.C18]/[.C9]*LN([.C8])+[.C19]-[.C14])" office:value-type="float" office:value="-0.0000000000375202091618121" calcext:value-type="float">
            <text:p>-3,75202091618121E-11</text:p>
          </table:table-cell>
          <table:table-cell table:number-columns-repeated="2"/>
          <table:table-cell table:formula="of:=[.F21]+[.$C$4]" office:value-type="float" office:value="0.283333333333333" calcext:value-type="float">
            <text:p>0,28</text:p>
          </table:table-cell>
          <table:table-cell table:formula="of:=([.F22]-[.$C$7])/([.$C$8]-[.$C$7])" office:value-type="float" office:value="0.833333333333333" calcext:value-type="float">
            <text:p>0,83</text:p>
          </table:table-cell>
          <table:table-cell table:formula="of:=-[.$C$15]*[.F22]^2/(4*[.$C$9])+[.$C$18]/[.$C$9]*LN([.F22])+[.$C$19]" office:value-type="float" office:value="295.43688651772" calcext:value-type="float">
            <text:p>295,43688651772</text:p>
          </table:table-cell>
        </table:table-row>
        <table:table-row table:style-name="ro1">
          <table:table-cell table:number-columns-repeated="5"/>
          <table:table-cell table:formula="of:=[.F22]+[.$C$4]" office:value-type="float" office:value="0.2925" calcext:value-type="float">
            <text:p>0,29</text:p>
          </table:table-cell>
          <table:table-cell table:formula="of:=([.F23]-[.$C$7])/([.$C$8]-[.$C$7])" office:value-type="float" office:value="0.874999999999999" calcext:value-type="float">
            <text:p>0,88</text:p>
          </table:table-cell>
          <table:table-cell table:formula="of:=-[.$C$15]*[.F23]^2/(4*[.$C$9])+[.$C$18]/[.$C$9]*LN([.F23])+[.$C$19]" office:value-type="float" office:value="295.247359101912" calcext:value-type="float">
            <text:p>295,247359101912</text:p>
          </table:table-cell>
        </table:table-row>
        <table:table-row table:style-name="ro1">
          <table:table-cell table:number-columns-repeated="5"/>
          <table:table-cell table:formula="of:=[.F23]+[.$C$4]" office:value-type="float" office:value="0.301666666666666" calcext:value-type="float">
            <text:p>0,30</text:p>
          </table:table-cell>
          <table:table-cell table:formula="of:=([.F24]-[.$C$7])/([.$C$8]-[.$C$7])" office:value-type="float" office:value="0.916666666666666" calcext:value-type="float">
            <text:p>0,92</text:p>
          </table:table-cell>
          <table:table-cell table:formula="of:=-[.$C$15]*[.F24]^2/(4*[.$C$9])+[.$C$18]/[.$C$9]*LN([.F24])+[.$C$19]" office:value-type="float" office:value="295.06368059977" calcext:value-type="float">
            <text:p>295,06368059977</text:p>
          </table:table-cell>
        </table:table-row>
        <table:table-row table:style-name="ro1">
          <table:table-cell table:number-columns-repeated="5"/>
          <table:table-cell table:formula="of:=[.F24]+[.$C$4]" office:value-type="float" office:value="0.310833333333333" calcext:value-type="float">
            <text:p>0,31</text:p>
          </table:table-cell>
          <table:table-cell table:formula="of:=([.F25]-[.$C$7])/([.$C$8]-[.$C$7])" office:value-type="float" office:value="0.958333333333332" calcext:value-type="float">
            <text:p>0,96</text:p>
          </table:table-cell>
          <table:table-cell table:formula="of:=-[.$C$15]*[.F25]^2/(4*[.$C$9])+[.$C$18]/[.$C$9]*LN([.F25])+[.$C$19]" office:value-type="float" office:value="294.885500791329" calcext:value-type="float">
            <text:p>294,885500791329</text:p>
          </table:table-cell>
        </table:table-row>
        <table:table-row table:style-name="ro1">
          <table:table-cell table:number-columns-repeated="5"/>
          <table:table-cell table:formula="of:=[.F25]+[.$C$4]" office:value-type="float" office:value="0.32" calcext:value-type="float">
            <text:p>0,32</text:p>
          </table:table-cell>
          <table:table-cell table:formula="of:=([.F26]-[.$C$7])/([.$C$8]-[.$C$7])" office:value-type="float" office:value="0.999999999999999" calcext:value-type="float">
            <text:p>1,00</text:p>
          </table:table-cell>
          <table:table-cell table:formula="of:=-[.$C$15]*[.F26]^2/(4*[.$C$9])+[.$C$18]/[.$C$9]*LN([.F26])+[.$C$19]" office:value-type="float" office:value="294.712499999996" calcext:value-type="float">
            <text:p>294,712499999996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</table:table>
      <table:table table:name="cylindrique 2" table:style-name="ta1">
        <table:shapes>
          <draw:frame draw:z-index="0" draw:style-name="gr1" draw:text-style-name="P1" svg:width="159.99mm" svg:height="89.99mm" svg:x="200.36mm" svg:y="9.77mm">
            <draw:object draw:notify-on-update-of-ranges="'cylindrique 2'.F2:'cylindrique 2'.F26 'cylindrique 2'.H2:'cylindrique 2'.H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xre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5"/>
          <table:table-cell table:formula="of:=[.C7]" office:value-type="float" office:value="0.1" calcext:value-type="float">
            <text:p>0,10</text:p>
          </table:table-cell>
          <table:table-cell table:formula="of:=([.F2]-[.$C$7])/([.$C$8]-[.$C$7])" office:value-type="float" office:value="0" calcext:value-type="float">
            <text:p>0,00</text:p>
          </table:table-cell>
          <table:table-cell table:formula="of:=-[.$C$15]*[.F2]^2/(4*[.$C$9])+[.$C$18]/[.$C$9]*LN([.F2])+[.$C$19]" office:value-type="float" office:value="310.656991637485" calcext:value-type="float">
            <text:p>310,656991637485</text:p>
          </table:table-cell>
        </table:table-row>
        <table:table-row table:style-name="ro1">
          <table:table-cell/>
          <table:table-cell office:value-type="string" calcext:value-type="string">
            <text:p>np 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F2]+[.$C$4]" office:value-type="float" office:value="0.109166666666667" calcext:value-type="float">
            <text:p>0,11</text:p>
          </table:table-cell>
          <table:table-cell table:formula="of:=([.F3]-[.$C$7])/([.$C$8]-[.$C$7])" office:value-type="float" office:value="0.0416666666666667" calcext:value-type="float">
            <text:p>0,04</text:p>
          </table:table-cell>
          <table:table-cell table:formula="of:=-[.$C$15]*[.F3]^2/(4*[.$C$9])+[.$C$18]/[.$C$9]*LN([.F3])+[.$C$19]" office:value-type="float" office:value="310.632698556722" calcext:value-type="float">
            <text:p>310,632698556722</text:p>
          </table:table-cell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formula="of:=([.C8]-[.C7])/([.C3]-1)" office:value-type="float" office:value="0.00916666666666667" calcext:value-type="float">
            <text:p>0,009166666666667</text:p>
          </table:table-cell>
          <table:table-cell table:number-columns-repeated="2"/>
          <table:table-cell table:formula="of:=[.F3]+[.$C$4]" office:value-type="float" office:value="0.118333333333333" calcext:value-type="float">
            <text:p>0,12</text:p>
          </table:table-cell>
          <table:table-cell table:formula="of:=([.F4]-[.$C$7])/([.$C$8]-[.$C$7])" office:value-type="float" office:value="0.0833333333333334" calcext:value-type="float">
            <text:p>0,08</text:p>
          </table:table-cell>
          <table:table-cell table:formula="of:=-[.$C$15]*[.F4]^2/(4*[.$C$9])+[.$C$18]/[.$C$9]*LN([.F4])+[.$C$19]" office:value-type="float" office:value="310.56233814323" calcext:value-type="float">
            <text:p>310,56233814323</text:p>
          </table:table-cell>
        </table:table-row>
        <table:table-row table:style-name="ro1">
          <table:table-cell table:number-columns-repeated="5"/>
          <table:table-cell table:formula="of:=[.F4]+[.$C$4]" office:value-type="float" office:value="0.1275" calcext:value-type="float">
            <text:p>0,13</text:p>
          </table:table-cell>
          <table:table-cell table:formula="of:=([.F5]-[.$C$7])/([.$C$8]-[.$C$7])" office:value-type="float" office:value="0.125" calcext:value-type="float">
            <text:p>0,13</text:p>
          </table:table-cell>
          <table:table-cell table:formula="of:=-[.$C$15]*[.F5]^2/(4*[.$C$9])+[.$C$18]/[.$C$9]*LN([.F5])+[.$C$19]" office:value-type="float" office:value="310.449056157159" calcext:value-type="float">
            <text:p>310,449056157159</text:p>
          </table:table-cell>
        </table:table-row>
        <table:table-row table:style-name="ro1">
          <table:table-cell table:number-columns-repeated="5"/>
          <table:table-cell table:formula="of:=[.F5]+[.$C$4]" office:value-type="float" office:value="0.136666666666667" calcext:value-type="float">
            <text:p>0,14</text:p>
          </table:table-cell>
          <table:table-cell table:formula="of:=([.F6]-[.$C$7])/([.$C$8]-[.$C$7])" office:value-type="float" office:value="0.166666666666667" calcext:value-type="float">
            <text:p>0,17</text:p>
          </table:table-cell>
          <table:table-cell table:formula="of:=-[.$C$15]*[.F6]^2/(4*[.$C$9])+[.$C$18]/[.$C$9]*LN([.F6])+[.$C$19]" office:value-type="float" office:value="310.295342221274" calcext:value-type="float">
            <text:p>310,295342221274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style-name="ce15" office:value-type="float" office:value="0.1" calcext:value-type="float">
            <text:p>1,00E-01</text:p>
          </table:table-cell>
          <table:table-cell office:value-type="string" calcext:value-type="string">
            <text:p>m</text:p>
          </table:table-cell>
          <table:table-cell/>
          <table:table-cell table:formula="of:=[.F6]+[.$C$4]" office:value-type="float" office:value="0.145833333333333" calcext:value-type="float">
            <text:p>0,15</text:p>
          </table:table-cell>
          <table:table-cell table:formula="of:=([.F7]-[.$C$7])/([.$C$8]-[.$C$7])" office:value-type="float" office:value="0.208333333333333" calcext:value-type="float">
            <text:p>0,21</text:p>
          </table:table-cell>
          <table:table-cell table:formula="of:=-[.$C$15]*[.F7]^2/(4*[.$C$9])+[.$C$18]/[.$C$9]*LN([.F7])+[.$C$19]" office:value-type="float" office:value="310.103200493395" calcext:value-type="float">
            <text:p>310,103200493395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formula="of:=0.32" office:value-type="float" office:value="0.32" calcext:value-type="float">
            <text:p>0,32</text:p>
          </table:table-cell>
          <table:table-cell office:value-type="string" calcext:value-type="string">
            <text:p>m</text:p>
          </table:table-cell>
          <table:table-cell/>
          <table:table-cell table:formula="of:=[.F7]+[.$C$4]" office:value-type="float" office:value="0.155" calcext:value-type="float">
            <text:p>0,16</text:p>
          </table:table-cell>
          <table:table-cell table:formula="of:=([.F8]-[.$C$7])/([.$C$8]-[.$C$7])" office:value-type="float" office:value="0.25" calcext:value-type="float">
            <text:p>0,25</text:p>
          </table:table-cell>
          <table:table-cell table:formula="of:=-[.$C$15]*[.F8]^2/(4*[.$C$9])+[.$C$18]/[.$C$9]*LN([.F8])+[.$C$19]" office:value-type="float" office:value="309.874268217637" calcext:value-type="float">
            <text:p>309,874268217637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W/(K,m)</text:p>
          </table:table-cell>
          <table:table-cell/>
          <table:table-cell table:formula="of:=[.F8]+[.$C$4]" office:value-type="float" office:value="0.164166666666667" calcext:value-type="float">
            <text:p>0,16</text:p>
          </table:table-cell>
          <table:table-cell table:formula="of:=([.F9]-[.$C$7])/([.$C$8]-[.$C$7])" office:value-type="float" office:value="0.291666666666666" calcext:value-type="float">
            <text:p>0,29</text:p>
          </table:table-cell>
          <table:table-cell table:formula="of:=-[.$C$15]*[.F9]^2/(4*[.$C$9])+[.$C$18]/[.$C$9]*LN([.F9])+[.$C$19]" office:value-type="float" office:value="309.609900160502" calcext:value-type="float">
            <text:p>309,609900160502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J/(K.kg)</text:p>
          </table:table-cell>
          <table:table-cell/>
          <table:table-cell table:formula="of:=[.F9]+[.$C$4]" office:value-type="float" office:value="0.173333333333333" calcext:value-type="float">
            <text:p>0,17</text:p>
          </table:table-cell>
          <table:table-cell table:formula="of:=([.F10]-[.$C$7])/([.$C$8]-[.$C$7])" office:value-type="float" office:value="0.333333333333333" calcext:value-type="float">
            <text:p>0,33</text:p>
          </table:table-cell>
          <table:table-cell table:formula="of:=-[.$C$15]*[.F10]^2/(4*[.$C$9])+[.$C$18]/[.$C$9]*LN([.F10])+[.$C$19]" office:value-type="float" office:value="309.311230074083" calcext:value-type="float">
            <text:p>309,311230074083</text:p>
          </table:table-cell>
        </table:table-row>
        <table:table-row table:style-name="ro1">
          <table:table-cell/>
          <table:table-cell office:value-type="string" calcext:value-type="string">
            <text:p>rh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kg/m³</text:p>
          </table:table-cell>
          <table:table-cell/>
          <table:table-cell table:formula="of:=[.F10]+[.$C$4]" office:value-type="float" office:value="0.1825" calcext:value-type="float">
            <text:p>0,18</text:p>
          </table:table-cell>
          <table:table-cell table:formula="of:=([.F11]-[.$C$7])/([.$C$8]-[.$C$7])" office:value-type="float" office:value="0.375" calcext:value-type="float">
            <text:p>0,38</text:p>
          </table:table-cell>
          <table:table-cell table:formula="of:=-[.$C$15]*[.F11]^2/(4*[.$C$9])+[.$C$18]/[.$C$9]*LN([.F11])+[.$C$19]" office:value-type="float" office:value="308.979216301278" calcext:value-type="float">
            <text:p>308,979216301278</text:p>
          </table:table-cell>
        </table:table-row>
        <table:table-row table:style-name="ro1">
          <table:table-cell/>
          <table:table-cell office:value-type="string" calcext:value-type="string">
            <text:p>h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/(K.m2)</text:p>
          </table:table-cell>
          <table:table-cell/>
          <table:table-cell table:formula="of:=[.F11]+[.$C$4]" office:value-type="float" office:value="0.191666666666667" calcext:value-type="float">
            <text:p>0,19</text:p>
          </table:table-cell>
          <table:table-cell table:formula="of:=([.F12]-[.$C$7])/([.$C$8]-[.$C$7])" office:value-type="float" office:value="0.416666666666666" calcext:value-type="float">
            <text:p>0,42</text:p>
          </table:table-cell>
          <table:table-cell table:formula="of:=-[.$C$15]*[.F12]^2/(4*[.$C$9])+[.$C$18]/[.$C$9]*LN([.F12])+[.$C$19]" office:value-type="float" office:value="308.614676192799" calcext:value-type="float">
            <text:p>308,614676192799</text:p>
          </table:table-cell>
        </table:table-row>
        <table:table-row table:style-name="ro1">
          <table:table-cell/>
          <table:table-cell office:value-type="string" calcext:value-type="string">
            <text:p>phi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/m²</text:p>
          </table:table-cell>
          <table:table-cell/>
          <table:table-cell table:formula="of:=[.F12]+[.$C$4]" office:value-type="float" office:value="0.200833333333333" calcext:value-type="float">
            <text:p>0,20</text:p>
          </table:table-cell>
          <table:table-cell table:formula="of:=([.F13]-[.$C$7])/([.$C$8]-[.$C$7])" office:value-type="float" office:value="0.458333333333333" calcext:value-type="float">
            <text:p>0,46</text:p>
          </table:table-cell>
          <table:table-cell table:formula="of:=-[.$C$15]*[.F13]^2/(4*[.$C$9])+[.$C$18]/[.$C$9]*LN([.F13])+[.$C$19]" office:value-type="float" office:value="308.218312476234" calcext:value-type="float">
            <text:p>308,218312476234</text:p>
          </table:table-cell>
        </table:table-row>
        <table:table-row table:style-name="ro1">
          <table:table-cell/>
          <table:table-cell office:value-type="string" calcext:value-type="string">
            <text:p>Td</text:p>
          </table:table-cell>
          <table:table-cell office:value-type="float" office:value="293.15" calcext:value-type="float">
            <text:p>293,15</text:p>
          </table:table-cell>
          <table:table-cell office:value-type="string" calcext:value-type="string">
            <text:p>K</text:p>
          </table:table-cell>
          <table:table-cell/>
          <table:table-cell table:formula="of:=[.F13]+[.$C$4]" office:value-type="float" office:value="0.21" calcext:value-type="float">
            <text:p>0,21</text:p>
          </table:table-cell>
          <table:table-cell table:formula="of:=([.F14]-[.$C$7])/([.$C$8]-[.$C$7])" office:value-type="float" office:value="0.5" calcext:value-type="float">
            <text:p>0,50</text:p>
          </table:table-cell>
          <table:table-cell table:formula="of:=-[.$C$15]*[.F14]^2/(4*[.$C$9])+[.$C$18]/[.$C$9]*LN([.F14])+[.$C$19]" office:value-type="float" office:value="307.790733734894" calcext:value-type="float">
            <text:p>307,790733734894</text:p>
          </table:table-cell>
        </table:table-row>
        <table:table-row table:style-name="ro1">
          <table:table-cell/>
          <table:table-cell office:value-type="string" calcext:value-type="string">
            <text:p>s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/m³</text:p>
          </table:table-cell>
          <table:table-cell/>
          <table:table-cell table:formula="of:=[.F14]+[.$C$4]" office:value-type="float" office:value="0.219166666666667" calcext:value-type="float">
            <text:p>0,22</text:p>
          </table:table-cell>
          <table:table-cell table:formula="of:=([.F15]-[.$C$7])/([.$C$8]-[.$C$7])" office:value-type="float" office:value="0.541666666666666" calcext:value-type="float">
            <text:p>0,54</text:p>
          </table:table-cell>
          <table:table-cell table:formula="of:=-[.$C$15]*[.F15]^2/(4*[.$C$9])+[.$C$18]/[.$C$9]*LN([.F15])+[.$C$19]" office:value-type="float" office:value="307.332470508041" calcext:value-type="float">
            <text:p>307,332470508041</text:p>
          </table:table-cell>
        </table:table-row>
        <table:table-row table:style-name="ro1">
          <table:table-cell table:number-columns-repeated="5"/>
          <table:table-cell table:formula="of:=[.F15]+[.$C$4]" office:value-type="float" office:value="0.228333333333333" calcext:value-type="float">
            <text:p>0,23</text:p>
          </table:table-cell>
          <table:table-cell table:formula="of:=([.F16]-[.$C$7])/([.$C$8]-[.$C$7])" office:value-type="float" office:value="0.583333333333333" calcext:value-type="float">
            <text:p>0,58</text:p>
          </table:table-cell>
          <table:table-cell table:formula="of:=-[.$C$15]*[.F16]^2/(4*[.$C$9])+[.$C$18]/[.$C$9]*LN([.F16])+[.$C$19]" office:value-type="float" office:value="306.843988090016" calcext:value-type="float">
            <text:p>306,843988090016</text:p>
          </table:table-cell>
        </table:table-row>
        <table:table-row table:style-name="ro1">
          <table:table-cell table:number-columns-repeated="5"/>
          <table:table-cell table:formula="of:=[.F16]+[.$C$4]" office:value-type="float" office:value="0.2375" calcext:value-type="float">
            <text:p>0,24</text:p>
          </table:table-cell>
          <table:table-cell table:formula="of:=([.F17]-[.$C$7])/([.$C$8]-[.$C$7])" office:value-type="float" office:value="0.624999999999999" calcext:value-type="float">
            <text:p>0,63</text:p>
          </table:table-cell>
          <table:table-cell table:formula="of:=-[.$C$15]*[.F17]^2/(4*[.$C$9])+[.$C$18]/[.$C$9]*LN([.F17])+[.$C$19]" office:value-type="float" office:value="306.325696808576" calcext:value-type="float">
            <text:p>306,325696808576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F17]+[.$C$4]" office:value-type="float" office:value="0.246666666666666" calcext:value-type="float">
            <text:p>0,25</text:p>
          </table:table-cell>
          <table:table-cell table:formula="of:=([.F18]-[.$C$7])/([.$C$8]-[.$C$7])" office:value-type="float" office:value="0.666666666666666" calcext:value-type="float">
            <text:p>0,67</text:p>
          </table:table-cell>
          <table:table-cell table:formula="of:=-[.$C$15]*[.F18]^2/(4*[.$C$9])+[.$C$18]/[.$C$9]*LN([.F18])+[.$C$19]" office:value-type="float" office:value="305.777960355699" calcext:value-type="float">
            <text:p>305,777960355699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18.998018699967" calcext:value-type="float">
            <text:p>318,998018699967</text:p>
          </table:table-cell>
          <table:table-cell table:number-columns-repeated="2"/>
          <table:table-cell table:formula="of:=[.F18]+[.$C$4]" office:value-type="float" office:value="0.255833333333333" calcext:value-type="float">
            <text:p>0,26</text:p>
          </table:table-cell>
          <table:table-cell table:formula="of:=([.F19]-[.$C$7])/([.$C$8]-[.$C$7])" office:value-type="float" office:value="0.708333333333333" calcext:value-type="float">
            <text:p>0,71</text:p>
          </table:table-cell>
          <table:table-cell table:formula="of:=-[.$C$15]*[.F19]^2/(4*[.$C$9])+[.$C$18]/[.$C$9]*LN([.F19])+[.$C$19]" office:value-type="float" office:value="305.201102597553" calcext:value-type="float">
            <text:p>305,201102597553</text:p>
          </table:table-cell>
        </table:table-row>
        <table:table-row table:style-name="ro1">
          <table:table-cell table:number-columns-repeated="5"/>
          <table:table-cell table:formula="of:=[.F19]+[.$C$4]" office:value-type="float" office:value="0.265" calcext:value-type="float">
            <text:p>0,27</text:p>
          </table:table-cell>
          <table:table-cell table:formula="of:=([.F20]-[.$C$7])/([.$C$8]-[.$C$7])" office:value-type="float" office:value="0.749999999999999" calcext:value-type="float">
            <text:p>0,75</text:p>
          </table:table-cell>
          <table:table-cell table:formula="of:=-[.$C$15]*[.F20]^2/(4*[.$C$9])+[.$C$18]/[.$C$9]*LN([.F20])+[.$C$19]" office:value-type="float" office:value="304.595413185098" calcext:value-type="float">
            <text:p>304,595413185098</text:p>
          </table:table-cell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table:number-columns-repeated="3"/>
          <table:table-cell table:formula="of:=[.F20]+[.$C$4]" office:value-type="float" office:value="0.274166666666666" calcext:value-type="float">
            <text:p>0,27</text:p>
          </table:table-cell>
          <table:table-cell table:formula="of:=([.F21]-[.$C$7])/([.$C$8]-[.$C$7])" office:value-type="float" office:value="0.791666666666666" calcext:value-type="float">
            <text:p>0,79</text:p>
          </table:table-cell>
          <table:table-cell table:formula="of:=-[.$C$15]*[.F21]^2/(4*[.$C$9])+[.$C$18]/[.$C$9]*LN([.F21])+[.$C$19]" office:value-type="float" office:value="303.961152210187" calcext:value-type="float">
            <text:p>303,961152210187</text:p>
          </table:table-cell>
        </table:table-row>
        <table:table-row table:style-name="ro1">
          <table:table-cell/>
          <table:table-cell table:formula="of:=[.C13]+[.C9]*([.C15]*[.C7]/(2*[.C9])+[.C18]/([.C7]*[.C9]))" office:value-type="float" office:value="50" calcext:value-type="float">
            <text:p>50</text:p>
          </table:table-cell>
          <table:table-cell table:formula="of:=[.C9]*([.C15]*[.C8]/(2*[.C9])+[.C18]/([.C8]*[.C9]))+[.C12]*(-[.C15]*[.C8]^2/(4*[.C9])+[.C18]/[.C9]*LN([.C8])+[.C19]-[.C14])" office:value-type="float" office:value="160.000000000019" calcext:value-type="float">
            <text:p>160,000000000019</text:p>
          </table:table-cell>
          <table:table-cell table:number-columns-repeated="2"/>
          <table:table-cell table:formula="of:=[.F21]+[.$C$4]" office:value-type="float" office:value="0.283333333333333" calcext:value-type="float">
            <text:p>0,28</text:p>
          </table:table-cell>
          <table:table-cell table:formula="of:=([.F22]-[.$C$7])/([.$C$8]-[.$C$7])" office:value-type="float" office:value="0.833333333333333" calcext:value-type="float">
            <text:p>0,83</text:p>
          </table:table-cell>
          <table:table-cell table:formula="of:=-[.$C$15]*[.F22]^2/(4*[.$C$9])+[.$C$18]/[.$C$9]*LN([.F22])+[.$C$19]" office:value-type="float" office:value="303.298554095638" calcext:value-type="float">
            <text:p>303,298554095638</text:p>
          </table:table-cell>
        </table:table-row>
        <table:table-row table:style-name="ro1">
          <table:table-cell table:number-columns-repeated="5"/>
          <table:table-cell table:formula="of:=[.F22]+[.$C$4]" office:value-type="float" office:value="0.2925" calcext:value-type="float">
            <text:p>0,29</text:p>
          </table:table-cell>
          <table:table-cell table:formula="of:=([.F23]-[.$C$7])/([.$C$8]-[.$C$7])" office:value-type="float" office:value="0.874999999999999" calcext:value-type="float">
            <text:p>0,88</text:p>
          </table:table-cell>
          <table:table-cell table:formula="of:=-[.$C$15]*[.F23]^2/(4*[.$C$9])+[.$C$18]/[.$C$9]*LN([.F23])+[.$C$19]" office:value-type="float" office:value="302.607830865711" calcext:value-type="float">
            <text:p>302,607830865711</text:p>
          </table:table-cell>
        </table:table-row>
        <table:table-row table:style-name="ro1">
          <table:table-cell table:number-columns-repeated="5"/>
          <table:table-cell table:formula="of:=[.F23]+[.$C$4]" office:value-type="float" office:value="0.301666666666666" calcext:value-type="float">
            <text:p>0,30</text:p>
          </table:table-cell>
          <table:table-cell table:formula="of:=([.F24]-[.$C$7])/([.$C$8]-[.$C$7])" office:value-type="float" office:value="0.916666666666666" calcext:value-type="float">
            <text:p>0,92</text:p>
          </table:table-cell>
          <table:table-cell table:formula="of:=-[.$C$15]*[.F24]^2/(4*[.$C$9])+[.$C$18]/[.$C$9]*LN([.F24])+[.$C$19]" office:value-type="float" office:value="301.889174911755" calcext:value-type="float">
            <text:p>301,889174911755</text:p>
          </table:table-cell>
        </table:table-row>
        <table:table-row table:style-name="ro1">
          <table:table-cell table:number-columns-repeated="5"/>
          <table:table-cell table:formula="of:=[.F24]+[.$C$4]" office:value-type="float" office:value="0.310833333333333" calcext:value-type="float">
            <text:p>0,31</text:p>
          </table:table-cell>
          <table:table-cell table:formula="of:=([.F25]-[.$C$7])/([.$C$8]-[.$C$7])" office:value-type="float" office:value="0.958333333333332" calcext:value-type="float">
            <text:p>0,96</text:p>
          </table:table-cell>
          <table:table-cell table:formula="of:=-[.$C$15]*[.F25]^2/(4*[.$C$9])+[.$C$18]/[.$C$9]*LN([.F25])+[.$C$19]" office:value-type="float" office:value="301.142761343753" calcext:value-type="float">
            <text:p>301,142761343753</text:p>
          </table:table-cell>
        </table:table-row>
        <table:table-row table:style-name="ro1">
          <table:table-cell/>
          <table:table-cell table:formula="of:=-[.C9]*(-0.5*[.C15]*[.C7]/[.C9]+[.C18]/([.C9]*[.C7]))" office:value-type="float" office:value="-0" calcext:value-type="float">
            <text:p>0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2"/>
          <table:table-cell table:formula="of:=[.F25]+[.$C$4]" office:value-type="float" office:value="0.32" calcext:value-type="float">
            <text:p>0,32</text:p>
          </table:table-cell>
          <table:table-cell table:formula="of:=([.F26]-[.$C$7])/([.$C$8]-[.$C$7])" office:value-type="float" office:value="0.999999999999999" calcext:value-type="float">
            <text:p>1,00</text:p>
          </table:table-cell>
          <table:table-cell table:formula="of:=-[.$C$15]*[.F26]^2/(4*[.$C$9])+[.$C$18]/[.$C$9]*LN([.F26])+[.$C$19]" office:value-type="float" office:value="300.368750000002" calcext:value-type="float">
            <text:p>300,368750000002</text:p>
          </table:table-cell>
        </table:table-row>
        <table:table-row table:style-name="ro1">
          <table:table-cell/>
          <table:table-cell table:formula="of:=-[.C9]*(-0.5*[.C15]*[.C8]/[.C9]+[.C18]/([.C9]*[.C8]))" office:value-type="float" office:value="72.1875" calcext:value-type="float">
            <text:p>72,1875</text:p>
          </table:table-cell>
          <table:table-cell table:formula="of:=[.C12]*(-[.C15]*[.C8]^2/(4*[.C9]) + [.C18]/[.C9]*LN([.C8])+[.C19]-[.C14])" office:value-type="float" office:value="72.1875000000188" calcext:value-type="float">
            <text:p>72,1875000000188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table table:name="cylindrique 3" table:style-name="ta1">
        <table:shapes>
          <draw:frame draw:z-index="0" draw:style-name="gr1" draw:text-style-name="P1" svg:width="159.99mm" svg:height="89.99mm" svg:x="194.29mm" svg:y="12.68mm">
            <draw:object draw:notify-on-update-of-ranges="'cylindrique 3'.F2:'cylindrique 3'.F26 'cylindrique 3'.H2:'cylindrique 3'.H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xre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5"/>
          <table:table-cell table:formula="of:=[.C7]" office:value-type="float" office:value="0.1" calcext:value-type="float">
            <text:p>0,10</text:p>
          </table:table-cell>
          <table:table-cell table:formula="of:=([.F2]-[.$C$7])/([.$C$8]-[.$C$7])" office:value-type="float" office:value="0" calcext:value-type="float">
            <text:p>0,00</text:p>
          </table:table-cell>
          <table:table-cell table:formula="of:=[.$C$18]*LN([.F2])+[.$C$19]" office:value-type="float" office:value="350.149999999904" calcext:value-type="float">
            <text:p>350,149999999904</text:p>
          </table:table-cell>
        </table:table-row>
        <table:table-row table:style-name="ro1">
          <table:table-cell/>
          <table:table-cell office:value-type="string" calcext:value-type="string">
            <text:p>np 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F2]+[.$C$4]" office:value-type="float" office:value="0.109166666666667" calcext:value-type="float">
            <text:p>0,11</text:p>
          </table:table-cell>
          <table:table-cell table:formula="of:=([.F3]-[.$C$7])/([.$C$8]-[.$C$7])" office:value-type="float" office:value="0.0416666666666667" calcext:value-type="float">
            <text:p>0,04</text:p>
          </table:table-cell>
          <table:table-cell table:formula="of:=[.$C$18]*LN([.F3])+[.$C$19]" office:value-type="float" office:value="345.852003521944" calcext:value-type="float">
            <text:p>345,852003521944</text:p>
          </table:table-cell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formula="of:=([.C8]-[.C7])/([.C3]-1)" office:value-type="float" office:value="0.00916666666666667" calcext:value-type="float">
            <text:p>0,009166666666667</text:p>
          </table:table-cell>
          <table:table-cell table:number-columns-repeated="2"/>
          <table:table-cell table:formula="of:=[.F3]+[.$C$4]" office:value-type="float" office:value="0.118333333333333" calcext:value-type="float">
            <text:p>0,12</text:p>
          </table:table-cell>
          <table:table-cell table:formula="of:=([.F4]-[.$C$7])/([.$C$8]-[.$C$7])" office:value-type="float" office:value="0.0833333333333334" calcext:value-type="float">
            <text:p>0,08</text:p>
          </table:table-cell>
          <table:table-cell table:formula="of:=[.$C$18]*LN([.F4])+[.$C$19]" office:value-type="float" office:value="341.900757628415" calcext:value-type="float">
            <text:p>341,900757628415</text:p>
          </table:table-cell>
        </table:table-row>
        <table:table-row table:style-name="ro1">
          <table:table-cell table:number-columns-repeated="5"/>
          <table:table-cell table:formula="of:=[.F4]+[.$C$4]" office:value-type="float" office:value="0.1275" calcext:value-type="float">
            <text:p>0,13</text:p>
          </table:table-cell>
          <table:table-cell table:formula="of:=([.F5]-[.$C$7])/([.$C$8]-[.$C$7])" office:value-type="float" office:value="0.125" calcext:value-type="float">
            <text:p>0,13</text:p>
          </table:table-cell>
          <table:table-cell table:formula="of:=[.$C$18]*LN([.F5])+[.$C$19]" office:value-type="float" office:value="338.24446542603" calcext:value-type="float">
            <text:p>338,24446542603</text:p>
          </table:table-cell>
        </table:table-row>
        <table:table-row table:style-name="ro1">
          <table:table-cell table:number-columns-repeated="5"/>
          <table:table-cell table:formula="of:=[.F5]+[.$C$4]" office:value-type="float" office:value="0.136666666666667" calcext:value-type="float">
            <text:p>0,14</text:p>
          </table:table-cell>
          <table:table-cell table:formula="of:=([.F6]-[.$C$7])/([.$C$8]-[.$C$7])" office:value-type="float" office:value="0.166666666666667" calcext:value-type="float">
            <text:p>0,17</text:p>
          </table:table-cell>
          <table:table-cell table:formula="of:=[.$C$18]*LN([.F6])+[.$C$19]" office:value-type="float" office:value="334.842133730739" calcext:value-type="float">
            <text:p>334,842133730739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style-name="ce15" office:value-type="float" office:value="0.1" calcext:value-type="float">
            <text:p>1,00E-01</text:p>
          </table:table-cell>
          <table:table-cell office:value-type="string" calcext:value-type="string">
            <text:p>m</text:p>
          </table:table-cell>
          <table:table-cell/>
          <table:table-cell table:formula="of:=[.F6]+[.$C$4]" office:value-type="float" office:value="0.145833333333333" calcext:value-type="float">
            <text:p>0,15</text:p>
          </table:table-cell>
          <table:table-cell table:formula="of:=([.F7]-[.$C$7])/([.$C$8]-[.$C$7])" office:value-type="float" office:value="0.208333333333333" calcext:value-type="float">
            <text:p>0,21</text:p>
          </table:table-cell>
          <table:table-cell table:formula="of:=[.$C$18]*LN([.F7])+[.$C$19]" office:value-type="float" office:value="331.660762840172" calcext:value-type="float">
            <text:p>331,660762840172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formula="of:=0.32" office:value-type="float" office:value="0.32" calcext:value-type="float">
            <text:p>0,32</text:p>
          </table:table-cell>
          <table:table-cell office:value-type="string" calcext:value-type="string">
            <text:p>m</text:p>
          </table:table-cell>
          <table:table-cell/>
          <table:table-cell table:formula="of:=[.F7]+[.$C$4]" office:value-type="float" office:value="0.155" calcext:value-type="float">
            <text:p>0,16</text:p>
          </table:table-cell>
          <table:table-cell table:formula="of:=([.F8]-[.$C$7])/([.$C$8]-[.$C$7])" office:value-type="float" office:value="0.25" calcext:value-type="float">
            <text:p>0,25</text:p>
          </table:table-cell>
          <table:table-cell table:formula="of:=[.$C$18]*LN([.F8])+[.$C$19]" office:value-type="float" office:value="328.6733945138" calcext:value-type="float">
            <text:p>328,6733945138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W/(K,m)</text:p>
          </table:table-cell>
          <table:table-cell/>
          <table:table-cell table:formula="of:=[.F8]+[.$C$4]" office:value-type="float" office:value="0.164166666666667" calcext:value-type="float">
            <text:p>0,16</text:p>
          </table:table-cell>
          <table:table-cell table:formula="of:=([.F9]-[.$C$7])/([.$C$8]-[.$C$7])" office:value-type="float" office:value="0.291666666666666" calcext:value-type="float">
            <text:p>0,29</text:p>
          </table:table-cell>
          <table:table-cell table:formula="of:=[.$C$18]*LN([.F9])+[.$C$19]" office:value-type="float" office:value="325.857721680322" calcext:value-type="float">
            <text:p>325,857721680322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J/(K.kg)</text:p>
          </table:table-cell>
          <table:table-cell/>
          <table:table-cell table:formula="of:=[.F9]+[.$C$4]" office:value-type="float" office:value="0.173333333333333" calcext:value-type="float">
            <text:p>0,17</text:p>
          </table:table-cell>
          <table:table-cell table:formula="of:=([.F10]-[.$C$7])/([.$C$8]-[.$C$7])" office:value-type="float" office:value="0.333333333333333" calcext:value-type="float">
            <text:p>0,33</text:p>
          </table:table-cell>
          <table:table-cell table:formula="of:=[.$C$18]*LN([.F10])+[.$C$19]" office:value-type="float" office:value="323.195076407846" calcext:value-type="float">
            <text:p>323,195076407846</text:p>
          </table:table-cell>
        </table:table-row>
        <table:table-row table:style-name="ro1">
          <table:table-cell/>
          <table:table-cell office:value-type="string" calcext:value-type="string">
            <text:p>rh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kg/m³</text:p>
          </table:table-cell>
          <table:table-cell/>
          <table:table-cell table:formula="of:=[.F10]+[.$C$4]" office:value-type="float" office:value="0.1825" calcext:value-type="float">
            <text:p>0,18</text:p>
          </table:table-cell>
          <table:table-cell table:formula="of:=([.F11]-[.$C$7])/([.$C$8]-[.$C$7])" office:value-type="float" office:value="0.375" calcext:value-type="float">
            <text:p>0,38</text:p>
          </table:table-cell>
          <table:table-cell table:formula="of:=[.$C$18]*LN([.F11])+[.$C$19]" office:value-type="float" office:value="320.669678985777" calcext:value-type="float">
            <text:p>320,6696789857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/(K.m2)</text:p>
          </table:table-cell>
          <table:table-cell/>
          <table:table-cell table:formula="of:=[.F11]+[.$C$4]" office:value-type="float" office:value="0.191666666666667" calcext:value-type="float">
            <text:p>0,19</text:p>
          </table:table-cell>
          <table:table-cell table:formula="of:=([.F12]-[.$C$7])/([.$C$8]-[.$C$7])" office:value-type="float" office:value="0.416666666666666" calcext:value-type="float">
            <text:p>0,42</text:p>
          </table:table-cell>
          <table:table-cell table:formula="of:=[.$C$18]*LN([.F12])+[.$C$19]" office:value-type="float" office:value="318.268071227326" calcext:value-type="float">
            <text:p>318,2680712273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/m²</text:p>
          </table:table-cell>
          <table:table-cell/>
          <table:table-cell table:formula="of:=[.F12]+[.$C$4]" office:value-type="float" office:value="0.200833333333333" calcext:value-type="float">
            <text:p>0,20</text:p>
          </table:table-cell>
          <table:table-cell table:formula="of:=([.F13]-[.$C$7])/([.$C$8]-[.$C$7])" office:value-type="float" office:value="0.458333333333333" calcext:value-type="float">
            <text:p>0,46</text:p>
          </table:table-cell>
          <table:table-cell table:formula="of:=[.$C$18]*LN([.F13])+[.$C$19]" office:value-type="float" office:value="315.978682286621" calcext:value-type="float">
            <text:p>315,978682286621</text:p>
          </table:table-cell>
        </table:table-row>
        <table:table-row table:style-name="ro1">
          <table:table-cell/>
          <table:table-cell office:value-type="string" calcext:value-type="string">
            <text:p>Td</text:p>
          </table:table-cell>
          <table:table-cell office:value-type="float" office:value="293.15" calcext:value-type="float">
            <text:p>293,15</text:p>
          </table:table-cell>
          <table:table-cell office:value-type="string" calcext:value-type="string">
            <text:p>K</text:p>
          </table:table-cell>
          <table:table-cell/>
          <table:table-cell table:formula="of:=[.F13]+[.$C$4]" office:value-type="float" office:value="0.21" calcext:value-type="float">
            <text:p>0,21</text:p>
          </table:table-cell>
          <table:table-cell table:formula="of:=([.F14]-[.$C$7])/([.$C$8]-[.$C$7])" office:value-type="float" office:value="0.5" calcext:value-type="float">
            <text:p>0,50</text:p>
          </table:table-cell>
          <table:table-cell table:formula="of:=[.$C$18]*LN([.F14])+[.$C$19]" office:value-type="float" office:value="313.791491461723" calcext:value-type="float">
            <text:p>313,791491461723</text:p>
          </table:table-cell>
        </table:table-row>
        <table:table-row table:style-name="ro1">
          <table:table-cell/>
          <table:table-cell office:value-type="string" calcext:value-type="string">
            <text:p>Tg</text:p>
          </table:table-cell>
          <table:table-cell office:value-type="float" office:value="350.15" calcext:value-type="float">
            <text:p>350,15</text:p>
          </table:table-cell>
          <table:table-cell office:value-type="string" calcext:value-type="string">
            <text:p>W/m³</text:p>
          </table:table-cell>
          <table:table-cell/>
          <table:table-cell table:formula="of:=[.F14]+[.$C$4]" office:value-type="float" office:value="0.219166666666667" calcext:value-type="float">
            <text:p>0,22</text:p>
          </table:table-cell>
          <table:table-cell table:formula="of:=([.F15]-[.$C$7])/([.$C$8]-[.$C$7])" office:value-type="float" office:value="0.541666666666666" calcext:value-type="float">
            <text:p>0,54</text:p>
          </table:table-cell>
          <table:table-cell table:formula="of:=[.$C$18]*LN([.F15])+[.$C$19]" office:value-type="float" office:value="311.697763094389" calcext:value-type="float">
            <text:p>311,697763094389</text:p>
          </table:table-cell>
        </table:table-row>
        <table:table-row table:style-name="ro1">
          <table:table-cell table:number-columns-repeated="5"/>
          <table:table-cell table:formula="of:=[.F15]+[.$C$4]" office:value-type="float" office:value="0.228333333333333" calcext:value-type="float">
            <text:p>0,23</text:p>
          </table:table-cell>
          <table:table-cell table:formula="of:=([.F16]-[.$C$7])/([.$C$8]-[.$C$7])" office:value-type="float" office:value="0.583333333333333" calcext:value-type="float">
            <text:p>0,58</text:p>
          </table:table-cell>
          <table:table-cell table:formula="of:=[.$C$18]*LN([.F16])+[.$C$19]" office:value-type="float" office:value="309.689835824516" calcext:value-type="float">
            <text:p>309,689835824516</text:p>
          </table:table-cell>
        </table:table-row>
        <table:table-row table:style-name="ro1">
          <table:table-cell table:number-columns-repeated="5"/>
          <table:table-cell table:formula="of:=[.F16]+[.$C$4]" office:value-type="float" office:value="0.2375" calcext:value-type="float">
            <text:p>0,24</text:p>
          </table:table-cell>
          <table:table-cell table:formula="of:=([.F17]-[.$C$7])/([.$C$8]-[.$C$7])" office:value-type="float" office:value="0.624999999999999" calcext:value-type="float">
            <text:p>0,63</text:p>
          </table:table-cell>
          <table:table-cell table:formula="of:=[.$C$18]*LN([.F17])+[.$C$19]" office:value-type="float" office:value="307.760953350914" calcext:value-type="float">
            <text:p>307,760953350914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-49.0048233809326" calcext:value-type="float">
            <text:p>-49,0048233809326</text:p>
          </table:table-cell>
          <table:table-cell table:number-columns-repeated="2"/>
          <table:table-cell table:formula="of:=[.F17]+[.$C$4]" office:value-type="float" office:value="0.246666666666666" calcext:value-type="float">
            <text:p>0,25</text:p>
          </table:table-cell>
          <table:table-cell table:formula="of:=([.F18]-[.$C$7])/([.$C$8]-[.$C$7])" office:value-type="float" office:value="0.666666666666666" calcext:value-type="float">
            <text:p>0,67</text:p>
          </table:table-cell>
          <table:table-cell table:formula="of:=[.$C$18]*LN([.F18])+[.$C$19]" office:value-type="float" office:value="305.905127259441" calcext:value-type="float">
            <text:p>305,905127259441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37.312224198163" calcext:value-type="float">
            <text:p>237,312224198163</text:p>
          </table:table-cell>
          <table:table-cell table:number-columns-repeated="2"/>
          <table:table-cell table:formula="of:=[.F18]+[.$C$4]" office:value-type="float" office:value="0.255833333333333" calcext:value-type="float">
            <text:p>0,26</text:p>
          </table:table-cell>
          <table:table-cell table:formula="of:=([.F19]-[.$C$7])/([.$C$8]-[.$C$7])" office:value-type="float" office:value="0.708333333333333" calcext:value-type="float">
            <text:p>0,71</text:p>
          </table:table-cell>
          <table:table-cell table:formula="of:=[.$C$18]*LN([.F19])+[.$C$19]" office:value-type="float" office:value="304.117024892609" calcext:value-type="float">
            <text:p>304,117024892609</text:p>
          </table:table-cell>
        </table:table-row>
        <table:table-row table:style-name="ro1">
          <table:table-cell table:number-columns-repeated="5"/>
          <table:table-cell table:formula="of:=[.F19]+[.$C$4]" office:value-type="float" office:value="0.265" calcext:value-type="float">
            <text:p>0,27</text:p>
          </table:table-cell>
          <table:table-cell table:formula="of:=([.F20]-[.$C$7])/([.$C$8]-[.$C$7])" office:value-type="float" office:value="0.749999999999999" calcext:value-type="float">
            <text:p>0,75</text:p>
          </table:table-cell>
          <table:table-cell table:formula="of:=[.$C$18]*LN([.F20])+[.$C$19]" office:value-type="float" office:value="302.391876967611" calcext:value-type="float">
            <text:p>302,391876967611</text:p>
          </table:table-cell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table:number-columns-repeated="3"/>
          <table:table-cell table:formula="of:=[.F20]+[.$C$4]" office:value-type="float" office:value="0.274166666666666" calcext:value-type="float">
            <text:p>0,27</text:p>
          </table:table-cell>
          <table:table-cell table:formula="of:=([.F21]-[.$C$7])/([.$C$8]-[.$C$7])" office:value-type="float" office:value="0.791666666666666" calcext:value-type="float">
            <text:p>0,79</text:p>
          </table:table-cell>
          <table:table-cell table:formula="of:=[.$C$18]*LN([.F21])+[.$C$19]" office:value-type="float" office:value="300.725400910669" calcext:value-type="float">
            <text:p>300,725400910669</text:p>
          </table:table-cell>
        </table:table-row>
        <table:table-row table:style-name="ro1">
          <table:table-cell/>
          <table:table-cell table:formula="of:=[.C18]*LN([.C7])+[.C19]" office:value-type="float" office:value="350.149999999904" calcext:value-type="float">
            <text:p>350,149999999904</text:p>
          </table:table-cell>
          <table:table-cell table:formula="of:=[.C18]*LN([.C8])+[.C19]" office:value-type="float" office:value="293.149999999988" calcext:value-type="float">
            <text:p>293,149999999988</text:p>
          </table:table-cell>
          <table:table-cell table:number-columns-repeated="2"/>
          <table:table-cell table:formula="of:=[.F21]+[.$C$4]" office:value-type="float" office:value="0.283333333333333" calcext:value-type="float">
            <text:p>0,28</text:p>
          </table:table-cell>
          <table:table-cell table:formula="of:=([.F22]-[.$C$7])/([.$C$8]-[.$C$7])" office:value-type="float" office:value="0.833333333333333" calcext:value-type="float">
            <text:p>0,83</text:p>
          </table:table-cell>
          <table:table-cell table:formula="of:=[.$C$18]*LN([.F22])+[.$C$19]" office:value-type="float" office:value="299.113736804562" calcext:value-type="float">
            <text:p>299,113736804562</text:p>
          </table:table-cell>
        </table:table-row>
        <table:table-row table:style-name="ro1">
          <table:table-cell table:number-columns-repeated="5"/>
          <table:table-cell table:formula="of:=[.F22]+[.$C$4]" office:value-type="float" office:value="0.2925" calcext:value-type="float">
            <text:p>0,29</text:p>
          </table:table-cell>
          <table:table-cell table:formula="of:=([.F23]-[.$C$7])/([.$C$8]-[.$C$7])" office:value-type="float" office:value="0.874999999999999" calcext:value-type="float">
            <text:p>0,88</text:p>
          </table:table-cell>
          <table:table-cell table:formula="of:=[.$C$18]*LN([.F23])+[.$C$19]" office:value-type="float" office:value="297.553393538264" calcext:value-type="float">
            <text:p>297,553393538264</text:p>
          </table:table-cell>
        </table:table-row>
        <table:table-row table:style-name="ro1">
          <table:table-cell table:number-columns-repeated="5"/>
          <table:table-cell table:formula="of:=[.F23]+[.$C$4]" office:value-type="float" office:value="0.301666666666666" calcext:value-type="float">
            <text:p>0,30</text:p>
          </table:table-cell>
          <table:table-cell table:formula="of:=([.F24]-[.$C$7])/([.$C$8]-[.$C$7])" office:value-type="float" office:value="0.916666666666666" calcext:value-type="float">
            <text:p>0,92</text:p>
          </table:table-cell>
          <table:table-cell table:formula="of:=[.$C$18]*LN([.F24])+[.$C$19]" office:value-type="float" office:value="296.041203268796" calcext:value-type="float">
            <text:p>296,041203268796</text:p>
          </table:table-cell>
        </table:table-row>
        <table:table-row table:style-name="ro1">
          <table:table-cell table:number-columns-repeated="5"/>
          <table:table-cell table:formula="of:=[.F24]+[.$C$4]" office:value-type="float" office:value="0.310833333333333" calcext:value-type="float">
            <text:p>0,31</text:p>
          </table:table-cell>
          <table:table-cell table:formula="of:=([.F25]-[.$C$7])/([.$C$8]-[.$C$7])" office:value-type="float" office:value="0.958333333333332" calcext:value-type="float">
            <text:p>0,96</text:p>
          </table:table-cell>
          <table:table-cell table:formula="of:=[.$C$18]*LN([.F25])+[.$C$19]" office:value-type="float" office:value="294.574282701624" calcext:value-type="float">
            <text:p>294,574282701624</text:p>
          </table:table-cell>
        </table:table-row>
        <table:table-row table:style-name="ro1">
          <table:table-cell table:number-columns-repeated="5"/>
          <table:table-cell table:formula="of:=[.F25]+[.$C$4]" office:value-type="float" office:value="0.32" calcext:value-type="float">
            <text:p>0,32</text:p>
          </table:table-cell>
          <table:table-cell table:formula="of:=([.F26]-[.$C$7])/([.$C$8]-[.$C$7])" office:value-type="float" office:value="0.999999999999999" calcext:value-type="float">
            <text:p>1,00</text:p>
          </table:table-cell>
          <table:table-cell table:formula="of:=[.$C$18]*LN([.F26])+[.$C$19]" office:value-type="float" office:value="293.149999999988" calcext:value-type="float">
            <text:p>293,149999999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1:57:50.482406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7:30:57.246941559</meta:creation-date>
    <meta:generator>LibreOffice/6.0.7.3$Linux_X86_64 LibreOffice_project/00m0$Build-3</meta:generator>
    <dc:date>2020-04-20T14:39:37.830122483</dc:date>
    <meta:editing-duration>PT3H13M42S</meta:editing-duration>
    <meta:editing-cycles>12</meta:editing-cycles>
    <meta:document-statistic meta:table-count="5" meta:cell-count="62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51cm" svg:y="0.316cm" chart:style-name="ch2">
          <text:p>Solution analytique</text:p>
        </chart:title>
        <chart:plot-area chart:style-name="ch3" table:cell-range-address="monocouche_source_constante.E2:monocouche_source_constante.F22 monocouche_source_constante.F1:monocouche_source_constante.F1" chart:data-source-has-labels="row" svg:x="1.331cm" svg:y="1.275cm" svg:width="14.349cm" svg:height="6.564cm">
          <chartooo:coordinate-region svg:x="2.138cm" svg:y="1.474cm" svg:width="13.302cm" svg:height="5.718cm"/>
          <chart:axis chart:dimension="x" chart:name="primary-x" chart:style-name="ch4">
            <chart:title svg:x="8.368cm" svg:y="8.019cm" chart:style-name="ch5">
              <text:p>x</text:p>
            </chart:title>
          </chart:axis>
          <chart:axis chart:dimension="y" chart:name="primary-y" chart:style-name="ch4">
            <chart:title svg:x="0.451cm" svg:y="4.932cm" chart:style-name="ch6">
              <text:p>T [K]</text:p>
            </chart:title>
            <chart:grid chart:style-name="ch7" chart:class="major"/>
          </chart:axis>
          <chart:series chart:style-name="ch8" chart:values-cell-range-address="monocouche_source_constante.F2:monocouche_source_constante.F22" chart:label-cell-address="monocouche_source_constante.F1:monocouche_source_constante.F1" chart:class="chart:scatter">
            <chart:domain table:cell-range-address="monocouche_source_constante.E2:monocouche_source_constante.E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T(X)</text:p>
                <draw:g>
                  <svg:desc>monocouche_source_constante.F1:monocouche_source_constant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nocouche_source_constante.E2:monocouche_source_constante.E22</svg:desc>
                </draw:g>
              </table:table-cell>
              <table:table-cell office:value-type="float" office:value="291.75">
                <text:p>291.75</text:p>
                <draw:g>
                  <svg:desc>monocouche_source_constante.F2:monocouche_source_constante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291.735">
                <text:p>291.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91.69">
                <text:p>291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291.615">
                <text:p>291.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291.51">
                <text:p>291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291.375">
                <text:p>291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291.21">
                <text:p>29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291.015">
                <text:p>291.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290.79">
                <text:p>290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290.535">
                <text:p>290.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290.25">
                <text:p>29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289.935">
                <text:p>289.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289.59">
                <text:p>289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289.215">
                <text:p>289.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288.81">
                <text:p>288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288.375">
                <text:p>288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287.91">
                <text:p>287.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287.415">
                <text:p>287.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286.89">
                <text:p>286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286.335">
                <text:p>286.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85.75">
                <text:p>285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05cm" svg:y="0.316cm" chart:style-name="ch2">
          <text:p>Solution analytique</text:p>
        </chart:title>
        <chart:legend chart:legend-position="end" svg:x="14.442cm" svg:y="4.203cm" style:legend-expansion="high" chart:style-name="ch3"/>
        <chart:plot-area chart:style-name="ch4" table:cell-range-address="triCouche.N2:triCouche.O32 triCouche.O1:triCouche.O1" chart:data-source-has-labels="row" svg:x="1.33cm" svg:y="1.275cm" svg:width="12.793cm" svg:height="6.569cm">
          <chartooo:coordinate-region svg:x="2.613cm" svg:y="1.474cm" svg:width="11.27cm" svg:height="5.723cm"/>
          <chart:axis chart:dimension="x" chart:name="primary-x" chart:style-name="ch5">
            <chart:title svg:x="7.378cm" svg:y="8.024cm" chart:style-name="ch6">
              <text:p>x[m]</text:p>
            </chart:title>
          </chart:axis>
          <chart:axis chart:dimension="y" chart:name="primary-y" chart:style-name="ch7">
            <chart:title svg:x="0.451cm" svg:y="4.934cm" chart:style-name="ch8">
              <text:p>T [K]</text:p>
            </chart:title>
            <chart:grid chart:style-name="ch9" chart:class="major"/>
          </chart:axis>
          <chart:series chart:style-name="ch10" chart:values-cell-range-address="triCouche.O2:triCouche.O32" chart:label-cell-address="triCouche.O1:triCouche.O1" chart:class="chart:scatter">
            <chart:domain table:cell-range-address="triCouche.N2:triCouche.N32"/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  <table:table-cell office:value-type="string">
                <text:p>T</text:p>
                <draw:g>
                  <svg:desc>triCouche.O1:triCouche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iCouche.N2:triCouche.N32</svg:desc>
                </draw:g>
              </table:table-cell>
              <table:table-cell office:value-type="float" office:value="264.231545064742">
                <text:p>264.231545064742</text:p>
                <draw:g>
                  <svg:desc>triCouche.O2:triCouche.O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264.285622317979">
                <text:p>264.285622317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264.339699571216">
                <text:p>264.339699571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  <table:table-cell office:value-type="float" office:value="264.393776824453">
                <text:p>264.393776824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264.44785407769">
                <text:p>264.44785407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264.501931330927">
                <text:p>264.501931330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264.556008584165">
                <text:p>264.556008584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264.610085837402">
                <text:p>264.610085837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264.664163090639">
                <text:p>264.664163090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264.718240343876">
                <text:p>264.718240343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264.772317597113">
                <text:p>264.772317597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2">
                <text:p>0.042</text:p>
              </table:table-cell>
              <table:table-cell office:value-type="float" office:value="265.367167382481">
                <text:p>265.367167382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4">
                <text:p>0.064</text:p>
              </table:table-cell>
              <table:table-cell office:value-type="float" office:value="265.96201716785">
                <text:p>265.96201716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6">
                <text:p>0.086</text:p>
              </table:table-cell>
              <table:table-cell office:value-type="float" office:value="266.556866953218">
                <text:p>266.556866953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8">
                <text:p>0.108</text:p>
              </table:table-cell>
              <table:table-cell office:value-type="float" office:value="267.151716738587">
                <text:p>267.151716738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267.746566523955">
                <text:p>267.746566523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2">
                <text:p>0.152</text:p>
              </table:table-cell>
              <table:table-cell office:value-type="float" office:value="268.341416309323">
                <text:p>268.341416309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4">
                <text:p>0.174</text:p>
              </table:table-cell>
              <table:table-cell office:value-type="float" office:value="268.936266094692">
                <text:p>268.936266094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6">
                <text:p>0.196</text:p>
              </table:table-cell>
              <table:table-cell office:value-type="float" office:value="269.53111588006">
                <text:p>269.53111588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8">
                <text:p>0.218</text:p>
              </table:table-cell>
              <table:table-cell office:value-type="float" office:value="270.125965665429">
                <text:p>270.125965665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">
                <text:p>0.24</text:p>
              </table:table-cell>
              <table:table-cell office:value-type="float" office:value="270.720815450797">
                <text:p>270.7208154507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4">
                <text:p>0.244</text:p>
              </table:table-cell>
              <table:table-cell office:value-type="float" office:value="272.559442060225">
                <text:p>272.559442060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8">
                <text:p>0.248</text:p>
              </table:table-cell>
              <table:table-cell office:value-type="float" office:value="274.398068669654">
                <text:p>274.398068669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2">
                <text:p>0.252</text:p>
              </table:table-cell>
              <table:table-cell office:value-type="float" office:value="276.236695279082">
                <text:p>276.2366952790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6">
                <text:p>0.256</text:p>
              </table:table-cell>
              <table:table-cell office:value-type="float" office:value="278.07532188851">
                <text:p>278.07532188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279.913948497938">
                <text:p>279.9139484979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4">
                <text:p>0.264</text:p>
              </table:table-cell>
              <table:table-cell office:value-type="float" office:value="281.752575107367">
                <text:p>281.7525751073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8">
                <text:p>0.268</text:p>
              </table:table-cell>
              <table:table-cell office:value-type="float" office:value="283.591201716795">
                <text:p>283.591201716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2">
                <text:p>0.272</text:p>
              </table:table-cell>
              <table:table-cell office:value-type="float" office:value="285.429828326223">
                <text:p>285.429828326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6">
                <text:p>0.276</text:p>
              </table:table-cell>
              <table:table-cell office:value-type="float" office:value="287.268454935652">
                <text:p>287.2684549356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">
                <text:p>0.28</text:p>
              </table:table-cell>
              <table:table-cell office:value-type="float" office:value="289.10708154508">
                <text:p>289.107081545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05cm" svg:y="0.316cm" chart:style-name="ch2">
          <text:p>Solution analytique</text:p>
        </chart:title>
        <chart:legend chart:legend-position="end" svg:x="13.629cm" svg:y="4.203cm" style:legend-expansion="high" chart:style-name="ch3"/>
        <chart:plot-area chart:style-name="ch4" table:cell-range-address="triCouche.O2:triCouche.O32" svg:x="1.33cm" svg:y="1.275cm" svg:width="11.98cm" svg:height="6.569cm">
          <chartooo:coordinate-region svg:x="2.613cm" svg:y="1.474cm" svg:width="10.51cm" svg:height="5.723cm"/>
          <chart:axis chart:dimension="x" chart:name="primary-x" chart:style-name="ch5">
            <chart:title svg:x="6.323cm" svg:y="8.024cm" chart:style-name="ch6">
              <text:p>indice noeud</text:p>
            </chart:title>
          </chart:axis>
          <chart:axis chart:dimension="y" chart:name="primary-y" chart:style-name="ch7">
            <chart:title svg:x="0.451cm" svg:y="4.934cm" chart:style-name="ch8">
              <text:p>T [K]</text:p>
            </chart:title>
            <chart:grid chart:style-name="ch9" chart:class="major"/>
          </chart:axis>
          <chart:series chart:style-name="ch10" chart:values-cell-range-address="triCouche.O2:triCouche.O32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.231545064742">
                <text:p>264.231545064742</text:p>
                <draw:g>
                  <svg:desc>triCouche.O2:triCouche.O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4.285622317979">
                <text:p>264.285622317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4.339699571216">
                <text:p>264.339699571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.393776824453">
                <text:p>264.393776824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.44785407769">
                <text:p>264.44785407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4.501931330927">
                <text:p>264.501931330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.556008584165">
                <text:p>264.556008584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.610085837402">
                <text:p>264.610085837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4.664163090639">
                <text:p>264.664163090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.718240343876">
                <text:p>264.718240343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4.772317597113">
                <text:p>264.772317597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5.367167382481">
                <text:p>265.367167382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.96201716785">
                <text:p>265.96201716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6.556866953218">
                <text:p>266.556866953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.151716738587">
                <text:p>267.151716738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7.746566523955">
                <text:p>267.746566523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8.341416309323">
                <text:p>268.341416309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8.936266094692">
                <text:p>268.936266094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9.53111588006">
                <text:p>269.53111588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.125965665429">
                <text:p>270.125965665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.720815450797">
                <text:p>270.7208154507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2.559442060225">
                <text:p>272.559442060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4.398068669654">
                <text:p>274.398068669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6.236695279082">
                <text:p>276.2366952790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8.07532188851">
                <text:p>278.07532188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9.913948497938">
                <text:p>279.9139484979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1.752575107367">
                <text:p>281.7525751073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3.591201716795">
                <text:p>283.591201716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5.429828326223">
                <text:p>285.429828326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7.268454935652">
                <text:p>287.2684549356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9.10708154508">
                <text:p>289.107081545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122cm" svg:y="0.316cm" chart:style-name="ch2">
          <text:p>Solution</text:p>
        </chart:title>
        <chart:legend chart:legend-position="end" svg:x="13.655cm" svg:y="4.204cm" style:legend-expansion="high" chart:style-name="ch3"/>
        <chart:plot-area chart:style-name="ch4" table:cell-range-address="'cylindrique 1'.F2:'cylindrique 1'.F26 'cylindrique 1'.H2:'cylindrique 1'.H26" svg:x="1.33cm" svg:y="1.275cm" svg:width="12.006cm" svg:height="6.57cm">
          <chartooo:coordinate-region svg:x="2.137cm" svg:y="1.474cm" svg:width="10.868cm" svg:height="5.724cm"/>
          <chart:axis chart:dimension="x" chart:name="primary-x" chart:style-name="ch5">
            <chart:title svg:x="6.971cm" svg:y="8.025cm" chart:style-name="ch6">
              <text:p>r [m]</text:p>
            </chart:title>
          </chart:axis>
          <chart:axis chart:dimension="y" chart:name="primary-y" chart:style-name="ch7">
            <chart:title svg:x="0.451cm" svg:y="4.935cm" chart:style-name="ch8">
              <text:p>T [K]</text:p>
            </chart:title>
            <chart:grid chart:style-name="ch9" chart:class="major"/>
          </chart:axis>
          <chart:series chart:style-name="ch10" chart:values-cell-range-address="'cylindrique 1'.H2:'cylindrique 1'.H26" chart:class="chart:scatter">
            <chart:domain table:cell-range-address="'cylindrique 1'.F2:'cylindrique 1'.F26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cylindrique 1'.F2:'cylindrique 1'.F26</svg:desc>
                </draw:g>
              </table:table-cell>
              <table:table-cell office:value-type="float" office:value="301.63601672503">
                <text:p>301.63601672503</text:p>
                <draw:g>
                  <svg:desc>'cylindrique 1'.H2:'cylindrique 1'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9166666666667">
                <text:p>0.109166666666667</text:p>
              </table:table-cell>
              <table:table-cell office:value-type="float" office:value="301.113959698726">
                <text:p>301.113959698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8333333333333">
                <text:p>0.118333333333333</text:p>
              </table:table-cell>
              <table:table-cell office:value-type="float" office:value="300.634020803487">
                <text:p>300.634020803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75">
                <text:p>0.1275</text:p>
              </table:table-cell>
              <table:table-cell office:value-type="float" office:value="300.189908519016">
                <text:p>300.189908519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6666666666667">
                <text:p>0.136666666666667</text:p>
              </table:table-cell>
              <table:table-cell office:value-type="float" office:value="299.776643599779">
                <text:p>299.776643599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299.39021773014">
                <text:p>299.39021773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5">
                <text:p>0.155</text:p>
              </table:table-cell>
              <table:table-cell office:value-type="float" office:value="299.027356421868">
                <text:p>299.027356421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4166666666667">
                <text:p>0.164166666666667</text:p>
              </table:table-cell>
              <table:table-cell office:value-type="float" office:value="298.685350141959">
                <text:p>298.685350141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298.361931386225">
                <text:p>298.361931386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25">
                <text:p>0.1825</text:p>
              </table:table-cell>
              <table:table-cell office:value-type="float" office:value="298.055183468873">
                <text:p>298.055183468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297.763471688476">
                <text:p>297.763471688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0833333333333">
                <text:p>0.200833333333333</text:p>
              </table:table-cell>
              <table:table-cell office:value-type="float" office:value="297.48539058986">
                <text:p>297.48539058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">
                <text:p>0.21</text:p>
              </table:table-cell>
              <table:table-cell office:value-type="float" office:value="297.219723006403">
                <text:p>297.219723006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9166666666667">
                <text:p>0.219166666666667</text:p>
              </table:table-cell>
              <table:table-cell office:value-type="float" office:value="296.965407859579">
                <text:p>296.9654078595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8333333333333">
                <text:p>0.228333333333333</text:p>
              </table:table-cell>
              <table:table-cell office:value-type="float" office:value="296.721514560708">
                <text:p>296.721514560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75">
                <text:p>0.2375</text:p>
              </table:table-cell>
              <table:table-cell office:value-type="float" office:value="296.487222454276">
                <text:p>296.4872224542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6666666666666">
                <text:p>0.246666666666666</text:p>
              </table:table-cell>
              <table:table-cell office:value-type="float" office:value="296.261804156328">
                <text:p>296.261804156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5833333333333">
                <text:p>0.255833333333333</text:p>
              </table:table-cell>
              <table:table-cell office:value-type="float" office:value="296.044611934523">
                <text:p>296.044611934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5">
                <text:p>0.265</text:p>
              </table:table-cell>
              <table:table-cell office:value-type="float" office:value="295.835066486946">
                <text:p>295.835066486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4166666666666">
                <text:p>0.274166666666666</text:p>
              </table:table-cell>
              <table:table-cell office:value-type="float" office:value="295.632647629891">
                <text:p>295.632647629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295.43688651772">
                <text:p>295.43688651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25">
                <text:p>0.2925</text:p>
              </table:table-cell>
              <table:table-cell office:value-type="float" office:value="295.247359101912">
                <text:p>295.2473591019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1666666666666">
                <text:p>0.301666666666666</text:p>
              </table:table-cell>
              <table:table-cell office:value-type="float" office:value="295.06368059977">
                <text:p>295.063680599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0833333333333">
                <text:p>0.310833333333333</text:p>
              </table:table-cell>
              <table:table-cell office:value-type="float" office:value="294.885500791329">
                <text:p>294.885500791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">
                <text:p>0.32</text:p>
              </table:table-cell>
              <table:table-cell office:value-type="float" office:value="294.712499999996">
                <text:p>294.7124999999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Solution </text:p>
        </chart:title>
        <chart:legend chart:legend-position="end" svg:x="13.657cm" svg:y="4.201cm" style:legend-expansion="high" chart:style-name="ch3"/>
        <chart:plot-area chart:style-name="ch4" table:cell-range-address="'cylindrique 2'.F2:'cylindrique 2'.F26 'cylindrique 2'.H2:'cylindrique 2'.H26" svg:x="1.331cm" svg:y="1.275cm" svg:width="12.006cm" svg:height="6.564cm">
          <chartooo:coordinate-region svg:x="2.138cm" svg:y="1.474cm" svg:width="10.868cm" svg:height="5.718cm"/>
          <chart:axis chart:dimension="x" chart:name="primary-x" chart:style-name="ch5">
            <chart:title svg:x="7.012cm" svg:y="8.019cm" chart:style-name="ch6">
              <text:p>r[m]</text:p>
            </chart:title>
          </chart:axis>
          <chart:axis chart:dimension="y" chart:name="primary-y" chart:style-name="ch7">
            <chart:title svg:x="0.451cm" svg:y="4.892cm" chart:style-name="ch8">
              <text:p>T[K]</text:p>
            </chart:title>
            <chart:grid chart:style-name="ch9" chart:class="major"/>
          </chart:axis>
          <chart:series chart:style-name="ch10" chart:values-cell-range-address="'cylindrique 2'.H2:'cylindrique 2'.H26" chart:class="chart:scatter">
            <chart:domain table:cell-range-address="'cylindrique 2'.F2:'cylindrique 2'.F26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cylindrique 2'.F2:'cylindrique 2'.F26</svg:desc>
                </draw:g>
              </table:table-cell>
              <table:table-cell office:value-type="float" office:value="310.656991637485">
                <text:p>310.656991637485</text:p>
                <draw:g>
                  <svg:desc>'cylindrique 2'.H2:'cylindrique 2'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9166666666667">
                <text:p>0.109166666666667</text:p>
              </table:table-cell>
              <table:table-cell office:value-type="float" office:value="310.632698556722">
                <text:p>310.632698556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8333333333333">
                <text:p>0.118333333333333</text:p>
              </table:table-cell>
              <table:table-cell office:value-type="float" office:value="310.56233814323">
                <text:p>310.56233814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75">
                <text:p>0.1275</text:p>
              </table:table-cell>
              <table:table-cell office:value-type="float" office:value="310.449056157159">
                <text:p>310.449056157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6666666666667">
                <text:p>0.136666666666667</text:p>
              </table:table-cell>
              <table:table-cell office:value-type="float" office:value="310.295342221274">
                <text:p>310.295342221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310.103200493395">
                <text:p>310.103200493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5">
                <text:p>0.155</text:p>
              </table:table-cell>
              <table:table-cell office:value-type="float" office:value="309.874268217637">
                <text:p>309.874268217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4166666666667">
                <text:p>0.164166666666667</text:p>
              </table:table-cell>
              <table:table-cell office:value-type="float" office:value="309.609900160502">
                <text:p>309.609900160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309.311230074083">
                <text:p>309.311230074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25">
                <text:p>0.1825</text:p>
              </table:table-cell>
              <table:table-cell office:value-type="float" office:value="308.979216301278">
                <text:p>308.979216301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308.614676192799">
                <text:p>308.6146761927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0833333333333">
                <text:p>0.200833333333333</text:p>
              </table:table-cell>
              <table:table-cell office:value-type="float" office:value="308.218312476234">
                <text:p>308.218312476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">
                <text:p>0.21</text:p>
              </table:table-cell>
              <table:table-cell office:value-type="float" office:value="307.790733734894">
                <text:p>307.790733734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9166666666667">
                <text:p>0.219166666666667</text:p>
              </table:table-cell>
              <table:table-cell office:value-type="float" office:value="307.332470508041">
                <text:p>307.332470508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8333333333333">
                <text:p>0.228333333333333</text:p>
              </table:table-cell>
              <table:table-cell office:value-type="float" office:value="306.843988090016">
                <text:p>306.843988090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75">
                <text:p>0.2375</text:p>
              </table:table-cell>
              <table:table-cell office:value-type="float" office:value="306.325696808576">
                <text:p>306.325696808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6666666666666">
                <text:p>0.246666666666666</text:p>
              </table:table-cell>
              <table:table-cell office:value-type="float" office:value="305.777960355699">
                <text:p>305.777960355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5833333333333">
                <text:p>0.255833333333333</text:p>
              </table:table-cell>
              <table:table-cell office:value-type="float" office:value="305.201102597553">
                <text:p>305.201102597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5">
                <text:p>0.265</text:p>
              </table:table-cell>
              <table:table-cell office:value-type="float" office:value="304.595413185098">
                <text:p>304.595413185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4166666666666">
                <text:p>0.274166666666666</text:p>
              </table:table-cell>
              <table:table-cell office:value-type="float" office:value="303.961152210187">
                <text:p>303.961152210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303.298554095638">
                <text:p>303.2985540956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25">
                <text:p>0.2925</text:p>
              </table:table-cell>
              <table:table-cell office:value-type="float" office:value="302.607830865711">
                <text:p>302.607830865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1666666666666">
                <text:p>0.301666666666666</text:p>
              </table:table-cell>
              <table:table-cell office:value-type="float" office:value="301.889174911755">
                <text:p>301.889174911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0833333333333">
                <text:p>0.310833333333333</text:p>
              </table:table-cell>
              <table:table-cell office:value-type="float" office:value="301.142761343753">
                <text:p>301.142761343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">
                <text:p>0.32</text:p>
              </table:table-cell>
              <table:table-cell office:value-type="float" office:value="300.368750000002">
                <text:p>300.3687500000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23cm" svg:y="0.316cm" chart:style-name="ch2">
          <text:p>Solution</text:p>
        </chart:title>
        <chart:legend chart:legend-position="end" svg:x="13.657cm" svg:y="4.201cm" style:legend-expansion="high" chart:style-name="ch3"/>
        <chart:plot-area chart:style-name="ch4" table:cell-range-address="'cylindrique 3'.F2:'cylindrique 3'.F26 'cylindrique 3'.H2:'cylindrique 3'.H26" svg:x="1.331cm" svg:y="1.275cm" svg:width="12.006cm" svg:height="6.564cm">
          <chartooo:coordinate-region svg:x="2.138cm" svg:y="1.474cm" svg:width="10.868cm" svg:height="5.718cm"/>
          <chart:axis chart:dimension="x" chart:name="primary-x" chart:style-name="ch5">
            <chart:title svg:x="7.012cm" svg:y="8.019cm" chart:style-name="ch6">
              <text:p>r[m]</text:p>
            </chart:title>
          </chart:axis>
          <chart:axis chart:dimension="y" chart:name="primary-y" chart:style-name="ch7">
            <chart:title svg:x="0.451cm" svg:y="4.892cm" chart:style-name="ch8">
              <text:p>T[K]</text:p>
            </chart:title>
            <chart:grid chart:style-name="ch9" chart:class="major"/>
          </chart:axis>
          <chart:series chart:style-name="ch10" chart:values-cell-range-address="'cylindrique 3'.H2:'cylindrique 3'.H26" chart:class="chart:scatter">
            <chart:domain table:cell-range-address="'cylindrique 3'.F2:'cylindrique 3'.F26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cylindrique 3'.F2:'cylindrique 3'.F26</svg:desc>
                </draw:g>
              </table:table-cell>
              <table:table-cell office:value-type="float" office:value="350.149999999904">
                <text:p>350.149999999904</text:p>
                <draw:g>
                  <svg:desc>'cylindrique 3'.H2:'cylindrique 3'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9166666666667">
                <text:p>0.109166666666667</text:p>
              </table:table-cell>
              <table:table-cell office:value-type="float" office:value="345.852003521944">
                <text:p>345.852003521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8333333333333">
                <text:p>0.118333333333333</text:p>
              </table:table-cell>
              <table:table-cell office:value-type="float" office:value="341.900757628415">
                <text:p>341.900757628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75">
                <text:p>0.1275</text:p>
              </table:table-cell>
              <table:table-cell office:value-type="float" office:value="338.24446542603">
                <text:p>338.24446542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6666666666667">
                <text:p>0.136666666666667</text:p>
              </table:table-cell>
              <table:table-cell office:value-type="float" office:value="334.842133730739">
                <text:p>334.842133730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331.660762840172">
                <text:p>331.660762840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5">
                <text:p>0.155</text:p>
              </table:table-cell>
              <table:table-cell office:value-type="float" office:value="328.6733945138">
                <text:p>328.6733945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4166666666667">
                <text:p>0.164166666666667</text:p>
              </table:table-cell>
              <table:table-cell office:value-type="float" office:value="325.857721680322">
                <text:p>325.857721680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323.195076407846">
                <text:p>323.195076407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25">
                <text:p>0.1825</text:p>
              </table:table-cell>
              <table:table-cell office:value-type="float" office:value="320.669678985777">
                <text:p>320.669678985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318.268071227326">
                <text:p>318.268071227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0833333333333">
                <text:p>0.200833333333333</text:p>
              </table:table-cell>
              <table:table-cell office:value-type="float" office:value="315.978682286621">
                <text:p>315.978682286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">
                <text:p>0.21</text:p>
              </table:table-cell>
              <table:table-cell office:value-type="float" office:value="313.791491461723">
                <text:p>313.791491461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9166666666667">
                <text:p>0.219166666666667</text:p>
              </table:table-cell>
              <table:table-cell office:value-type="float" office:value="311.697763094389">
                <text:p>311.6977630943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8333333333333">
                <text:p>0.228333333333333</text:p>
              </table:table-cell>
              <table:table-cell office:value-type="float" office:value="309.689835824516">
                <text:p>309.689835824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75">
                <text:p>0.2375</text:p>
              </table:table-cell>
              <table:table-cell office:value-type="float" office:value="307.760953350914">
                <text:p>307.7609533509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6666666666666">
                <text:p>0.246666666666666</text:p>
              </table:table-cell>
              <table:table-cell office:value-type="float" office:value="305.905127259441">
                <text:p>305.905127259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5833333333333">
                <text:p>0.255833333333333</text:p>
              </table:table-cell>
              <table:table-cell office:value-type="float" office:value="304.117024892609">
                <text:p>304.117024892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5">
                <text:p>0.265</text:p>
              </table:table-cell>
              <table:table-cell office:value-type="float" office:value="302.391876967611">
                <text:p>302.391876967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4166666666666">
                <text:p>0.274166666666666</text:p>
              </table:table-cell>
              <table:table-cell office:value-type="float" office:value="300.725400910669">
                <text:p>300.725400910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299.113736804562">
                <text:p>299.113736804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25">
                <text:p>0.2925</text:p>
              </table:table-cell>
              <table:table-cell office:value-type="float" office:value="297.553393538264">
                <text:p>297.553393538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1666666666666">
                <text:p>0.301666666666666</text:p>
              </table:table-cell>
              <table:table-cell office:value-type="float" office:value="296.041203268796">
                <text:p>296.041203268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0833333333333">
                <text:p>0.310833333333333</text:p>
              </table:table-cell>
              <table:table-cell office:value-type="float" office:value="294.574282701624">
                <text:p>294.574282701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">
                <text:p>0.32</text:p>
              </table:table-cell>
              <table:table-cell office:value-type="float" office:value="293.149999999988">
                <text:p>293.1499999999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